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hdphoto1.wdp" manifest:media-type="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0">
      <style:paragraph-properties fo:line-height="70%" fo:text-align="left" style:tab-stop-distance="1.1023in" fo:margin-left="0in" fo:margin-right="0in" fo:text-indent="0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4">
      <style:paragraph-properties fo:line-height="7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9">
      <style:paragraph-properties fo:line-height="100%" fo:text-align="left" style:tab-stop-distance="1in" fo:margin-left="1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1">
      <style:paragraph-properties fo:line-height="70%" fo:text-align="left" style:tab-stop-distance="1.1023in" fo:margin-left="0.55115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7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5">
      <style:paragraph-properties fo:line-height="100%" fo:text-align="left" style:tab-stop-distance="1in" fo:margin-left="1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7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7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5">
      <style:paragraph-properties fo:line-height="9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90%" fo:text-align="left" style:tab-stop-distance="1.1023in" fo:margin-left="0.55115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4">
      <style:paragraph-properties fo:line-height="70%" fo:text-align="left" style:tab-stop-distance="1.1023in" fo:margin-left="0.55115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70%" fo:text-align="left" style:tab-stop-distance="1.1023in" fo:margin-left="0in" fo:margin-right="0in" fo:text-indent="0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2">
      <style:paragraph-properties fo:line-height="70%" fo:text-align="left" style:tab-stop-distance="1.1023in" fo:margin-left="0in" fo:margin-right="0in" fo:text-indent="0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.1023in" fo:margin-left="0in" fo:margin-right="0in" fo:text-indent="0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9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.1023in" fo:margin-left="0.55115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1">
      <style:paragraph-properties fo:line-height="7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9">
      <style:paragraph-properties fo:line-height="100%" fo:text-align="left" style:tab-stop-distance="1in" fo:margin-left="1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.1023in" fo:margin-left="0.55115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.1023in" fo:margin-left="0.55115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.1023in" fo:margin-left="0.55115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5">
      <style:paragraph-properties fo:line-height="70%" fo:text-align="left" style:tab-stop-distance="1.1023in" fo:margin-left="0.55115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8">
      <style:paragraph-properties fo:line-height="70%" fo:text-align="left" style:tab-stop-distance="1.1023in" fo:margin-left="0in" fo:margin-right="0in" fo:text-indent="0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9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3">
      <style:paragraph-properties fo:line-height="7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6">
      <style:paragraph-properties fo:line-height="70%" fo:text-align="left" style:tab-stop-distance="1.1023in" fo:margin-left="0.55115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9">
      <style:paragraph-properties fo:line-height="70%" fo:text-align="left" style:tab-stop-distance="1.1023in" fo:margin-left="0.55115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2">
      <style:paragraph-properties fo:line-height="90%" fo:text-align="left" style:tab-stop-distance="1.1023in" fo:margin-left="0.55115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5">
      <style:paragraph-properties fo:line-height="90%" fo:text-align="left" style:tab-stop-distance="1.1023in" fo:margin-left="0.55115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70%" fo:text-align="left" style:tab-stop-distance="1.1023in" fo:margin-left="0.55115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70%" fo:text-align="left" style:tab-stop-distance="1.1023in" fo:margin-left="0.66138in" fo:margin-right="0in" fo:text-indent="0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7">
      <style:paragraph-properties fo:line-height="100%" fo:text-align="left" style:tab-stop-distance="1in" fo:margin-left="1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0">
      <style:paragraph-properties fo:line-height="70%" fo:text-align="left" style:tab-stop-distance="1.1023in" fo:margin-left="0.66138in" fo:margin-right="0in" fo:text-indent="0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0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70%" fo:text-align="left" style:tab-stop-distance="1.1023in" fo:margin-left="0.66138in" fo:margin-right="0in" fo:text-indent="0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5">
      <style:paragraph-properties fo:line-height="9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70%" fo:text-align="left" style:tab-stop-distance="1.1023in" fo:margin-left="0.66138in" fo:margin-right="0in" fo:text-indent="0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5">
      <style:paragraph-properties fo:line-height="100%" fo:text-align="left" style:tab-stop-distance="1in" fo:margin-left="1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8">
      <style:paragraph-properties fo:line-height="100%" fo:text-align="left" style:tab-stop-distance="1in" fo:margin-left="1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 fo:line-height="70%" fo:text-align="left" style:tab-stop-distance="1.1023in" fo:margin-left="0.66138in" fo:margin-right="0in" fo:text-indent="0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6">
      <style:paragraph-properties fo:line-height="70%" fo:text-align="left" style:tab-stop-distance="1.1023in" fo:margin-left="0.66138in" fo:margin-right="0in" fo:text-indent="0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.1023in" fo:margin-left="0.88184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7">
      <style:paragraph-properties fo:line-height="9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4">
      <style:paragraph-properties fo:line-height="100%" fo:text-align="left" style:tab-stop-distance="1in" fo:margin-left="1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left" style:tab-stop-distance="1in" fo:margin-left="1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70%" fo:text-align="left" style:tab-stop-distance="1.1023in" fo:margin-left="0.66138in" fo:margin-right="0in" fo:text-indent="0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4">
      <style:paragraph-properties fo:line-height="70%" fo:text-align="left" style:tab-stop-distance="1.1023in" fo:margin-left="0.66138in" fo:margin-right="0in" fo:text-indent="0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3">
      <style:paragraph-properties fo:line-height="90%" fo:text-align="left" style:tab-stop-distance="1.1023in" fo:margin-left="0.88184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7">
      <style:paragraph-properties fo:line-height="70%" fo:text-align="left" style:tab-stop-distance="1.1023in" fo:margin-left="0.66138in" fo:margin-right="0in" fo:text-indent="0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7">
      <style:paragraph-properties fo:line-height="9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90%" fo:text-align="left" style:tab-stop-distance="1.1023in" fo:margin-left="0.88184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8">
      <style:paragraph-properties fo:line-height="90%" fo:text-align="left" style:tab-stop-distance="1.1023in" fo:margin-left="0.88184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3">
      <style:paragraph-properties fo:line-height="100%" fo:text-align="left" style:tab-stop-distance="1in" fo:margin-left="1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1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16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70%" fo:text-align="left" style:tab-stop-distance="1.1023in" fo:margin-left="0.55115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3">
      <style:paragraph-properties fo:line-height="70%" fo:text-align="left" style:tab-stop-distance="1.1023in" fo:margin-left="0.55115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7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1">
      <style:paragraph-properties fo:line-height="90%" fo:text-align="left" style:tab-stop-distance="1.1023in" fo:margin-left="0.88184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7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7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7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left" style:tab-stop-distance="1in" fo:margin-left="1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70%" fo:text-align="left" style:tab-stop-distance="1.1023in" fo:margin-left="0.55115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53">
      <style:paragraph-properties fo:line-height="70%" fo:text-align="left" style:tab-stop-distance="1.1023in" fo:margin-left="0.55115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7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7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left" style:tab-stop-distance="1.1023in" fo:margin-left="0.88184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9">
      <style:paragraph-properties fo:line-height="90%" fo:text-align="left" style:tab-stop-distance="1.1023in" fo:margin-left="0.88184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3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4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7">
      <style:paragraph-properties fo:line-height="9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3">
      <style:paragraph-properties fo:line-height="70%" fo:text-align="left" style:tab-stop-distance="1.1023in" fo:margin-left="0.55115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7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0">
      <style:paragraph-properties fo:line-height="90%" fo:text-align="left" style:tab-stop-distance="1.1023in" fo:margin-left="0.55115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5">
      <style:paragraph-properties fo:line-height="100%" fo:text-align="left" style:tab-stop-distance="1in" fo:margin-left="1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3">
      <style:paragraph-properties fo:line-height="90%" fo:text-align="left" style:tab-stop-distance="1.1023in" fo:margin-left="0in" fo:margin-right="0in" fo:text-indent="0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7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70%" fo:text-align="left" style:tab-stop-distance="1.1023in" fo:margin-left="0.55115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0">
      <style:paragraph-properties fo:line-height="7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7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8">
      <style:paragraph-properties fo:line-height="100%" fo:text-align="left" style:tab-stop-distance="1in" fo:margin-left="1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7">
      <style:paragraph-properties fo:line-height="70%" fo:text-align="left" style:tab-stop-distance="1.1023in" fo:margin-left="0.55115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70%" fo:text-align="left" style:tab-stop-distance="1.1023in" fo:margin-left="0.55115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7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8">
      <style:paragraph-properties fo:line-height="90%" fo:text-align="left" style:tab-stop-distance="1.1023in" fo:margin-left="0.88184in" fo:margin-right="0in" fo:text-indent="-0.22046in" fo:margin-top="0.19653in" fo:margin-bottom="0.03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bullet text:level="1" text:bullet-char="●">
        <style:list-level-properties text:space-before="0in" text:min-label-width="0.22046in"/>
        <style:text-properties fo:color="#9e3611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9e3611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9e3611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9e3611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9e3611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9e3611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9e3611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9e3611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9e3611" fo:font-family="StarSymbol" fo:font-size="45%"/>
      </text:list-level-style-bullet>
    </text:list-style>
    <text:list-style style:name="a693">
      <text:list-level-style-bullet text:level="1" text:bullet-char="–">
        <style:list-level-properties text:space-before="0in" text:min-label-width="0.22046in"/>
        <style:text-properties fo:color="#9e3611" fo:font-family="StarSymbol" fo:font-size="75%"/>
      </text:list-level-style-bullet>
      <text:list-level-style-bullet text:level="2" text:bullet-char="–">
        <style:list-level-properties text:space-before="0.33069in" text:min-label-width="0.22046in"/>
        <style:text-properties fo:color="#9e3611" fo:font-family="StarSymbol" fo:font-size="75%"/>
      </text:list-level-style-bullet>
      <text:list-level-style-bullet text:level="3" text:bullet-char="–">
        <style:list-level-properties text:space-before="0.66138in" text:min-label-width="0.22046in"/>
        <style:text-properties fo:color="#9e3611" fo:font-family="StarSymbol" fo:font-size="75%"/>
      </text:list-level-style-bullet>
      <text:list-level-style-bullet text:level="4" text:bullet-char="–">
        <style:list-level-properties text:space-before="0.99207in" text:min-label-width="0.22046in"/>
        <style:text-properties fo:color="#9e3611" fo:font-family="StarSymbol" fo:font-size="75%"/>
      </text:list-level-style-bullet>
      <text:list-level-style-bullet text:level="5" text:bullet-char="–">
        <style:list-level-properties text:space-before="1.32276in" text:min-label-width="0.22046in"/>
        <style:text-properties fo:color="#9e3611" fo:font-family="StarSymbol" fo:font-size="75%"/>
      </text:list-level-style-bullet>
      <text:list-level-style-bullet text:level="6" text:bullet-char="–">
        <style:list-level-properties text:space-before="1.70832in" text:min-label-width="0.22046in"/>
        <style:text-properties fo:color="#9e3611" fo:font-family="StarSymbol" fo:font-size="75%"/>
      </text:list-level-style-bullet>
      <text:list-level-style-bullet text:level="7" text:bullet-char="–">
        <style:list-level-properties text:space-before="2.06997in" text:min-label-width="0.22046in"/>
        <style:text-properties fo:color="#9e3611" fo:font-family="StarSymbol" fo:font-size="75%"/>
      </text:list-level-style-bullet>
      <text:list-level-style-bullet text:level="8" text:bullet-char="–">
        <style:list-level-properties text:space-before="2.43162in" text:min-label-width="0.22046in"/>
        <style:text-properties fo:color="#9e3611" fo:font-family="StarSymbol" fo:font-size="75%"/>
      </text:list-level-style-bullet>
      <text:list-level-style-bullet text:level="9" text:bullet-char="–">
        <style:list-level-properties text:space-before="2.79326in" text:min-label-width="0.22046in"/>
        <style:text-properties fo:color="#9e3611" fo:font-family="StarSymbol" fo:font-size="75%"/>
      </text:list-level-style-bullet>
    </text:list-style>
    <text:list-style style:name="a721">
      <text:list-level-style-bullet text:level="1" text:bullet-char="–">
        <style:list-level-properties text:space-before="0in" text:min-label-width="0.22046in"/>
        <style:text-properties fo:color="#9e3611" fo:font-family="StarSymbol" fo:font-size="75%"/>
      </text:list-level-style-bullet>
      <text:list-level-style-bullet text:level="2" text:bullet-char="–">
        <style:list-level-properties text:space-before="0.33069in" text:min-label-width="0.22046in"/>
        <style:text-properties fo:color="#9e3611" fo:font-family="StarSymbol" fo:font-size="75%"/>
      </text:list-level-style-bullet>
      <text:list-level-style-bullet text:level="3" text:bullet-char="–">
        <style:list-level-properties text:space-before="0.66138in" text:min-label-width="0.22046in"/>
        <style:text-properties fo:color="#9e3611" fo:font-family="StarSymbol" fo:font-size="75%"/>
      </text:list-level-style-bullet>
      <text:list-level-style-bullet text:level="4" text:bullet-char="–">
        <style:list-level-properties text:space-before="0.99207in" text:min-label-width="0.22046in"/>
        <style:text-properties fo:color="#9e3611" fo:font-family="StarSymbol" fo:font-size="75%"/>
      </text:list-level-style-bullet>
      <text:list-level-style-bullet text:level="5" text:bullet-char="–">
        <style:list-level-properties text:space-before="1.32276in" text:min-label-width="0.22046in"/>
        <style:text-properties fo:color="#9e3611" fo:font-family="StarSymbol" fo:font-size="75%"/>
      </text:list-level-style-bullet>
      <text:list-level-style-bullet text:level="6" text:bullet-char="–">
        <style:list-level-properties text:space-before="1.70832in" text:min-label-width="0.22046in"/>
        <style:text-properties fo:color="#9e3611" fo:font-family="StarSymbol" fo:font-size="75%"/>
      </text:list-level-style-bullet>
      <text:list-level-style-bullet text:level="7" text:bullet-char="–">
        <style:list-level-properties text:space-before="2.06997in" text:min-label-width="0.22046in"/>
        <style:text-properties fo:color="#9e3611" fo:font-family="StarSymbol" fo:font-size="75%"/>
      </text:list-level-style-bullet>
      <text:list-level-style-bullet text:level="8" text:bullet-char="–">
        <style:list-level-properties text:space-before="2.43162in" text:min-label-width="0.22046in"/>
        <style:text-properties fo:color="#9e3611" fo:font-family="StarSymbol" fo:font-size="75%"/>
      </text:list-level-style-bullet>
      <text:list-level-style-bullet text:level="9" text:bullet-char="–">
        <style:list-level-properties text:space-before="2.79326in" text:min-label-width="0.22046in"/>
        <style:text-properties fo:color="#9e3611" fo:font-family="StarSymbol" fo:font-size="75%"/>
      </text:list-level-style-bullet>
    </text:list-style>
    <text:list-style style:name="a880">
      <text:list-level-style-bullet text:level="1" text:bullet-char="●">
        <style:list-level-properties text:space-before="0in" text:min-label-width="0.22046in"/>
        <style:text-properties fo:color="#9e3611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9e3611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9e3611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9e3611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9e3611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9e3611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9e3611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9e3611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9e3611" fo:font-family="StarSymbol" fo:font-size="45%"/>
      </text:list-level-style-bullet>
    </text:list-style>
    <text:list-style style:name="a696">
      <text:list-level-style-bullet text:level="1" text:bullet-char="–">
        <style:list-level-properties text:space-before="0in" text:min-label-width="0.22046in"/>
        <style:text-properties fo:color="#9e3611" fo:font-family="StarSymbol" fo:font-size="75%"/>
      </text:list-level-style-bullet>
      <text:list-level-style-bullet text:level="2" text:bullet-char="–">
        <style:list-level-properties text:space-before="0.33069in" text:min-label-width="0.22046in"/>
        <style:text-properties fo:color="#9e3611" fo:font-family="StarSymbol" fo:font-size="75%"/>
      </text:list-level-style-bullet>
      <text:list-level-style-bullet text:level="3" text:bullet-char="–">
        <style:list-level-properties text:space-before="0.66138in" text:min-label-width="0.22046in"/>
        <style:text-properties fo:color="#9e3611" fo:font-family="StarSymbol" fo:font-size="75%"/>
      </text:list-level-style-bullet>
      <text:list-level-style-bullet text:level="4" text:bullet-char="–">
        <style:list-level-properties text:space-before="0.99207in" text:min-label-width="0.22046in"/>
        <style:text-properties fo:color="#9e3611" fo:font-family="StarSymbol" fo:font-size="75%"/>
      </text:list-level-style-bullet>
      <text:list-level-style-bullet text:level="5" text:bullet-char="–">
        <style:list-level-properties text:space-before="1.32276in" text:min-label-width="0.22046in"/>
        <style:text-properties fo:color="#9e3611" fo:font-family="StarSymbol" fo:font-size="75%"/>
      </text:list-level-style-bullet>
      <text:list-level-style-bullet text:level="6" text:bullet-char="–">
        <style:list-level-properties text:space-before="1.70832in" text:min-label-width="0.22046in"/>
        <style:text-properties fo:color="#9e3611" fo:font-family="StarSymbol" fo:font-size="75%"/>
      </text:list-level-style-bullet>
      <text:list-level-style-bullet text:level="7" text:bullet-char="–">
        <style:list-level-properties text:space-before="2.06997in" text:min-label-width="0.22046in"/>
        <style:text-properties fo:color="#9e3611" fo:font-family="StarSymbol" fo:font-size="75%"/>
      </text:list-level-style-bullet>
      <text:list-level-style-bullet text:level="8" text:bullet-char="–">
        <style:list-level-properties text:space-before="2.43162in" text:min-label-width="0.22046in"/>
        <style:text-properties fo:color="#9e3611" fo:font-family="StarSymbol" fo:font-size="75%"/>
      </text:list-level-style-bullet>
      <text:list-level-style-bullet text:level="9" text:bullet-char="–">
        <style:list-level-properties text:space-before="2.79326in" text:min-label-width="0.22046in"/>
        <style:text-properties fo:color="#9e3611" fo:font-family="StarSymbol" fo:font-size="75%"/>
      </text:list-level-style-bullet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069in"/>
      </text:list-level-style-number>
      <text:list-level-style-number text:level="3" style:num-format="">
        <style:list-level-properties text:space-before="0.66138in"/>
      </text:list-level-style-number>
      <text:list-level-style-number text:level="4" style:num-format="">
        <style:list-level-properties text:space-before="0.99207in"/>
      </text:list-level-style-number>
      <text:list-level-style-number text:level="5" style:num-format="">
        <style:list-level-properties text:space-before="1.32276in"/>
      </text:list-level-style-number>
      <text:list-level-style-number text:level="6" style:num-format="">
        <style:list-level-properties text:space-before="1.70832in"/>
      </text:list-level-style-number>
      <text:list-level-style-number text:level="7" style:num-format="">
        <style:list-level-properties text:space-before="2.06997in"/>
      </text:list-level-style-number>
      <text:list-level-style-number text:level="8" style:num-format="">
        <style:list-level-properties text:space-before="2.43162in"/>
      </text:list-level-style-number>
      <text:list-level-style-number text:level="9" style:num-format="">
        <style:list-level-properties text:space-before="2.79326in"/>
      </text:list-level-style-number>
    </text:list-style>
    <text:list-style style:name="a724">
      <text:list-level-style-bullet text:level="1" text:bullet-char="–">
        <style:list-level-properties text:space-before="0in"/>
        <style:text-properties fo:color="#9e3611" fo:font-family="StarSymbol" fo:font-size="75%"/>
      </text:list-level-style-bullet>
      <text:list-level-style-bullet text:level="2" text:bullet-char="–">
        <style:list-level-properties text:space-before="0in"/>
        <style:text-properties fo:color="#9e3611" fo:font-family="StarSymbol" fo:font-size="75%"/>
      </text:list-level-style-bullet>
      <text:list-level-style-bullet text:level="3" text:bullet-char="–">
        <style:list-level-properties text:space-before="0.33069in"/>
        <style:text-properties fo:color="#9e3611" fo:font-family="StarSymbol" fo:font-size="75%"/>
      </text:list-level-style-bullet>
      <text:list-level-style-bullet text:level="4" text:bullet-char="–">
        <style:list-level-properties text:space-before="0.66138in"/>
        <style:text-properties fo:color="#9e3611" fo:font-family="StarSymbol" fo:font-size="75%"/>
      </text:list-level-style-bullet>
      <text:list-level-style-bullet text:level="5" text:bullet-char="–">
        <style:list-level-properties text:space-before="0.99207in"/>
        <style:text-properties fo:color="#9e3611" fo:font-family="StarSymbol" fo:font-size="75%"/>
      </text:list-level-style-bullet>
      <text:list-level-style-bullet text:level="6" text:bullet-char="–">
        <style:list-level-properties text:space-before="1.37763in"/>
        <style:text-properties fo:color="#9e3611" fo:font-family="StarSymbol" fo:font-size="75%"/>
      </text:list-level-style-bullet>
      <text:list-level-style-bullet text:level="7" text:bullet-char="–">
        <style:list-level-properties text:space-before="1.73928in"/>
        <style:text-properties fo:color="#9e3611" fo:font-family="StarSymbol" fo:font-size="75%"/>
      </text:list-level-style-bullet>
      <text:list-level-style-bullet text:level="8" text:bullet-char="–">
        <style:list-level-properties text:space-before="2.10093in"/>
        <style:text-properties fo:color="#9e3611" fo:font-family="StarSymbol" fo:font-size="75%"/>
      </text:list-level-style-bullet>
      <text:list-level-style-bullet text:level="9" text:bullet-char="–">
        <style:list-level-properties text:space-before="2.46257in"/>
        <style:text-properties fo:color="#9e3611" fo:font-family="StarSymbol" fo:font-size="75%"/>
      </text:list-level-style-bullet>
    </text:list-style>
    <text:list-style style:name="a660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728">
      <text:list-level-style-bullet text:level="1" text:bullet-char="●">
        <style:list-level-properties text:space-before="0in" text:min-label-width="0.22046in"/>
        <style:text-properties fo:color="#9e3611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9e3611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9e3611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9e3611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9e3611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9e3611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9e3611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9e3611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9e3611" fo:font-family="StarSymbol" fo:font-size="45%"/>
      </text:list-level-style-bullet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069in"/>
      </text:list-level-style-number>
      <text:list-level-style-number text:level="3" style:num-format="">
        <style:list-level-properties text:space-before="0.66138in"/>
      </text:list-level-style-number>
      <text:list-level-style-number text:level="4" style:num-format="">
        <style:list-level-properties text:space-before="0.99207in"/>
      </text:list-level-style-number>
      <text:list-level-style-number text:level="5" style:num-format="">
        <style:list-level-properties text:space-before="1.32276in"/>
      </text:list-level-style-number>
      <text:list-level-style-number text:level="6" style:num-format="">
        <style:list-level-properties text:space-before="1.70832in"/>
      </text:list-level-style-number>
      <text:list-level-style-number text:level="7" style:num-format="">
        <style:list-level-properties text:space-before="2.06997in"/>
      </text:list-level-style-number>
      <text:list-level-style-number text:level="8" style:num-format="">
        <style:list-level-properties text:space-before="2.43162in"/>
      </text:list-level-style-number>
      <text:list-level-style-number text:level="9" style:num-format="">
        <style:list-level-properties text:space-before="2.79326in"/>
      </text:list-level-style-number>
    </text:list-style>
    <text:list-style style:name="a885">
      <text:list-level-style-bullet text:level="1" text:bullet-char="●">
        <style:list-level-properties text:space-before="0in" text:min-label-width="0.22046in"/>
        <style:text-properties fo:color="#9e3611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9e3611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9e3611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9e3611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9e3611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9e3611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9e3611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9e3611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9e3611" fo:font-family="StarSymbol" fo:font-size="45%"/>
      </text:list-level-style-bullet>
    </text:list-style>
    <text:list-style style:name="a663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916">
      <text:list-level-style-bullet text:level="1" text:bullet-char="●">
        <style:list-level-properties text:space-before="0in" text:min-label-width="0.22046in"/>
        <style:text-properties fo:color="#9e3611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9e3611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9e3611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9e3611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9e3611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9e3611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9e3611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9e3611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9e3611" fo:font-family="StarSymbol" fo:font-size="45%"/>
      </text:list-level-style-bullet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069in"/>
      </text:list-level-style-number>
      <text:list-level-style-number text:level="3" style:num-format="">
        <style:list-level-properties text:space-before="0.66138in"/>
      </text:list-level-style-number>
      <text:list-level-style-number text:level="4" style:num-format="">
        <style:list-level-properties text:space-before="0.99207in"/>
      </text:list-level-style-number>
      <text:list-level-style-number text:level="5" style:num-format="">
        <style:list-level-properties text:space-before="1.32276in"/>
      </text:list-level-style-number>
      <text:list-level-style-number text:level="6" style:num-format="">
        <style:list-level-properties text:space-before="1.70832in"/>
      </text:list-level-style-number>
      <text:list-level-style-number text:level="7" style:num-format="">
        <style:list-level-properties text:space-before="2.06997in"/>
      </text:list-level-style-number>
      <text:list-level-style-number text:level="8" style:num-format="">
        <style:list-level-properties text:space-before="2.43162in"/>
      </text:list-level-style-number>
      <text:list-level-style-number text:level="9" style:num-format="">
        <style:list-level-properties text:space-before="2.79326in"/>
      </text:list-level-style-number>
    </text:list-style>
    <text:list-style style:name="a1220">
      <text:list-level-style-bullet text:level="1" text:bullet-char="–">
        <style:list-level-properties text:space-before="0in" text:min-label-width="0.22046in"/>
        <style:text-properties fo:color="#9e3611" fo:font-family="StarSymbol" fo:font-size="75%"/>
      </text:list-level-style-bullet>
      <text:list-level-style-bullet text:level="2" text:bullet-char="–">
        <style:list-level-properties text:space-before="0.33069in" text:min-label-width="0.22046in"/>
        <style:text-properties fo:color="#9e3611" fo:font-family="StarSymbol" fo:font-size="75%"/>
      </text:list-level-style-bullet>
      <text:list-level-style-bullet text:level="3" text:bullet-char="–">
        <style:list-level-properties text:space-before="0.66138in" text:min-label-width="0.22046in"/>
        <style:text-properties fo:color="#9e3611" fo:font-family="StarSymbol" fo:font-size="75%"/>
      </text:list-level-style-bullet>
      <text:list-level-style-bullet text:level="4" text:bullet-char="–">
        <style:list-level-properties text:space-before="0.99207in" text:min-label-width="0.22046in"/>
        <style:text-properties fo:color="#9e3611" fo:font-family="StarSymbol" fo:font-size="75%"/>
      </text:list-level-style-bullet>
      <text:list-level-style-bullet text:level="5" text:bullet-char="–">
        <style:list-level-properties text:space-before="1.32276in" text:min-label-width="0.22046in"/>
        <style:text-properties fo:color="#9e3611" fo:font-family="StarSymbol" fo:font-size="75%"/>
      </text:list-level-style-bullet>
      <text:list-level-style-bullet text:level="6" text:bullet-char="–">
        <style:list-level-properties text:space-before="1.70832in" text:min-label-width="0.22046in"/>
        <style:text-properties fo:color="#9e3611" fo:font-family="StarSymbol" fo:font-size="75%"/>
      </text:list-level-style-bullet>
      <text:list-level-style-bullet text:level="7" text:bullet-char="–">
        <style:list-level-properties text:space-before="2.06997in" text:min-label-width="0.22046in"/>
        <style:text-properties fo:color="#9e3611" fo:font-family="StarSymbol" fo:font-size="75%"/>
      </text:list-level-style-bullet>
      <text:list-level-style-bullet text:level="8" text:bullet-char="–">
        <style:list-level-properties text:space-before="2.43162in" text:min-label-width="0.22046in"/>
        <style:text-properties fo:color="#9e3611" fo:font-family="StarSymbol" fo:font-size="75%"/>
      </text:list-level-style-bullet>
      <text:list-level-style-bullet text:level="9" text:bullet-char="–">
        <style:list-level-properties text:space-before="2.79326in" text:min-label-width="0.22046in"/>
        <style:text-properties fo:color="#9e3611" fo:font-family="StarSymbol" fo:font-size="75%"/>
      </text:list-level-style-bullet>
    </text:list-style>
    <text:list-style style:name="a1192">
      <text:list-level-style-number text:level="1" style:num-format="">
        <style:list-level-properties text:space-before="0in" text:min-label-width="0.22046in"/>
      </text:list-level-style-number>
      <text:list-level-style-number text:level="2" style:num-format="">
        <style:list-level-properties text:space-before="0.33069in" text:min-label-width="0.22046in"/>
      </text:list-level-style-number>
      <text:list-level-style-number text:level="3" style:num-format="">
        <style:list-level-properties text:space-before="0.66138in" text:min-label-width="0.22046in"/>
      </text:list-level-style-number>
      <text:list-level-style-number text:level="4" style:num-format="">
        <style:list-level-properties text:space-before="0.99207in" text:min-label-width="0.22046in"/>
      </text:list-level-style-number>
      <text:list-level-style-number text:level="5" style:num-format="">
        <style:list-level-properties text:space-before="1.32276in" text:min-label-width="0.22046in"/>
      </text:list-level-style-number>
      <text:list-level-style-number text:level="6" style:num-format="">
        <style:list-level-properties text:space-before="1.70832in" text:min-label-width="0.22046in"/>
      </text:list-level-style-number>
      <text:list-level-style-number text:level="7" style:num-format="">
        <style:list-level-properties text:space-before="2.06997in" text:min-label-width="0.22046in"/>
      </text:list-level-style-number>
      <text:list-level-style-number text:level="8" style:num-format="">
        <style:list-level-properties text:space-before="2.43162in" text:min-label-width="0.22046in"/>
      </text:list-level-style-number>
      <text:list-level-style-number text:level="9" style:num-format="">
        <style:list-level-properties text:space-before="2.79326in" text:min-label-width="0.22046in"/>
      </text:list-level-style-number>
    </text:list-style>
    <text:list-style style:name="a851">
      <text:list-level-style-bullet text:level="1" text:bullet-char="●">
        <style:list-level-properties text:space-before="0in" text:min-label-width="0.22046in"/>
        <style:text-properties fo:color="#9e3611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9e3611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9e3611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9e3611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9e3611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9e3611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9e3611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9e3611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9e3611" fo:font-family="StarSymbol" fo:font-size="45%"/>
      </text:list-level-style-bullet>
    </text:list-style>
    <text:list-style style:name="a1224">
      <text:list-level-style-bullet text:level="1" text:bullet-char="–">
        <style:list-level-properties text:space-before="0in" text:min-label-width="0.22046in"/>
        <style:text-properties fo:color="#9e3611" fo:font-family="StarSymbol" fo:font-size="75%"/>
      </text:list-level-style-bullet>
      <text:list-level-style-bullet text:level="2" text:bullet-char="–">
        <style:list-level-properties text:space-before="0.33069in" text:min-label-width="0.22046in"/>
        <style:text-properties fo:color="#9e3611" fo:font-family="StarSymbol" fo:font-size="75%"/>
      </text:list-level-style-bullet>
      <text:list-level-style-bullet text:level="3" text:bullet-char="–">
        <style:list-level-properties text:space-before="0.66138in" text:min-label-width="0.22046in"/>
        <style:text-properties fo:color="#9e3611" fo:font-family="StarSymbol" fo:font-size="75%"/>
      </text:list-level-style-bullet>
      <text:list-level-style-bullet text:level="4" text:bullet-char="–">
        <style:list-level-properties text:space-before="0.99207in" text:min-label-width="0.22046in"/>
        <style:text-properties fo:color="#9e3611" fo:font-family="StarSymbol" fo:font-size="75%"/>
      </text:list-level-style-bullet>
      <text:list-level-style-bullet text:level="5" text:bullet-char="–">
        <style:list-level-properties text:space-before="1.32276in" text:min-label-width="0.22046in"/>
        <style:text-properties fo:color="#9e3611" fo:font-family="StarSymbol" fo:font-size="75%"/>
      </text:list-level-style-bullet>
      <text:list-level-style-bullet text:level="6" text:bullet-char="–">
        <style:list-level-properties text:space-before="1.70832in" text:min-label-width="0.22046in"/>
        <style:text-properties fo:color="#9e3611" fo:font-family="StarSymbol" fo:font-size="75%"/>
      </text:list-level-style-bullet>
      <text:list-level-style-bullet text:level="7" text:bullet-char="–">
        <style:list-level-properties text:space-before="2.06997in" text:min-label-width="0.22046in"/>
        <style:text-properties fo:color="#9e3611" fo:font-family="StarSymbol" fo:font-size="75%"/>
      </text:list-level-style-bullet>
      <text:list-level-style-bullet text:level="8" text:bullet-char="–">
        <style:list-level-properties text:space-before="2.43162in" text:min-label-width="0.22046in"/>
        <style:text-properties fo:color="#9e3611" fo:font-family="StarSymbol" fo:font-size="75%"/>
      </text:list-level-style-bullet>
      <text:list-level-style-bullet text:level="9" text:bullet-char="–">
        <style:list-level-properties text:space-before="2.79326in" text:min-label-width="0.22046in"/>
        <style:text-properties fo:color="#9e3611" fo:font-family="StarSymbol" fo:font-size="75%"/>
      </text:list-level-style-bullet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069in"/>
      </text:list-level-style-number>
      <text:list-level-style-number text:level="3" style:num-format="">
        <style:list-level-properties text:space-before="0.66138in"/>
      </text:list-level-style-number>
      <text:list-level-style-number text:level="4" style:num-format="">
        <style:list-level-properties text:space-before="0.99207in"/>
      </text:list-level-style-number>
      <text:list-level-style-number text:level="5" style:num-format="">
        <style:list-level-properties text:space-before="1.32276in"/>
      </text:list-level-style-number>
      <text:list-level-style-number text:level="6" style:num-format="">
        <style:list-level-properties text:space-before="1.70832in"/>
      </text:list-level-style-number>
      <text:list-level-style-number text:level="7" style:num-format="">
        <style:list-level-properties text:space-before="2.06997in"/>
      </text:list-level-style-number>
      <text:list-level-style-number text:level="8" style:num-format="">
        <style:list-level-properties text:space-before="2.43162in"/>
      </text:list-level-style-number>
      <text:list-level-style-number text:level="9" style:num-format="">
        <style:list-level-properties text:space-before="2.79326in"/>
      </text:list-level-style-number>
    </text:list-style>
    <text:list-style style:name="a636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821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1006">
      <text:list-level-style-number text:level="1" style:num-format="">
        <style:list-level-properties text:space-before="0in" text:min-label-width="0.22046in"/>
      </text:list-level-style-number>
      <text:list-level-style-number text:level="2" style:num-format="">
        <style:list-level-properties text:space-before="0.33069in" text:min-label-width="0.22046in"/>
      </text:list-level-style-number>
      <text:list-level-style-number text:level="3" style:num-format="">
        <style:list-level-properties text:space-before="0.66138in" text:min-label-width="0.22046in"/>
      </text:list-level-style-number>
      <text:list-level-style-number text:level="4" style:num-format="">
        <style:list-level-properties text:space-before="0.99207in" text:min-label-width="0.22046in"/>
      </text:list-level-style-number>
      <text:list-level-style-number text:level="5" style:num-format="">
        <style:list-level-properties text:space-before="1.32276in" text:min-label-width="0.22046in"/>
      </text:list-level-style-number>
      <text:list-level-style-number text:level="6" style:num-format="">
        <style:list-level-properties text:space-before="1.70832in" text:min-label-width="0.22046in"/>
      </text:list-level-style-number>
      <text:list-level-style-number text:level="7" style:num-format="">
        <style:list-level-properties text:space-before="2.06997in" text:min-label-width="0.22046in"/>
      </text:list-level-style-number>
      <text:list-level-style-number text:level="8" style:num-format="">
        <style:list-level-properties text:space-before="2.43162in" text:min-label-width="0.22046in"/>
      </text:list-level-style-number>
      <text:list-level-style-number text:level="9" style:num-format="">
        <style:list-level-properties text:space-before="2.79326in" text:min-label-width="0.22046in"/>
      </text:list-level-style-number>
    </text:list-style>
    <text:list-style style:name="a1164">
      <text:list-level-style-number text:level="1" style:num-format="">
        <style:list-level-properties text:space-before="0in" text:min-label-width="0.22046in"/>
      </text:list-level-style-number>
      <text:list-level-style-number text:level="2" style:num-format="">
        <style:list-level-properties text:space-before="0.33069in" text:min-label-width="0.22046in"/>
      </text:list-level-style-number>
      <text:list-level-style-number text:level="3" style:num-format="">
        <style:list-level-properties text:space-before="0.66138in" text:min-label-width="0.22046in"/>
      </text:list-level-style-number>
      <text:list-level-style-number text:level="4" style:num-format="">
        <style:list-level-properties text:space-before="0.99207in" text:min-label-width="0.22046in"/>
      </text:list-level-style-number>
      <text:list-level-style-number text:level="5" style:num-format="">
        <style:list-level-properties text:space-before="1.32276in" text:min-label-width="0.22046in"/>
      </text:list-level-style-number>
      <text:list-level-style-number text:level="6" style:num-format="">
        <style:list-level-properties text:space-before="1.70832in" text:min-label-width="0.22046in"/>
      </text:list-level-style-number>
      <text:list-level-style-number text:level="7" style:num-format="">
        <style:list-level-properties text:space-before="2.06997in" text:min-label-width="0.22046in"/>
      </text:list-level-style-number>
      <text:list-level-style-number text:level="8" style:num-format="">
        <style:list-level-properties text:space-before="2.43162in" text:min-label-width="0.22046in"/>
      </text:list-level-style-number>
      <text:list-level-style-number text:level="9" style:num-format="">
        <style:list-level-properties text:space-before="2.79326in" text:min-label-width="0.22046in"/>
      </text:list-level-style-number>
    </text:list-style>
    <text:list-style style:name="a639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796">
      <text:list-level-style-bullet text:level="1" text:bullet-char="–">
        <style:list-level-properties text:space-before="0in" text:min-label-width="0.22046in"/>
        <style:text-properties fo:color="#9e3611" fo:font-family="StarSymbol" fo:font-size="75%"/>
      </text:list-level-style-bullet>
      <text:list-level-style-bullet text:level="2" text:bullet-char="–">
        <style:list-level-properties text:space-before="0.33069in" text:min-label-width="0.22046in"/>
        <style:text-properties fo:color="#9e3611" fo:font-family="StarSymbol" fo:font-size="75%"/>
      </text:list-level-style-bullet>
      <text:list-level-style-bullet text:level="3" text:bullet-char="–">
        <style:list-level-properties text:space-before="0.66138in" text:min-label-width="0.22046in"/>
        <style:text-properties fo:color="#9e3611" fo:font-family="StarSymbol" fo:font-size="75%"/>
      </text:list-level-style-bullet>
      <text:list-level-style-bullet text:level="4" text:bullet-char="–">
        <style:list-level-properties text:space-before="0.99207in" text:min-label-width="0.22046in"/>
        <style:text-properties fo:color="#9e3611" fo:font-family="StarSymbol" fo:font-size="75%"/>
      </text:list-level-style-bullet>
      <text:list-level-style-bullet text:level="5" text:bullet-char="–">
        <style:list-level-properties text:space-before="1.32276in" text:min-label-width="0.22046in"/>
        <style:text-properties fo:color="#9e3611" fo:font-family="StarSymbol" fo:font-size="75%"/>
      </text:list-level-style-bullet>
      <text:list-level-style-bullet text:level="6" text:bullet-char="–">
        <style:list-level-properties text:space-before="1.70832in" text:min-label-width="0.22046in"/>
        <style:text-properties fo:color="#9e3611" fo:font-family="StarSymbol" fo:font-size="75%"/>
      </text:list-level-style-bullet>
      <text:list-level-style-bullet text:level="7" text:bullet-char="–">
        <style:list-level-properties text:space-before="2.06997in" text:min-label-width="0.22046in"/>
        <style:text-properties fo:color="#9e3611" fo:font-family="StarSymbol" fo:font-size="75%"/>
      </text:list-level-style-bullet>
      <text:list-level-style-bullet text:level="8" text:bullet-char="–">
        <style:list-level-properties text:space-before="2.43162in" text:min-label-width="0.22046in"/>
        <style:text-properties fo:color="#9e3611" fo:font-family="StarSymbol" fo:font-size="75%"/>
      </text:list-level-style-bullet>
      <text:list-level-style-bullet text:level="9" text:bullet-char="–">
        <style:list-level-properties text:space-before="2.79326in" text:min-label-width="0.22046in"/>
        <style:text-properties fo:color="#9e3611" fo:font-family="StarSymbol" fo:font-size="75%"/>
      </text:list-level-style-bullet>
    </text:list-style>
    <text:list-style style:name="a1009">
      <text:list-level-style-number text:level="1" style:num-format="">
        <style:list-level-properties text:space-before="0in" text:min-label-width="0.22046in"/>
      </text:list-level-style-number>
      <text:list-level-style-number text:level="2" style:num-format="">
        <style:list-level-properties text:space-before="0.33069in" text:min-label-width="0.22046in"/>
      </text:list-level-style-number>
      <text:list-level-style-number text:level="3" style:num-format="">
        <style:list-level-properties text:space-before="0.66138in" text:min-label-width="0.22046in"/>
      </text:list-level-style-number>
      <text:list-level-style-number text:level="4" style:num-format="">
        <style:list-level-properties text:space-before="0.99207in" text:min-label-width="0.22046in"/>
      </text:list-level-style-number>
      <text:list-level-style-number text:level="5" style:num-format="">
        <style:list-level-properties text:space-before="1.32276in" text:min-label-width="0.22046in"/>
      </text:list-level-style-number>
      <text:list-level-style-number text:level="6" style:num-format="">
        <style:list-level-properties text:space-before="1.70832in" text:min-label-width="0.22046in"/>
      </text:list-level-style-number>
      <text:list-level-style-number text:level="7" style:num-format="">
        <style:list-level-properties text:space-before="2.06997in" text:min-label-width="0.22046in"/>
      </text:list-level-style-number>
      <text:list-level-style-number text:level="8" style:num-format="">
        <style:list-level-properties text:space-before="2.43162in" text:min-label-width="0.22046in"/>
      </text:list-level-style-number>
      <text:list-level-style-number text:level="9" style:num-format="">
        <style:list-level-properties text:space-before="2.79326in" text:min-label-width="0.22046in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bullet text:level="1" text:bullet-char="–">
        <style:list-level-properties text:space-before="0in"/>
        <style:text-properties fo:color="#9e3611" fo:font-family="StarSymbol" fo:font-size="75%"/>
      </text:list-level-style-bullet>
      <text:list-level-style-bullet text:level="2" text:bullet-char="–">
        <style:list-level-properties text:space-before="0in"/>
        <style:text-properties fo:color="#9e3611" fo:font-family="StarSymbol" fo:font-size="75%"/>
      </text:list-level-style-bullet>
      <text:list-level-style-bullet text:level="3" text:bullet-char="–">
        <style:list-level-properties text:space-before="0.33069in"/>
        <style:text-properties fo:color="#9e3611" fo:font-family="StarSymbol" fo:font-size="75%"/>
      </text:list-level-style-bullet>
      <text:list-level-style-bullet text:level="4" text:bullet-char="–">
        <style:list-level-properties text:space-before="0.66138in"/>
        <style:text-properties fo:color="#9e3611" fo:font-family="StarSymbol" fo:font-size="75%"/>
      </text:list-level-style-bullet>
      <text:list-level-style-bullet text:level="5" text:bullet-char="–">
        <style:list-level-properties text:space-before="0.99207in"/>
        <style:text-properties fo:color="#9e3611" fo:font-family="StarSymbol" fo:font-size="75%"/>
      </text:list-level-style-bullet>
      <text:list-level-style-bullet text:level="6" text:bullet-char="–">
        <style:list-level-properties text:space-before="1.37763in"/>
        <style:text-properties fo:color="#9e3611" fo:font-family="StarSymbol" fo:font-size="75%"/>
      </text:list-level-style-bullet>
      <text:list-level-style-bullet text:level="7" text:bullet-char="–">
        <style:list-level-properties text:space-before="1.73928in"/>
        <style:text-properties fo:color="#9e3611" fo:font-family="StarSymbol" fo:font-size="75%"/>
      </text:list-level-style-bullet>
      <text:list-level-style-bullet text:level="8" text:bullet-char="–">
        <style:list-level-properties text:space-before="2.10093in"/>
        <style:text-properties fo:color="#9e3611" fo:font-family="StarSymbol" fo:font-size="75%"/>
      </text:list-level-style-bullet>
      <text:list-level-style-bullet text:level="9" text:bullet-char="–">
        <style:list-level-properties text:space-before="2.46257in"/>
        <style:text-properties fo:color="#9e3611" fo:font-family="StarSymbol" fo:font-size="75%"/>
      </text:list-level-style-bullet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bullet text:level="1" text:bullet-char="–">
        <style:list-level-properties text:space-before="0in" text:min-label-width="0.22046in"/>
        <style:text-properties fo:color="#9e3611" fo:font-family="StarSymbol" fo:font-size="75%"/>
      </text:list-level-style-bullet>
      <text:list-level-style-bullet text:level="2" text:bullet-char="–">
        <style:list-level-properties text:space-before="0.33069in" text:min-label-width="0.22046in"/>
        <style:text-properties fo:color="#9e3611" fo:font-family="StarSymbol" fo:font-size="75%"/>
      </text:list-level-style-bullet>
      <text:list-level-style-bullet text:level="3" text:bullet-char="–">
        <style:list-level-properties text:space-before="0.66138in" text:min-label-width="0.22046in"/>
        <style:text-properties fo:color="#9e3611" fo:font-family="StarSymbol" fo:font-size="75%"/>
      </text:list-level-style-bullet>
      <text:list-level-style-bullet text:level="4" text:bullet-char="–">
        <style:list-level-properties text:space-before="0.99207in" text:min-label-width="0.22046in"/>
        <style:text-properties fo:color="#9e3611" fo:font-family="StarSymbol" fo:font-size="75%"/>
      </text:list-level-style-bullet>
      <text:list-level-style-bullet text:level="5" text:bullet-char="–">
        <style:list-level-properties text:space-before="1.32276in" text:min-label-width="0.22046in"/>
        <style:text-properties fo:color="#9e3611" fo:font-family="StarSymbol" fo:font-size="75%"/>
      </text:list-level-style-bullet>
      <text:list-level-style-bullet text:level="6" text:bullet-char="–">
        <style:list-level-properties text:space-before="1.70832in" text:min-label-width="0.22046in"/>
        <style:text-properties fo:color="#9e3611" fo:font-family="StarSymbol" fo:font-size="75%"/>
      </text:list-level-style-bullet>
      <text:list-level-style-bullet text:level="7" text:bullet-char="–">
        <style:list-level-properties text:space-before="2.06997in" text:min-label-width="0.22046in"/>
        <style:text-properties fo:color="#9e3611" fo:font-family="StarSymbol" fo:font-size="75%"/>
      </text:list-level-style-bullet>
      <text:list-level-style-bullet text:level="8" text:bullet-char="–">
        <style:list-level-properties text:space-before="2.43162in" text:min-label-width="0.22046in"/>
        <style:text-properties fo:color="#9e3611" fo:font-family="StarSymbol" fo:font-size="75%"/>
      </text:list-level-style-bullet>
      <text:list-level-style-bullet text:level="9" text:bullet-char="–">
        <style:list-level-properties text:space-before="2.79326in" text:min-label-width="0.22046in"/>
        <style:text-properties fo:color="#9e3611" fo:font-family="StarSymbol" fo:font-size="75%"/>
      </text:list-level-style-bullet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bullet text:level="1" text:bullet-char="–">
        <style:list-level-properties text:space-before="0in"/>
        <style:text-properties fo:color="#9e3611" fo:font-family="StarSymbol" fo:font-size="75%"/>
      </text:list-level-style-bullet>
      <text:list-level-style-bullet text:level="2" text:bullet-char="–">
        <style:list-level-properties text:space-before="0in"/>
        <style:text-properties fo:color="#9e3611" fo:font-family="StarSymbol" fo:font-size="75%"/>
      </text:list-level-style-bullet>
      <text:list-level-style-bullet text:level="3" text:bullet-char="–">
        <style:list-level-properties text:space-before="0.33069in"/>
        <style:text-properties fo:color="#9e3611" fo:font-family="StarSymbol" fo:font-size="75%"/>
      </text:list-level-style-bullet>
      <text:list-level-style-bullet text:level="4" text:bullet-char="–">
        <style:list-level-properties text:space-before="0.66138in"/>
        <style:text-properties fo:color="#9e3611" fo:font-family="StarSymbol" fo:font-size="75%"/>
      </text:list-level-style-bullet>
      <text:list-level-style-bullet text:level="5" text:bullet-char="–">
        <style:list-level-properties text:space-before="0.99207in"/>
        <style:text-properties fo:color="#9e3611" fo:font-family="StarSymbol" fo:font-size="75%"/>
      </text:list-level-style-bullet>
      <text:list-level-style-bullet text:level="6" text:bullet-char="–">
        <style:list-level-properties text:space-before="1.37763in"/>
        <style:text-properties fo:color="#9e3611" fo:font-family="StarSymbol" fo:font-size="75%"/>
      </text:list-level-style-bullet>
      <text:list-level-style-bullet text:level="7" text:bullet-char="–">
        <style:list-level-properties text:space-before="1.73928in"/>
        <style:text-properties fo:color="#9e3611" fo:font-family="StarSymbol" fo:font-size="75%"/>
      </text:list-level-style-bullet>
      <text:list-level-style-bullet text:level="8" text:bullet-char="–">
        <style:list-level-properties text:space-before="2.10093in"/>
        <style:text-properties fo:color="#9e3611" fo:font-family="StarSymbol" fo:font-size="75%"/>
      </text:list-level-style-bullet>
      <text:list-level-style-bullet text:level="9" text:bullet-char="–">
        <style:list-level-properties text:space-before="2.46257in"/>
        <style:text-properties fo:color="#9e3611" fo:font-family="StarSymbol" fo:font-size="75%"/>
      </text:list-level-style-bullet>
    </text:list-style>
    <text:list-style style:name="a890">
      <text:list-level-style-bullet text:level="1" text:bullet-char="●">
        <style:list-level-properties text:space-before="0in" text:min-label-width="0.22046in"/>
        <style:text-properties fo:color="#9e3611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9e3611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9e3611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9e3611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9e3611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9e3611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9e3611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9e3611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9e3611" fo:font-family="StarSymbol" fo:font-size="45%"/>
      </text:list-level-style-bullet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1">
      <text:list-level-style-bullet text:level="1" text:bullet-char="–">
        <style:list-level-properties text:space-before="0in" text:min-label-width="0.22046in"/>
        <style:text-properties fo:color="#9e3611" fo:font-family="StarSymbol" fo:font-size="75%"/>
      </text:list-level-style-bullet>
      <text:list-level-style-bullet text:level="2" text:bullet-char="–">
        <style:list-level-properties text:space-before="0.33069in" text:min-label-width="0.22046in"/>
        <style:text-properties fo:color="#9e3611" fo:font-family="StarSymbol" fo:font-size="75%"/>
      </text:list-level-style-bullet>
      <text:list-level-style-bullet text:level="3" text:bullet-char="–">
        <style:list-level-properties text:space-before="0.66138in" text:min-label-width="0.22046in"/>
        <style:text-properties fo:color="#9e3611" fo:font-family="StarSymbol" fo:font-size="75%"/>
      </text:list-level-style-bullet>
      <text:list-level-style-bullet text:level="4" text:bullet-char="–">
        <style:list-level-properties text:space-before="0.99207in" text:min-label-width="0.22046in"/>
        <style:text-properties fo:color="#9e3611" fo:font-family="StarSymbol" fo:font-size="75%"/>
      </text:list-level-style-bullet>
      <text:list-level-style-bullet text:level="5" text:bullet-char="–">
        <style:list-level-properties text:space-before="1.32276in" text:min-label-width="0.22046in"/>
        <style:text-properties fo:color="#9e3611" fo:font-family="StarSymbol" fo:font-size="75%"/>
      </text:list-level-style-bullet>
      <text:list-level-style-bullet text:level="6" text:bullet-char="–">
        <style:list-level-properties text:space-before="1.70832in" text:min-label-width="0.22046in"/>
        <style:text-properties fo:color="#9e3611" fo:font-family="StarSymbol" fo:font-size="75%"/>
      </text:list-level-style-bullet>
      <text:list-level-style-bullet text:level="7" text:bullet-char="–">
        <style:list-level-properties text:space-before="2.06997in" text:min-label-width="0.22046in"/>
        <style:text-properties fo:color="#9e3611" fo:font-family="StarSymbol" fo:font-size="75%"/>
      </text:list-level-style-bullet>
      <text:list-level-style-bullet text:level="8" text:bullet-char="–">
        <style:list-level-properties text:space-before="2.43162in" text:min-label-width="0.22046in"/>
        <style:text-properties fo:color="#9e3611" fo:font-family="StarSymbol" fo:font-size="75%"/>
      </text:list-level-style-bullet>
      <text:list-level-style-bullet text:level="9" text:bullet-char="–">
        <style:list-level-properties text:space-before="2.79326in" text:min-label-width="0.22046in"/>
        <style:text-properties fo:color="#9e3611" fo:font-family="StarSymbol" fo:font-size="75%"/>
      </text:list-level-style-bullet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33069in"/>
      </text:list-level-style-number>
      <text:list-level-style-number text:level="4" style:num-format="">
        <style:list-level-properties text:space-before="0.66138in"/>
      </text:list-level-style-number>
      <text:list-level-style-number text:level="5" style:num-format="">
        <style:list-level-properties text:space-before="0.99207in"/>
      </text:list-level-style-number>
      <text:list-level-style-number text:level="6" style:num-format="">
        <style:list-level-properties text:space-before="1.37763in"/>
      </text:list-level-style-number>
      <text:list-level-style-number text:level="7" style:num-format="">
        <style:list-level-properties text:space-before="1.73928in"/>
      </text:list-level-style-number>
      <text:list-level-style-number text:level="8" style:num-format="">
        <style:list-level-properties text:space-before="2.10093in"/>
      </text:list-level-style-number>
      <text:list-level-style-number text:level="9" style:num-format="">
        <style:list-level-properties text:space-before="2.46257in"/>
      </text:list-level-style-number>
    </text:list-style>
    <text:list-style style:name="a1264">
      <text:list-level-style-bullet text:level="1" text:bullet-char="–">
        <style:list-level-properties text:space-before="0in" text:min-label-width="0.22046in"/>
        <style:text-properties fo:color="#9e3611" fo:font-family="StarSymbol" fo:font-size="75%"/>
      </text:list-level-style-bullet>
      <text:list-level-style-bullet text:level="2" text:bullet-char="–">
        <style:list-level-properties text:space-before="0.33069in" text:min-label-width="0.22046in"/>
        <style:text-properties fo:color="#9e3611" fo:font-family="StarSymbol" fo:font-size="75%"/>
      </text:list-level-style-bullet>
      <text:list-level-style-bullet text:level="3" text:bullet-char="–">
        <style:list-level-properties text:space-before="0.66138in" text:min-label-width="0.22046in"/>
        <style:text-properties fo:color="#9e3611" fo:font-family="StarSymbol" fo:font-size="75%"/>
      </text:list-level-style-bullet>
      <text:list-level-style-bullet text:level="4" text:bullet-char="–">
        <style:list-level-properties text:space-before="0.99207in" text:min-label-width="0.22046in"/>
        <style:text-properties fo:color="#9e3611" fo:font-family="StarSymbol" fo:font-size="75%"/>
      </text:list-level-style-bullet>
      <text:list-level-style-bullet text:level="5" text:bullet-char="–">
        <style:list-level-properties text:space-before="1.32276in" text:min-label-width="0.22046in"/>
        <style:text-properties fo:color="#9e3611" fo:font-family="StarSymbol" fo:font-size="75%"/>
      </text:list-level-style-bullet>
      <text:list-level-style-bullet text:level="6" text:bullet-char="–">
        <style:list-level-properties text:space-before="1.70832in" text:min-label-width="0.22046in"/>
        <style:text-properties fo:color="#9e3611" fo:font-family="StarSymbol" fo:font-size="75%"/>
      </text:list-level-style-bullet>
      <text:list-level-style-bullet text:level="7" text:bullet-char="–">
        <style:list-level-properties text:space-before="2.06997in" text:min-label-width="0.22046in"/>
        <style:text-properties fo:color="#9e3611" fo:font-family="StarSymbol" fo:font-size="75%"/>
      </text:list-level-style-bullet>
      <text:list-level-style-bullet text:level="8" text:bullet-char="–">
        <style:list-level-properties text:space-before="2.43162in" text:min-label-width="0.22046in"/>
        <style:text-properties fo:color="#9e3611" fo:font-family="StarSymbol" fo:font-size="75%"/>
      </text:list-level-style-bullet>
      <text:list-level-style-bullet text:level="9" text:bullet-char="–">
        <style:list-level-properties text:space-before="2.79326in" text:min-label-width="0.22046in"/>
        <style:text-properties fo:color="#9e3611" fo:font-family="StarSymbol" fo:font-size="75%"/>
      </text:list-level-style-bullet>
    </text:list-style>
    <text:list-style style:name="a738">
      <text:list-level-style-bullet text:level="1" text:bullet-char="–">
        <style:list-level-properties text:space-before="0in" text:min-label-width="0.22046in"/>
        <style:text-properties fo:color="#9e3611" fo:font-family="StarSymbol" fo:font-size="75%"/>
      </text:list-level-style-bullet>
      <text:list-level-style-bullet text:level="2" text:bullet-char="–">
        <style:list-level-properties text:space-before="0.33069in" text:min-label-width="0.22046in"/>
        <style:text-properties fo:color="#9e3611" fo:font-family="StarSymbol" fo:font-size="75%"/>
      </text:list-level-style-bullet>
      <text:list-level-style-bullet text:level="3" text:bullet-char="–">
        <style:list-level-properties text:space-before="0.66138in" text:min-label-width="0.22046in"/>
        <style:text-properties fo:color="#9e3611" fo:font-family="StarSymbol" fo:font-size="75%"/>
      </text:list-level-style-bullet>
      <text:list-level-style-bullet text:level="4" text:bullet-char="–">
        <style:list-level-properties text:space-before="0.99207in" text:min-label-width="0.22046in"/>
        <style:text-properties fo:color="#9e3611" fo:font-family="StarSymbol" fo:font-size="75%"/>
      </text:list-level-style-bullet>
      <text:list-level-style-bullet text:level="5" text:bullet-char="–">
        <style:list-level-properties text:space-before="1.32276in" text:min-label-width="0.22046in"/>
        <style:text-properties fo:color="#9e3611" fo:font-family="StarSymbol" fo:font-size="75%"/>
      </text:list-level-style-bullet>
      <text:list-level-style-bullet text:level="6" text:bullet-char="–">
        <style:list-level-properties text:space-before="1.70832in" text:min-label-width="0.22046in"/>
        <style:text-properties fo:color="#9e3611" fo:font-family="StarSymbol" fo:font-size="75%"/>
      </text:list-level-style-bullet>
      <text:list-level-style-bullet text:level="7" text:bullet-char="–">
        <style:list-level-properties text:space-before="2.06997in" text:min-label-width="0.22046in"/>
        <style:text-properties fo:color="#9e3611" fo:font-family="StarSymbol" fo:font-size="75%"/>
      </text:list-level-style-bullet>
      <text:list-level-style-bullet text:level="8" text:bullet-char="–">
        <style:list-level-properties text:space-before="2.43162in" text:min-label-width="0.22046in"/>
        <style:text-properties fo:color="#9e3611" fo:font-family="StarSymbol" fo:font-size="75%"/>
      </text:list-level-style-bullet>
      <text:list-level-style-bullet text:level="9" text:bullet-char="–">
        <style:list-level-properties text:space-before="2.79326in" text:min-label-width="0.22046in"/>
        <style:text-properties fo:color="#9e3611" fo:font-family="StarSymbol" fo:font-size="75%"/>
      </text:list-level-style-bullet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in" text:min-label-width="0.22046in"/>
      </text:list-level-style-number>
      <text:list-level-style-number text:level="2" style:num-format="">
        <style:list-level-properties text:space-before="0.33069in" text:min-label-width="0.22046in"/>
      </text:list-level-style-number>
      <text:list-level-style-number text:level="3" style:num-format="">
        <style:list-level-properties text:space-before="0.66138in" text:min-label-width="0.22046in"/>
      </text:list-level-style-number>
      <text:list-level-style-number text:level="4" style:num-format="">
        <style:list-level-properties text:space-before="0.99207in" text:min-label-width="0.22046in"/>
      </text:list-level-style-number>
      <text:list-level-style-number text:level="5" style:num-format="">
        <style:list-level-properties text:space-before="1.32276in" text:min-label-width="0.22046in"/>
      </text:list-level-style-number>
      <text:list-level-style-number text:level="6" style:num-format="">
        <style:list-level-properties text:space-before="1.70832in" text:min-label-width="0.22046in"/>
      </text:list-level-style-number>
      <text:list-level-style-number text:level="7" style:num-format="">
        <style:list-level-properties text:space-before="2.06997in" text:min-label-width="0.22046in"/>
      </text:list-level-style-number>
      <text:list-level-style-number text:level="8" style:num-format="">
        <style:list-level-properties text:space-before="2.43162in" text:min-label-width="0.22046in"/>
      </text:list-level-style-number>
      <text:list-level-style-number text:level="9" style:num-format="">
        <style:list-level-properties text:space-before="2.79326in" text:min-label-width="0.22046in"/>
      </text:list-level-style-number>
    </text:list-style>
    <text:list-style style:name="a860">
      <text:list-level-style-bullet text:level="1" text:bullet-char="●">
        <style:list-level-properties text:space-before="0in" text:min-label-width="0.22046in"/>
        <style:text-properties fo:color="#9e3611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9e3611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9e3611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9e3611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9e3611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9e3611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9e3611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9e3611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9e3611" fo:font-family="StarSymbol" fo:font-size="45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069in"/>
      </text:list-level-style-number>
      <text:list-level-style-number text:level="3" style:num-format="">
        <style:list-level-properties text:space-before="0.66138in"/>
      </text:list-level-style-number>
      <text:list-level-style-number text:level="4" style:num-format="">
        <style:list-level-properties text:space-before="0.99207in"/>
      </text:list-level-style-number>
      <text:list-level-style-number text:level="5" style:num-format="">
        <style:list-level-properties text:space-before="1.32276in"/>
      </text:list-level-style-number>
      <text:list-level-style-number text:level="6" style:num-format="">
        <style:list-level-properties text:space-before="1.70832in"/>
      </text:list-level-style-number>
      <text:list-level-style-number text:level="7" style:num-format="">
        <style:list-level-properties text:space-before="2.06997in"/>
      </text:list-level-style-number>
      <text:list-level-style-number text:level="8" style:num-format="">
        <style:list-level-properties text:space-before="2.43162in"/>
      </text:list-level-style-number>
      <text:list-level-style-number text:level="9" style:num-format="">
        <style:list-level-properties text:space-before="2.79326in"/>
      </text:list-level-style-number>
    </text:list-style>
    <text:list-style style:name="a928">
      <text:list-level-style-bullet text:level="1" text:bullet-char="●">
        <style:list-level-properties text:space-before="0in" text:min-label-width="0.22046in"/>
        <style:text-properties fo:color="#9e3611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9e3611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9e3611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9e3611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9e3611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9e3611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9e3611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9e3611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9e3611" fo:font-family="StarSymbol" fo:font-size="45%"/>
      </text:list-level-style-bullet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069in"/>
      </text:list-level-style-number>
      <text:list-level-style-number text:level="3" style:num-format="">
        <style:list-level-properties text:space-before="0.66138in"/>
      </text:list-level-style-number>
      <text:list-level-style-number text:level="4" style:num-format="">
        <style:list-level-properties text:space-before="0.99207in"/>
      </text:list-level-style-number>
      <text:list-level-style-number text:level="5" style:num-format="">
        <style:list-level-properties text:space-before="1.32276in"/>
      </text:list-level-style-number>
      <text:list-level-style-number text:level="6" style:num-format="">
        <style:list-level-properties text:space-before="1.70832in"/>
      </text:list-level-style-number>
      <text:list-level-style-number text:level="7" style:num-format="">
        <style:list-level-properties text:space-before="2.06997in"/>
      </text:list-level-style-number>
      <text:list-level-style-number text:level="8" style:num-format="">
        <style:list-level-properties text:space-before="2.43162in"/>
      </text:list-level-style-number>
      <text:list-level-style-number text:level="9" style:num-format="">
        <style:list-level-properties text:space-before="2.79326in"/>
      </text:list-level-style-number>
    </text:list-style>
    <text:list-style style:name="a1012">
      <text:list-level-style-number text:level="1" style:num-format="">
        <style:list-level-properties text:space-before="0in" text:min-label-width="0.22046in"/>
      </text:list-level-style-number>
      <text:list-level-style-number text:level="2" style:num-format="">
        <style:list-level-properties text:space-before="0.33069in" text:min-label-width="0.22046in"/>
      </text:list-level-style-number>
      <text:list-level-style-number text:level="3" style:num-format="">
        <style:list-level-properties text:space-before="0.66138in" text:min-label-width="0.22046in"/>
      </text:list-level-style-number>
      <text:list-level-style-number text:level="4" style:num-format="">
        <style:list-level-properties text:space-before="0.99207in" text:min-label-width="0.22046in"/>
      </text:list-level-style-number>
      <text:list-level-style-number text:level="5" style:num-format="">
        <style:list-level-properties text:space-before="1.32276in" text:min-label-width="0.22046in"/>
      </text:list-level-style-number>
      <text:list-level-style-number text:level="6" style:num-format="">
        <style:list-level-properties text:space-before="1.70832in" text:min-label-width="0.22046in"/>
      </text:list-level-style-number>
      <text:list-level-style-number text:level="7" style:num-format="">
        <style:list-level-properties text:space-before="2.06997in" text:min-label-width="0.22046in"/>
      </text:list-level-style-number>
      <text:list-level-style-number text:level="8" style:num-format="">
        <style:list-level-properties text:space-before="2.43162in" text:min-label-width="0.22046in"/>
      </text:list-level-style-number>
      <text:list-level-style-number text:level="9" style:num-format="">
        <style:list-level-properties text:space-before="2.79326in" text:min-label-width="0.22046in"/>
      </text:list-level-style-number>
    </text:list-style>
    <text:list-style style:name="a644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867">
      <text:list-level-style-bullet text:level="1" text:bullet-char="●">
        <style:list-level-properties text:space-before="0in" text:min-label-width="0.22046in"/>
        <style:text-properties fo:color="#9e3611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9e3611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9e3611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9e3611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9e3611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9e3611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9e3611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9e3611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9e3611" fo:font-family="StarSymbol" fo:font-size="45%"/>
      </text:list-level-style-bullet>
    </text:list-style>
    <text:list-style style:name="a830">
      <text:list-level-style-bullet text:level="1" text:bullet-char="●">
        <style:list-level-properties text:space-before="0in" text:min-label-width="0.22046in"/>
        <style:text-properties fo:color="#000000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000000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000000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000000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000000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000000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000000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000000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000000" fo:font-family="StarSymbol" fo:font-size="45%"/>
      </text:list-level-style-bullet>
    </text:list-style>
    <text:list-style style:name="a1172">
      <text:list-level-style-number text:level="1" style:num-format="">
        <style:list-level-properties text:space-before="0in" text:min-label-width="0.22046in"/>
      </text:list-level-style-number>
      <text:list-level-style-number text:level="2" style:num-format="">
        <style:list-level-properties text:space-before="0.33069in" text:min-label-width="0.22046in"/>
      </text:list-level-style-number>
      <text:list-level-style-number text:level="3" style:num-format="">
        <style:list-level-properties text:space-before="0.66138in" text:min-label-width="0.22046in"/>
      </text:list-level-style-number>
      <text:list-level-style-number text:level="4" style:num-format="">
        <style:list-level-properties text:space-before="0.99207in" text:min-label-width="0.22046in"/>
      </text:list-level-style-number>
      <text:list-level-style-number text:level="5" style:num-format="">
        <style:list-level-properties text:space-before="1.32276in" text:min-label-width="0.22046in"/>
      </text:list-level-style-number>
      <text:list-level-style-number text:level="6" style:num-format="">
        <style:list-level-properties text:space-before="1.70832in" text:min-label-width="0.22046in"/>
      </text:list-level-style-number>
      <text:list-level-style-number text:level="7" style:num-format="">
        <style:list-level-properties text:space-before="2.06997in" text:min-label-width="0.22046in"/>
      </text:list-level-style-number>
      <text:list-level-style-number text:level="8" style:num-format="">
        <style:list-level-properties text:space-before="2.43162in" text:min-label-width="0.22046in"/>
      </text:list-level-style-number>
      <text:list-level-style-number text:level="9" style:num-format="">
        <style:list-level-properties text:space-before="2.79326in" text:min-label-width="0.22046in"/>
      </text:list-level-style-number>
    </text:list-style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069in"/>
      </text:list-level-style-number>
      <text:list-level-style-number text:level="3" style:num-format="">
        <style:list-level-properties text:space-before="0.66138in"/>
      </text:list-level-style-number>
      <text:list-level-style-number text:level="4" style:num-format="">
        <style:list-level-properties text:space-before="0.99207in"/>
      </text:list-level-style-number>
      <text:list-level-style-number text:level="5" style:num-format="">
        <style:list-level-properties text:space-before="1.32276in"/>
      </text:list-level-style-number>
      <text:list-level-style-number text:level="6" style:num-format="">
        <style:list-level-properties text:space-before="1.70832in"/>
      </text:list-level-style-number>
      <text:list-level-style-number text:level="7" style:num-format="">
        <style:list-level-properties text:space-before="2.06997in"/>
      </text:list-level-style-number>
      <text:list-level-style-number text:level="8" style:num-format="">
        <style:list-level-properties text:space-before="2.43162in"/>
      </text:list-level-style-number>
      <text:list-level-style-number text:level="9" style:num-format="">
        <style:list-level-properties text:space-before="2.79326in"/>
      </text:list-level-style-number>
    </text:list-style>
    <text:list-style style:name="a647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833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992">
      <text:list-level-style-bullet text:level="1" text:bullet-char="●">
        <style:list-level-properties text:space-before="0in" text:min-label-width="0.22046in"/>
        <style:text-properties fo:color="#9e3611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9e3611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9e3611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9e3611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9e3611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9e3611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9e3611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9e3611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9e3611" fo:font-family="StarSymbol" fo:font-size="45%"/>
      </text:list-level-style-bullet>
    </text:list-style>
    <text:list-style style:name="a772">
      <text:list-level-style-bullet text:level="1" text:bullet-char="●">
        <style:list-level-properties text:space-before="0in" text:min-label-width="0.22046in"/>
        <style:text-properties fo:color="#9e3611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9e3611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9e3611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9e3611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9e3611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9e3611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9e3611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9e3611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9e3611" fo:font-family="StarSymbol" fo:font-size="45%"/>
      </text:list-level-style-bullet>
    </text:list-style>
    <text:list-style style:name="a961">
      <text:list-level-style-number text:level="1" style:num-format="">
        <style:list-level-properties text:space-before="0in" text:min-label-width="0.22046in"/>
      </text:list-level-style-number>
      <text:list-level-style-number text:level="2" style:num-format="">
        <style:list-level-properties text:space-before="0.33069in" text:min-label-width="0.22046in"/>
      </text:list-level-style-number>
      <text:list-level-style-number text:level="3" style:num-format="">
        <style:list-level-properties text:space-before="0.66138in" text:min-label-width="0.22046in"/>
      </text:list-level-style-number>
      <text:list-level-style-number text:level="4" style:num-format="">
        <style:list-level-properties text:space-before="0.99207in" text:min-label-width="0.22046in"/>
      </text:list-level-style-number>
      <text:list-level-style-number text:level="5" style:num-format="">
        <style:list-level-properties text:space-before="1.32276in" text:min-label-width="0.22046in"/>
      </text:list-level-style-number>
      <text:list-level-style-number text:level="6" style:num-format="">
        <style:list-level-properties text:space-before="1.70832in" text:min-label-width="0.22046in"/>
      </text:list-level-style-number>
      <text:list-level-style-number text:level="7" style:num-format="">
        <style:list-level-properties text:space-before="2.06997in" text:min-label-width="0.22046in"/>
      </text:list-level-style-number>
      <text:list-level-style-number text:level="8" style:num-format="">
        <style:list-level-properties text:space-before="2.43162in" text:min-label-width="0.22046in"/>
      </text:list-level-style-number>
      <text:list-level-style-number text:level="9" style:num-format="">
        <style:list-level-properties text:space-before="2.79326in" text:min-label-width="0.22046in"/>
      </text:list-level-style-number>
    </text:list-style>
    <text:list-style style:name="a999">
      <text:list-level-style-number text:level="1" style:num-format="">
        <style:list-level-properties text:space-before="0in" text:min-label-width="0.22046in"/>
      </text:list-level-style-number>
      <text:list-level-style-number text:level="2" style:num-format="">
        <style:list-level-properties text:space-before="0.33069in" text:min-label-width="0.22046in"/>
      </text:list-level-style-number>
      <text:list-level-style-number text:level="3" style:num-format="">
        <style:list-level-properties text:space-before="0.66138in" text:min-label-width="0.22046in"/>
      </text:list-level-style-number>
      <text:list-level-style-number text:level="4" style:num-format="">
        <style:list-level-properties text:space-before="0.99207in" text:min-label-width="0.22046in"/>
      </text:list-level-style-number>
      <text:list-level-style-number text:level="5" style:num-format="">
        <style:list-level-properties text:space-before="1.32276in" text:min-label-width="0.22046in"/>
      </text:list-level-style-number>
      <text:list-level-style-number text:level="6" style:num-format="">
        <style:list-level-properties text:space-before="1.70832in" text:min-label-width="0.22046in"/>
      </text:list-level-style-number>
      <text:list-level-style-number text:level="7" style:num-format="">
        <style:list-level-properties text:space-before="2.06997in" text:min-label-width="0.22046in"/>
      </text:list-level-style-number>
      <text:list-level-style-number text:level="8" style:num-format="">
        <style:list-level-properties text:space-before="2.43162in" text:min-label-width="0.22046in"/>
      </text:list-level-style-number>
      <text:list-level-style-number text:level="9" style:num-format="">
        <style:list-level-properties text:space-before="2.79326in" text:min-label-width="0.22046in"/>
      </text:list-level-style-number>
    </text:list-style>
    <text:list-style style:name="a1148">
      <text:list-level-style-bullet text:level="1" text:bullet-char="●">
        <style:list-level-properties text:space-before="0in" text:min-label-width="0.22046in"/>
        <style:text-properties fo:color="#9e3611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9e3611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9e3611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9e3611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9e3611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9e3611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9e3611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9e3611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9e3611" fo:font-family="StarSymbol" fo:font-size="45%"/>
      </text:list-level-style-bullet>
    </text:list-style>
    <text:list-style style:name="a741">
      <text:list-level-style-bullet text:level="1" text:bullet-char="–">
        <style:list-level-properties text:space-before="0in"/>
        <style:text-properties fo:color="#9e3611" fo:font-family="StarSymbol" fo:font-size="75%"/>
      </text:list-level-style-bullet>
      <text:list-level-style-bullet text:level="2" text:bullet-char="–">
        <style:list-level-properties text:space-before="0in"/>
        <style:text-properties fo:color="#9e3611" fo:font-family="StarSymbol" fo:font-size="75%"/>
      </text:list-level-style-bullet>
      <text:list-level-style-bullet text:level="3" text:bullet-char="–">
        <style:list-level-properties text:space-before="0.33069in"/>
        <style:text-properties fo:color="#9e3611" fo:font-family="StarSymbol" fo:font-size="75%"/>
      </text:list-level-style-bullet>
      <text:list-level-style-bullet text:level="4" text:bullet-char="–">
        <style:list-level-properties text:space-before="0.66138in"/>
        <style:text-properties fo:color="#9e3611" fo:font-family="StarSymbol" fo:font-size="75%"/>
      </text:list-level-style-bullet>
      <text:list-level-style-bullet text:level="5" text:bullet-char="–">
        <style:list-level-properties text:space-before="0.99207in"/>
        <style:text-properties fo:color="#9e3611" fo:font-family="StarSymbol" fo:font-size="75%"/>
      </text:list-level-style-bullet>
      <text:list-level-style-bullet text:level="6" text:bullet-char="–">
        <style:list-level-properties text:space-before="1.37763in"/>
        <style:text-properties fo:color="#9e3611" fo:font-family="StarSymbol" fo:font-size="75%"/>
      </text:list-level-style-bullet>
      <text:list-level-style-bullet text:level="7" text:bullet-char="–">
        <style:list-level-properties text:space-before="1.73928in"/>
        <style:text-properties fo:color="#9e3611" fo:font-family="StarSymbol" fo:font-size="75%"/>
      </text:list-level-style-bullet>
      <text:list-level-style-bullet text:level="8" text:bullet-char="–">
        <style:list-level-properties text:space-before="2.10093in"/>
        <style:text-properties fo:color="#9e3611" fo:font-family="StarSymbol" fo:font-size="75%"/>
      </text:list-level-style-bullet>
      <text:list-level-style-bullet text:level="9" text:bullet-char="–">
        <style:list-level-properties text:space-before="2.46257in"/>
        <style:text-properties fo:color="#9e3611" fo:font-family="StarSymbol" fo:font-size="75%"/>
      </text:list-level-style-bullet>
    </text:list-style>
    <text:list-style style:name="a745">
      <text:list-level-style-bullet text:level="1" text:bullet-char="●">
        <style:list-level-properties text:space-before="0in" text:min-label-width="0.22046in"/>
        <style:text-properties fo:color="#9e3611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9e3611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9e3611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9e3611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9e3611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9e3611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9e3611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9e3611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9e3611" fo:font-family="StarSymbol" fo:font-size="45%"/>
      </text:list-level-style-bullet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number text:level="1" style:num-format="">
        <style:list-level-properties text:space-before="0in" text:min-label-width="0.22046in"/>
      </text:list-level-style-number>
      <text:list-level-style-number text:level="2" style:num-format="">
        <style:list-level-properties text:space-before="0.33069in" text:min-label-width="0.22046in"/>
      </text:list-level-style-number>
      <text:list-level-style-number text:level="3" style:num-format="">
        <style:list-level-properties text:space-before="0.66138in" text:min-label-width="0.22046in"/>
      </text:list-level-style-number>
      <text:list-level-style-number text:level="4" style:num-format="">
        <style:list-level-properties text:space-before="0.99207in" text:min-label-width="0.22046in"/>
      </text:list-level-style-number>
      <text:list-level-style-number text:level="5" style:num-format="">
        <style:list-level-properties text:space-before="1.32276in" text:min-label-width="0.22046in"/>
      </text:list-level-style-number>
      <text:list-level-style-number text:level="6" style:num-format="">
        <style:list-level-properties text:space-before="1.70832in" text:min-label-width="0.22046in"/>
      </text:list-level-style-number>
      <text:list-level-style-number text:level="7" style:num-format="">
        <style:list-level-properties text:space-before="2.06997in" text:min-label-width="0.22046in"/>
      </text:list-level-style-number>
      <text:list-level-style-number text:level="8" style:num-format="">
        <style:list-level-properties text:space-before="2.43162in" text:min-label-width="0.22046in"/>
      </text:list-level-style-number>
      <text:list-level-style-number text:level="9" style:num-format="">
        <style:list-level-properties text:space-before="2.79326in" text:min-label-width="0.22046in"/>
      </text:list-level-style-number>
    </text:list-style>
    <text:list-style style:name="a938">
      <text:list-level-style-bullet text:level="1" text:bullet-char="●">
        <style:list-level-properties text:space-before="0in" text:min-label-width="0.22046in"/>
        <style:text-properties fo:color="#9e3611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9e3611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9e3611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9e3611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9e3611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9e3611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9e3611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9e3611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9e3611" fo:font-family="StarSymbol" fo:font-size="45%"/>
      </text:list-level-style-bullet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069in"/>
      </text:list-level-style-number>
      <text:list-level-style-number text:level="3" style:num-format="">
        <style:list-level-properties text:space-before="0.66138in"/>
      </text:list-level-style-number>
      <text:list-level-style-number text:level="4" style:num-format="">
        <style:list-level-properties text:space-before="0.99207in"/>
      </text:list-level-style-number>
      <text:list-level-style-number text:level="5" style:num-format="">
        <style:list-level-properties text:space-before="1.32276in"/>
      </text:list-level-style-number>
      <text:list-level-style-number text:level="6" style:num-format="">
        <style:list-level-properties text:space-before="1.70832in"/>
      </text:list-level-style-number>
      <text:list-level-style-number text:level="7" style:num-format="">
        <style:list-level-properties text:space-before="2.06997in"/>
      </text:list-level-style-number>
      <text:list-level-style-number text:level="8" style:num-format="">
        <style:list-level-properties text:space-before="2.43162in"/>
      </text:list-level-style-number>
      <text:list-level-style-number text:level="9" style:num-format="">
        <style:list-level-properties text:space-before="2.79326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bullet text:level="1" text:bullet-char="●">
        <style:list-level-properties text:space-before="0in" text:min-label-width="0.22046in"/>
        <style:text-properties fo:color="#9e3611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9e3611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9e3611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9e3611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9e3611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9e3611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9e3611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9e3611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9e3611" fo:font-family="StarSymbol" fo:font-size="45%"/>
      </text:list-level-style-bullet>
    </text:list-style>
    <text:list-style style:name="a652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10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069in"/>
      </text:list-level-style-number>
      <text:list-level-style-number text:level="3" style:num-format="">
        <style:list-level-properties text:space-before="0.66138in"/>
      </text:list-level-style-number>
      <text:list-level-style-number text:level="4" style:num-format="">
        <style:list-level-properties text:space-before="0.99207in"/>
      </text:list-level-style-number>
      <text:list-level-style-number text:level="5" style:num-format="">
        <style:list-level-properties text:space-before="1.32276in"/>
      </text:list-level-style-number>
      <text:list-level-style-number text:level="6" style:num-format="">
        <style:list-level-properties text:space-before="1.70832in"/>
      </text:list-level-style-number>
      <text:list-level-style-number text:level="7" style:num-format="">
        <style:list-level-properties text:space-before="2.06997in"/>
      </text:list-level-style-number>
      <text:list-level-style-number text:level="8" style:num-format="">
        <style:list-level-properties text:space-before="2.43162in"/>
      </text:list-level-style-number>
      <text:list-level-style-number text:level="9" style:num-format="">
        <style:list-level-properties text:space-before="2.79326in"/>
      </text:list-level-style-number>
    </text:list-style>
    <text:list-style style:name="a655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bullet text:level="1" text:bullet-char="●">
        <style:list-level-properties text:space-before="0in" text:min-label-width="0.22046in"/>
        <style:text-properties fo:color="#9e3611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9e3611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9e3611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9e3611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9e3611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9e3611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9e3611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9e3611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9e3611" fo:font-family="StarSymbol" fo:font-size="45%"/>
      </text:list-level-style-bullet>
    </text:list-style>
    <text:list-style style:name="a1214">
      <text:list-level-style-bullet text:level="1" text:bullet-char="●">
        <style:list-level-properties text:space-before="0in" text:min-label-width="0.22046in"/>
        <style:text-properties fo:color="#9e3611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9e3611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9e3611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9e3611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9e3611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9e3611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9e3611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9e3611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9e3611" fo:font-family="StarSymbol" fo:font-size="45%"/>
      </text:list-level-style-bullet>
    </text:list-style>
    <text:list-style style:name="a1151">
      <text:list-level-style-bullet text:level="1" text:bullet-char="–">
        <style:list-level-properties text:space-before="0in" text:min-label-width="0.22046in"/>
        <style:text-properties fo:color="#9e3611" fo:font-family="StarSymbol" fo:font-size="75%"/>
      </text:list-level-style-bullet>
      <text:list-level-style-bullet text:level="2" text:bullet-char="–">
        <style:list-level-properties text:space-before="0.33069in" text:min-label-width="0.22046in"/>
        <style:text-properties fo:color="#9e3611" fo:font-family="StarSymbol" fo:font-size="75%"/>
      </text:list-level-style-bullet>
      <text:list-level-style-bullet text:level="3" text:bullet-char="–">
        <style:list-level-properties text:space-before="0.66138in" text:min-label-width="0.22046in"/>
        <style:text-properties fo:color="#9e3611" fo:font-family="StarSymbol" fo:font-size="75%"/>
      </text:list-level-style-bullet>
      <text:list-level-style-bullet text:level="4" text:bullet-char="–">
        <style:list-level-properties text:space-before="0.99207in" text:min-label-width="0.22046in"/>
        <style:text-properties fo:color="#9e3611" fo:font-family="StarSymbol" fo:font-size="75%"/>
      </text:list-level-style-bullet>
      <text:list-level-style-bullet text:level="5" text:bullet-char="–">
        <style:list-level-properties text:space-before="1.32276in" text:min-label-width="0.22046in"/>
        <style:text-properties fo:color="#9e3611" fo:font-family="StarSymbol" fo:font-size="75%"/>
      </text:list-level-style-bullet>
      <text:list-level-style-bullet text:level="6" text:bullet-char="–">
        <style:list-level-properties text:space-before="1.70832in" text:min-label-width="0.22046in"/>
        <style:text-properties fo:color="#9e3611" fo:font-family="StarSymbol" fo:font-size="75%"/>
      </text:list-level-style-bullet>
      <text:list-level-style-bullet text:level="7" text:bullet-char="–">
        <style:list-level-properties text:space-before="2.06997in" text:min-label-width="0.22046in"/>
        <style:text-properties fo:color="#9e3611" fo:font-family="StarSymbol" fo:font-size="75%"/>
      </text:list-level-style-bullet>
      <text:list-level-style-bullet text:level="8" text:bullet-char="–">
        <style:list-level-properties text:space-before="2.43162in" text:min-label-width="0.22046in"/>
        <style:text-properties fo:color="#9e3611" fo:font-family="StarSymbol" fo:font-size="75%"/>
      </text:list-level-style-bullet>
      <text:list-level-style-bullet text:level="9" text:bullet-char="–">
        <style:list-level-properties text:space-before="2.79326in" text:min-label-width="0.22046in"/>
        <style:text-properties fo:color="#9e3611" fo:font-family="StarSymbol" fo:font-size="75%"/>
      </text:list-level-style-bullet>
    </text:list-style>
    <text:list-style style:name="a1217">
      <text:list-level-style-bullet text:level="1" text:bullet-char="–">
        <style:list-level-properties text:space-before="0in" text:min-label-width="0.22046in"/>
        <style:text-properties fo:color="#9e3611" fo:font-family="StarSymbol" fo:font-size="75%"/>
      </text:list-level-style-bullet>
      <text:list-level-style-bullet text:level="2" text:bullet-char="–">
        <style:list-level-properties text:space-before="0.33069in" text:min-label-width="0.22046in"/>
        <style:text-properties fo:color="#9e3611" fo:font-family="StarSymbol" fo:font-size="75%"/>
      </text:list-level-style-bullet>
      <text:list-level-style-bullet text:level="3" text:bullet-char="–">
        <style:list-level-properties text:space-before="0.66138in" text:min-label-width="0.22046in"/>
        <style:text-properties fo:color="#9e3611" fo:font-family="StarSymbol" fo:font-size="75%"/>
      </text:list-level-style-bullet>
      <text:list-level-style-bullet text:level="4" text:bullet-char="–">
        <style:list-level-properties text:space-before="0.99207in" text:min-label-width="0.22046in"/>
        <style:text-properties fo:color="#9e3611" fo:font-family="StarSymbol" fo:font-size="75%"/>
      </text:list-level-style-bullet>
      <text:list-level-style-bullet text:level="5" text:bullet-char="–">
        <style:list-level-properties text:space-before="1.32276in" text:min-label-width="0.22046in"/>
        <style:text-properties fo:color="#9e3611" fo:font-family="StarSymbol" fo:font-size="75%"/>
      </text:list-level-style-bullet>
      <text:list-level-style-bullet text:level="6" text:bullet-char="–">
        <style:list-level-properties text:space-before="1.70832in" text:min-label-width="0.22046in"/>
        <style:text-properties fo:color="#9e3611" fo:font-family="StarSymbol" fo:font-size="75%"/>
      </text:list-level-style-bullet>
      <text:list-level-style-bullet text:level="7" text:bullet-char="–">
        <style:list-level-properties text:space-before="2.06997in" text:min-label-width="0.22046in"/>
        <style:text-properties fo:color="#9e3611" fo:font-family="StarSymbol" fo:font-size="75%"/>
      </text:list-level-style-bullet>
      <text:list-level-style-bullet text:level="8" text:bullet-char="–">
        <style:list-level-properties text:space-before="2.43162in" text:min-label-width="0.22046in"/>
        <style:text-properties fo:color="#9e3611" fo:font-family="StarSymbol" fo:font-size="75%"/>
      </text:list-level-style-bullet>
      <text:list-level-style-bullet text:level="9" text:bullet-char="–">
        <style:list-level-properties text:space-before="2.79326in" text:min-label-width="0.22046in"/>
        <style:text-properties fo:color="#9e3611" fo:font-family="StarSymbol" fo:font-size="75%"/>
      </text:list-level-style-bullet>
    </text:list-style>
    <text:list-style style:name="a1189">
      <text:list-level-style-number text:level="1" style:num-format="">
        <style:list-level-properties text:space-before="0in" text:min-label-width="0.22046in"/>
      </text:list-level-style-number>
      <text:list-level-style-number text:level="2" style:num-format="">
        <style:list-level-properties text:space-before="0.33069in" text:min-label-width="0.22046in"/>
      </text:list-level-style-number>
      <text:list-level-style-number text:level="3" style:num-format="">
        <style:list-level-properties text:space-before="0.66138in" text:min-label-width="0.22046in"/>
      </text:list-level-style-number>
      <text:list-level-style-number text:level="4" style:num-format="">
        <style:list-level-properties text:space-before="0.99207in" text:min-label-width="0.22046in"/>
      </text:list-level-style-number>
      <text:list-level-style-number text:level="5" style:num-format="">
        <style:list-level-properties text:space-before="1.32276in" text:min-label-width="0.22046in"/>
      </text:list-level-style-number>
      <text:list-level-style-number text:level="6" style:num-format="">
        <style:list-level-properties text:space-before="1.70832in" text:min-label-width="0.22046in"/>
      </text:list-level-style-number>
      <text:list-level-style-number text:level="7" style:num-format="">
        <style:list-level-properties text:space-before="2.06997in" text:min-label-width="0.22046in"/>
      </text:list-level-style-number>
      <text:list-level-style-number text:level="8" style:num-format="">
        <style:list-level-properties text:space-before="2.43162in" text:min-label-width="0.22046in"/>
      </text:list-level-style-number>
      <text:list-level-style-number text:level="9" style:num-format="">
        <style:list-level-properties text:space-before="2.79326in" text:min-label-width="0.22046in"/>
      </text:list-level-style-number>
    </text:list-style>
    <text:list-style style:name="a1154">
      <text:list-level-style-bullet text:level="1" text:bullet-char="–">
        <style:list-level-properties text:space-before="0in" text:min-label-width="0.22046in"/>
        <style:text-properties fo:color="#9e3611" fo:font-family="StarSymbol" fo:font-size="75%"/>
      </text:list-level-style-bullet>
      <text:list-level-style-bullet text:level="2" text:bullet-char="–">
        <style:list-level-properties text:space-before="0.33069in" text:min-label-width="0.22046in"/>
        <style:text-properties fo:color="#9e3611" fo:font-family="StarSymbol" fo:font-size="75%"/>
      </text:list-level-style-bullet>
      <text:list-level-style-bullet text:level="3" text:bullet-char="–">
        <style:list-level-properties text:space-before="0.66138in" text:min-label-width="0.22046in"/>
        <style:text-properties fo:color="#9e3611" fo:font-family="StarSymbol" fo:font-size="75%"/>
      </text:list-level-style-bullet>
      <text:list-level-style-bullet text:level="4" text:bullet-char="–">
        <style:list-level-properties text:space-before="0.99207in" text:min-label-width="0.22046in"/>
        <style:text-properties fo:color="#9e3611" fo:font-family="StarSymbol" fo:font-size="75%"/>
      </text:list-level-style-bullet>
      <text:list-level-style-bullet text:level="5" text:bullet-char="–">
        <style:list-level-properties text:space-before="1.32276in" text:min-label-width="0.22046in"/>
        <style:text-properties fo:color="#9e3611" fo:font-family="StarSymbol" fo:font-size="75%"/>
      </text:list-level-style-bullet>
      <text:list-level-style-bullet text:level="6" text:bullet-char="–">
        <style:list-level-properties text:space-before="1.70832in" text:min-label-width="0.22046in"/>
        <style:text-properties fo:color="#9e3611" fo:font-family="StarSymbol" fo:font-size="75%"/>
      </text:list-level-style-bullet>
      <text:list-level-style-bullet text:level="7" text:bullet-char="–">
        <style:list-level-properties text:space-before="2.06997in" text:min-label-width="0.22046in"/>
        <style:text-properties fo:color="#9e3611" fo:font-family="StarSymbol" fo:font-size="75%"/>
      </text:list-level-style-bullet>
      <text:list-level-style-bullet text:level="8" text:bullet-char="–">
        <style:list-level-properties text:space-before="2.43162in" text:min-label-width="0.22046in"/>
        <style:text-properties fo:color="#9e3611" fo:font-family="StarSymbol" fo:font-size="75%"/>
      </text:list-level-style-bullet>
      <text:list-level-style-bullet text:level="9" text:bullet-char="–">
        <style:list-level-properties text:space-before="2.79326in" text:min-label-width="0.22046in"/>
        <style:text-properties fo:color="#9e3611" fo:font-family="StarSymbol" fo:font-size="75%"/>
      </text:list-level-style-bullet>
    </text:list-style>
    <text:list-style style:name="a970">
      <text:list-level-style-number text:level="1" style:num-format="">
        <style:list-level-properties text:space-before="0in" text:min-label-width="0.22046in"/>
      </text:list-level-style-number>
      <text:list-level-style-number text:level="2" style:num-format="">
        <style:list-level-properties text:space-before="0.33069in" text:min-label-width="0.22046in"/>
      </text:list-level-style-number>
      <text:list-level-style-number text:level="3" style:num-format="">
        <style:list-level-properties text:space-before="0.66138in" text:min-label-width="0.22046in"/>
      </text:list-level-style-number>
      <text:list-level-style-number text:level="4" style:num-format="">
        <style:list-level-properties text:space-before="0.99207in" text:min-label-width="0.22046in"/>
      </text:list-level-style-number>
      <text:list-level-style-number text:level="5" style:num-format="">
        <style:list-level-properties text:space-before="1.32276in" text:min-label-width="0.22046in"/>
      </text:list-level-style-number>
      <text:list-level-style-number text:level="6" style:num-format="">
        <style:list-level-properties text:space-before="1.70832in" text:min-label-width="0.22046in"/>
      </text:list-level-style-number>
      <text:list-level-style-number text:level="7" style:num-format="">
        <style:list-level-properties text:space-before="2.06997in" text:min-label-width="0.22046in"/>
      </text:list-level-style-number>
      <text:list-level-style-number text:level="8" style:num-format="">
        <style:list-level-properties text:space-before="2.43162in" text:min-label-width="0.22046in"/>
      </text:list-level-style-number>
      <text:list-level-style-number text:level="9" style:num-format="">
        <style:list-level-properties text:space-before="2.79326in" text:min-label-width="0.22046in"/>
      </text:list-level-style-number>
    </text:list-style>
    <text:list-style style:name="a1158">
      <text:list-level-style-bullet text:level="1" text:bullet-char="●">
        <style:list-level-properties text:space-before="0in" text:min-label-width="0.22046in"/>
        <style:text-properties fo:color="#9e3611" fo:font-family="StarSymbol" fo:font-size="45%"/>
      </text:list-level-style-bullet>
      <text:list-level-style-bullet text:level="2" text:bullet-char="●">
        <style:list-level-properties text:space-before="0.33069in" text:min-label-width="0.22046in"/>
        <style:text-properties fo:color="#9e3611" fo:font-family="StarSymbol" fo:font-size="45%"/>
      </text:list-level-style-bullet>
      <text:list-level-style-bullet text:level="3" text:bullet-char="●">
        <style:list-level-properties text:space-before="0.66138in" text:min-label-width="0.22046in"/>
        <style:text-properties fo:color="#9e3611" fo:font-family="StarSymbol" fo:font-size="45%"/>
      </text:list-level-style-bullet>
      <text:list-level-style-bullet text:level="4" text:bullet-char="●">
        <style:list-level-properties text:space-before="0.99207in" text:min-label-width="0.22046in"/>
        <style:text-properties fo:color="#9e3611" fo:font-family="StarSymbol" fo:font-size="45%"/>
      </text:list-level-style-bullet>
      <text:list-level-style-bullet text:level="5" text:bullet-char="●">
        <style:list-level-properties text:space-before="1.32276in" text:min-label-width="0.22046in"/>
        <style:text-properties fo:color="#9e3611" fo:font-family="StarSymbol" fo:font-size="45%"/>
      </text:list-level-style-bullet>
      <text:list-level-style-bullet text:level="6" text:bullet-char="●">
        <style:list-level-properties text:space-before="1.70832in" text:min-label-width="0.22046in"/>
        <style:text-properties fo:color="#9e3611" fo:font-family="StarSymbol" fo:font-size="45%"/>
      </text:list-level-style-bullet>
      <text:list-level-style-bullet text:level="7" text:bullet-char="●">
        <style:list-level-properties text:space-before="2.06997in" text:min-label-width="0.22046in"/>
        <style:text-properties fo:color="#9e3611" fo:font-family="StarSymbol" fo:font-size="45%"/>
      </text:list-level-style-bullet>
      <text:list-level-style-bullet text:level="8" text:bullet-char="●">
        <style:list-level-properties text:space-before="2.43162in" text:min-label-width="0.22046in"/>
        <style:text-properties fo:color="#9e3611" fo:font-family="StarSymbol" fo:font-size="45%"/>
      </text:list-level-style-bullet>
      <text:list-level-style-bullet text:level="9" text:bullet-char="●">
        <style:list-level-properties text:space-before="2.79326in" text:min-label-width="0.22046in"/>
        <style:text-properties fo:color="#9e3611" fo:font-family="StarSymbol" fo:font-size="45%"/>
      </text:list-level-style-bullet>
    </text:list-style>
  </office:automatic-styles>
  <office:body>
    <office:presentation>
      <draw:page draw:name="page1" draw:style-name="a630" draw:master-page-name="Master1-Layout7-blank-Vide" presentation:presentation-page-layout-name="Master1-PPL7" draw:id="Slide-256">
        <draw:frame draw:id="id114" presentation:style-name="a633" draw:name="Titre 1" svg:x="0in" svg:y="0.32986in" svg:width="9.92188in" svg:height="1.38021in" presentation:class="title" presentation:placeholder="false">
          <draw:text-box>
            <text:p text:style-name="a632" text:class-names="" text:cond-style-name=""><text:span text:style-name="a631" text:class-names="">PROJET PHP</text:span></text:p>
          </draw:text-box>
          <svg:title/>
          <svg:desc/>
        </draw:frame>
        <draw:frame draw:id="id115" presentation:style-name="a664" draw:name="Sous-titre 2" svg:x="0in" svg:y="1.93403in" svg:width="9.92188in" svg:height="5.98264in" presentation:class="subtitl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Sujet :</text:span></text:p>
              </text:list-item>
            </text:list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Site permettant aux groupes de musique et musiciens de se rencontrer.</text:span></text:p>
                  </text:list-item>
                </text:list>
              </text:list-item>
            </text:list>
            <text:p text:style-name="a641" text:class-names="" text:cond-style-name=""><text:span text:style-name="a640" text:class-names=""/></text:p>
            <text:list text:style-name="a644">
              <text:list-item>
                <text:p text:style-name="a643" text:class-names="" text:cond-style-name=""><text:span text:style-name="a642" text:class-names="">Spécifications :</text:span></text:p>
              </text:list-item>
            </text:list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5" text:class-names="">- gestion des comptes utilisateurs</text:span></text:p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48" text:class-names="">- gestion de bases de données (</text:span><text:span text:style-name="a649" text:class-names="">remplissage+requête</text:span><text:span text:style-name="a650" text:class-names="">)</text:span></text:p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- navigation entre plusieurs pages</text:span></text:p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6" text:class-names="">- aspects graphiques du site (CSS/</text:span><text:span text:style-name="a657" text:class-names="">Javascript</text:span><text:span text:style-name="a658" text:class-names="">...)</text:span></text:p>
                  </text:list-item>
                </text:list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  <draw:frame draw:id="id116" draw:style-name="a669" draw:name="ZoneTexte 3" svg:x="9.37008in" svg:y="0.12008in" svg:width="1.49606in" svg:height="1.2185in">
          <draw:text-box>
            <text:p text:style-name="a666" text:class-names="" text:cond-style-name=""><text:span text:style-name="a665" text:class-names="">CADIOT</text:span></text:p>
            <text:p text:style-name="a668" text:class-names="" text:cond-style-name=""><text:span text:style-name="a667" text:class-names="">OSHIRO</text:span></text:p>
          </draw:text-box>
          <svg:title/>
          <svg:desc/>
        </draw:frame>
        <draw:frame draw:id="id117" draw:style-name="a673" draw:name="Espace réservé du pied de page 6" svg:x="0.82682in" svg:y="7.56188in" svg:width="5.72161in" svg:height="0.44016in">
          <draw:text-box>
            <text:p text:style-name="a672" text:class-names="" text:cond-style-name=""><text:span text:style-name="a670" text:class-names="">CADIOT – OSHIRO M2CCI Projet PHP</text:span><text:span text:style-name="a671" text:class-names=""/></text:p>
          </draw:text-box>
          <svg:title/>
          <svg:desc/>
        </draw:frame>
        <draw:frame draw:id="id118" draw:style-name="a677" draw:name="Espace réservé du numéro de diapositive 7" svg:x="10.2278in" svg:y="7.56188in" svg:width="0.57878in" svg:height="0.44016in">
          <draw:text-box>
            <text:p text:style-name="a676" text:class-names="" text:cond-style-name=""><text:span text:style-name="a674" text:class-names=""><text:page-number style:num-format="1" text:fixed="false"/></text:span><text:span text:style-name="a675" text:class-names=""/></text:p>
          </draw:text-box>
          <svg:title/>
          <svg:desc/>
        </draw:frame>
        <presentation:notes draw:style-name="a683">
          <draw:frame draw:id="id119" draw:style-name="a680" draw:name="Espace réservé du numéro de diapositive 6" svg:x="4.67953in" svg:y="11.10827in" svg:width="3.5878in" svg:height="0.58425in">
            <draw:text-box>
              <text:p text:style-name="a679" text:class-names="" text:cond-style-name=""><text:span text:style-name="a67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20" presentation:style-name="a681" draw:name="Espace réservé de l'image des diapositives 1">
            <svg:title/>
            <svg:desc/>
          </draw:page-thumbnail>
          <draw:frame draw:id="id121" presentation:style-name="a682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84" draw:master-page-name="Master1-Layout7-blank-Vide" presentation:presentation-page-layout-name="Master1-PPL7" draw:id="Slide-257">
        <draw:frame draw:id="id122" presentation:style-name="a687" draw:name="Titre 1" svg:x="0in" svg:y="0.32986in" svg:width="9.92188in" svg:height="1.38021in" presentation:class="title" presentation:placeholder="false">
          <draw:text-box>
            <text:p text:style-name="a686" text:class-names="" text:cond-style-name=""><text:span text:style-name="a685" text:class-names="">Gestion des comptes utilisateurs</text:span></text:p>
          </draw:text-box>
          <svg:title/>
          <svg:desc/>
        </draw:frame>
        <draw:frame draw:id="id123" presentation:style-name="a697" draw:name="Espace réservé du texte 2" svg:x="-0in" svg:y="2.51357in" svg:width="9.92188in" svg:height="4.79514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Page de connexion :</text:span></text:p>
              </text:list-item>
            </text:list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>Possibilité de s'enregistrer (sauvegarde des utilisateurs enregistrés dans la base « Utilisateur »)</text:span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Vérification de l'existence du compte pour accéder au site</text:span></text:p>
                  </text:list-item>
                </text:list>
              </text:list-item>
            </text:list>
          </draw:text-box>
          <svg:title/>
          <svg:desc/>
        </draw:frame>
        <draw:frame draw:id="id124" draw:style-name="a701" draw:name="Espace réservé du pied de page 5" svg:x="0.82682in" svg:y="7.56188in" svg:width="5.72161in" svg:height="0.44016in">
          <draw:text-box>
            <text:p text:style-name="a700" text:class-names="" text:cond-style-name=""><text:span text:style-name="a698" text:class-names="">CADIOT – OSHIRO M2CCI Projet PHP</text:span><text:span text:style-name="a699" text:class-names=""/></text:p>
          </draw:text-box>
          <svg:title/>
          <svg:desc/>
        </draw:frame>
        <draw:frame draw:id="id125" draw:style-name="a705" draw:name="Espace réservé du numéro de diapositive 6" svg:x="10.2278in" svg:y="7.56188in" svg:width="0.57878in" svg:height="0.44016in">
          <draw:text-box>
            <text:p text:style-name="a704" text:class-names="" text:cond-style-name=""><text:span text:style-name="a702" text:class-names=""><text:page-number style:num-format="1" text:fixed="false"/></text:span><text:span text:style-name="a703" text:class-names=""/></text:p>
          </draw:text-box>
          <svg:title/>
          <svg:desc/>
        </draw:frame>
        <presentation:notes draw:style-name="a711">
          <draw:frame draw:id="id126" draw:style-name="a708" draw:name="Espace réservé du numéro de diapositive 6" svg:x="4.67953in" svg:y="11.10827in" svg:width="3.5878in" svg:height="0.58425in">
            <draw:text-box>
              <text:p text:style-name="a707" text:class-names="" text:cond-style-name=""><text:span text:style-name="a70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27" presentation:style-name="a709" draw:name="Espace réservé de l'image des diapositives 1">
            <svg:title/>
            <svg:desc/>
          </draw:page-thumbnail>
          <draw:frame draw:id="id128" presentation:style-name="a710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712" draw:master-page-name="Master1-Layout7-blank-Vide" presentation:presentation-page-layout-name="Master1-PPL7" draw:id="Slide-258">
        <draw:frame draw:id="id129" presentation:style-name="a715" draw:name="Titre 1" svg:x="0in" svg:y="0.32986in" svg:width="9.92188in" svg:height="1.38021in" presentation:class="title" presentation:placeholder="false">
          <draw:text-box>
            <text:p text:style-name="a714" text:class-names="" text:cond-style-name=""><text:span text:style-name="a713" text:class-names="">Gestion de bases de données</text:span></text:p>
          </draw:text-box>
          <svg:title/>
          <svg:desc/>
        </draw:frame>
        <draw:frame draw:id="id130" presentation:style-name="a725" draw:name="Espace réservé du texte 2" svg:x="0in" svg:y="1.93403in" svg:width="9.92188in" svg:height="1.2152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3 bases de données :</text:span></text:p>
              </text:list-item>
            </text:list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Utilisateur, Groupe, Musicien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1" presentation:style-name="a742" draw:name="Espace réservé du texte 4" svg:x="0in" svg:y="3.35243in" svg:width="9.92014in" svg:height="1.2152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Utilisateur :</text:span></text:p>
              </text:list-item>
            </text:list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29" text:class-names="">Id_user</text:span><text:span text:style-name="a730" text:class-names=""><text:s text:c="1"/>(clé auto-incrémentée),<text:s text:c="1"/></text:span><text:span text:style-name="a731" text:class-names="">name_user</text:span><text:span text:style-name="a732" text:class-names="">,<text:s text:c="1"/></text:span><text:span text:style-name="a733" text:class-names="">password_user</text:span><text:span text:style-name="a734" text:class-names="">,<text:s text:c="1"/></text:span><text:span text:style-name="a735" text:class-names="">email_user</text:span><text:span text:style-name="a736" text:class-names=""/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2" presentation:style-name="a769" draw:name="Espace réservé du texte 5" svg:x="0in" svg:y="4.64583in" svg:width="9.92014in" svg:height="1.2152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Groupe :</text:span></text:p>
              </text:list-item>
            </text:list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46" text:class-names="">Idg</text:span><text:span text:style-name="a747" text:class-names=""><text:s text:c="1"/>(clé auto-incrémentée),<text:s text:c="1"/></text:span><text:span text:style-name="a748" text:class-names="">nomg</text:span><text:span text:style-name="a749" text:class-names="">,<text:s text:c="1"/></text:span><text:span text:style-name="a750" text:class-names="">villeg</text:span><text:span text:style-name="a751" text:class-names="">,<text:s text:c="1"/></text:span><text:span text:style-name="a752" text:class-names="">styleg</text:span><text:span text:style-name="a753" text:class-names="">,<text:s text:c="1"/></text:span><text:span text:style-name="a754" text:class-names="">grecherchem</text:span><text:span text:style-name="a755" text:class-names="">,<text:s text:c="1"/></text:span><text:span text:style-name="a756" text:class-names="">telephoneg</text:span><text:span text:style-name="a757" text:class-names="">,<text:s text:c="1"/></text:span><text:span text:style-name="a758" text:class-names="">adressemailg</text:span><text:span text:style-name="a759" text:class-names="">,<text:s text:c="1"/></text:span><text:span text:style-name="a760" text:class-names="">siteg</text:span><text:span text:style-name="a761" text:class-names="">,<text:s text:c="1"/></text:span><text:span text:style-name="a762" text:class-names="">descriptiong</text:span><text:span text:style-name="a763" text:class-names=""/></text:p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3" presentation:style-name="a800" draw:name="Espace réservé du texte 6" svg:x="0in" svg:y="6.14236in" svg:width="9.92014in" svg:height="1.21354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Musicien :</text:span></text:p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73" text:class-names="">Idm</text:span><text:span text:style-name="a774" text:class-names=""><text:s text:c="1"/>(clé auto-incrémentée),<text:s text:c="1"/></text:span><text:span text:style-name="a775" text:class-names="">nomm</text:span><text:span text:style-name="a776" text:class-names="">,<text:s text:c="1"/></text:span><text:span text:style-name="a777" text:class-names="">prenomm</text:span><text:span text:style-name="a778" text:class-names="">,<text:s text:c="1"/></text:span><text:span text:style-name="a779" text:class-names="">agem</text:span><text:span text:style-name="a780" text:class-names="">,<text:s text:c="1"/></text:span><text:span text:style-name="a781" text:class-names="">villem</text:span><text:span text:style-name="a782" text:class-names="">,<text:s text:c="1"/></text:span><text:span text:style-name="a783" text:class-names="">stylem</text:span><text:span text:style-name="a784" text:class-names="">, <text:s text:c="1"/></text:span><text:span text:style-name="a785" text:class-names="">telephonem</text:span><text:span text:style-name="a786" text:class-names="">,<text:s text:c="1"/></text:span><text:span text:style-name="a787" text:class-names="">adressemailg</text:span><text:span text:style-name="a788" text:class-names="">,<text:s text:c="1"/></text:span><text:span text:style-name="a789" text:class-names="">sitem</text:span><text:span text:style-name="a790" text:class-names="">,<text:s text:c="1"/></text:span><text:span text:style-name="a791" text:class-names="">descriptionm</text:span><text:span text:style-name="a792" text:class-names="">,<text:s text:c="1"/></text:span><text:span text:style-name="a793" text:class-names="">instrumentm</text:span><text:span text:style-name="a794" text:class-names=""/></text:p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4" draw:style-name="a804" draw:name="Espace réservé du pied de page 9" svg:x="0.82682in" svg:y="7.56188in" svg:width="5.72161in" svg:height="0.44016in">
          <draw:text-box>
            <text:p text:style-name="a803" text:class-names="" text:cond-style-name=""><text:span text:style-name="a801" text:class-names="">CADIOT – OSHIRO M2CCI Projet PHP</text:span><text:span text:style-name="a802" text:class-names=""/></text:p>
          </draw:text-box>
          <svg:title/>
          <svg:desc/>
        </draw:frame>
        <draw:frame draw:id="id135" draw:style-name="a808" draw:name="Espace réservé du numéro de diapositive 10" svg:x="10.2278in" svg:y="7.56188in" svg:width="0.57878in" svg:height="0.44016in">
          <draw:text-box>
            <text:p text:style-name="a807" text:class-names="" text:cond-style-name=""><text:span text:style-name="a805" text:class-names=""><text:page-number style:num-format="1" text:fixed="false"/></text:span><text:span text:style-name="a806" text:class-names=""/></text:p>
          </draw:text-box>
          <svg:title/>
          <svg:desc/>
        </draw:frame>
        <presentation:notes draw:style-name="a814">
          <draw:frame draw:id="id136" draw:style-name="a811" draw:name="Espace réservé du numéro de diapositive 6" svg:x="4.67953in" svg:y="11.10827in" svg:width="3.5878in" svg:height="0.58425in">
            <draw:text-box>
              <text:p text:style-name="a810" text:class-names="" text:cond-style-name=""><text:span text:style-name="a80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37" presentation:style-name="a812" draw:name="Espace réservé de l'image des diapositives 1">
            <svg:title/>
            <svg:desc/>
          </draw:page-thumbnail>
          <draw:frame draw:id="id138" presentation:style-name="a813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815" draw:master-page-name="Master1-Layout7-blank-Vide" presentation:presentation-page-layout-name="Master1-PPL7" draw:id="Slide-259">
        <draw:frame draw:id="id139" presentation:style-name="a818" draw:name="Titre 1" svg:x="0in" svg:y="0.32986in" svg:width="9.92188in" svg:height="1.38021in" presentation:class="title" presentation:placeholder="false">
          <draw:text-box>
            <text:p text:style-name="a817" text:class-names="" text:cond-style-name=""><text:span text:style-name="a816" text:class-names="">Les formulaires</text:span></text:p>
          </draw:text-box>
          <svg:title/>
          <svg:desc/>
        </draw:frame>
        <draw:frame draw:id="id140" presentation:style-name="a894" draw:name="Espace réservé du texte 2" svg:x="0in" svg:y="2.05556in" svg:width="9.92014in" svg:height="4.79514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Méthode des formulaires :</text:span></text:p>
              </text:list-item>
            </text:list>
            <text:list text:style-name="a830">
              <text:list-item>
                <text:p text:style-name="a829" text:class-names="" text:cond-style-name=""><text:span text:style-name="a822" text:class-names="">&lt;</text:span><text:span text:style-name="a823" text:class-names="">form</text:span><text:span text:style-name="a824" text:class-names=""><text:s text:c="1"/></text:span><text:span text:style-name="a825" text:class-names="">method</text:span><text:span text:style-name="a826" text:class-names="">="</text:span><text:span text:style-name="a827" text:class-names="">post</text:span><text:span text:style-name="a828" text:class-names="">"&gt;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Les boutons :</text:span></text:p>
              </text:list-item>
            </text:list>
            <text:list text:style-name="a842">
              <text:list-item>
                <text:p text:style-name="a841" text:class-names="" text:cond-style-name=""><text:span text:style-name="a834" text:class-names="">&lt;input type="</text:span><text:span text:style-name="a835" text:class-names="">text</text:span><text:span text:style-name="a836" text:class-names="">"<text:s text:c="1"/></text:span><text:span text:style-name="a837" text:class-names="">name</text:span><text:span text:style-name="a838" text:class-names="">="</text:span><text:span text:style-name="a839" text:class-names="">nomgroupe</text:span><text:span text:style-name="a840" text:class-names="">"&gt;&lt;/p&gt;</text:span></text:p>
              </text:list-item>
            </text:list>
            <text:list text:style-name="a851">
              <text:list-item>
                <text:p text:style-name="a850" text:class-names="" text:cond-style-name=""><text:span text:style-name="a843" text:class-names="">&lt;input type="</text:span><text:span text:style-name="a844" text:class-names="">tel</text:span><text:span text:style-name="a845" text:class-names="">"<text:s text:c="1"/></text:span><text:span text:style-name="a846" text:class-names="">name</text:span><text:span text:style-name="a847" text:class-names="">="</text:span><text:span text:style-name="a848" text:class-names="">numtelg</text:span><text:span text:style-name="a849" text:class-names="">"&gt;&lt;/p&gt;</text:span></text:p>
              </text:list-item>
            </text:list>
            <text:list text:style-name="a860">
              <text:list-item>
                <text:p text:style-name="a859" text:class-names="" text:cond-style-name=""><text:span text:style-name="a852" text:class-names="">&lt;input type="</text:span><text:span text:style-name="a853" text:class-names="">email</text:span><text:span text:style-name="a854" text:class-names="">"<text:s text:c="1"/></text:span><text:span text:style-name="a855" text:class-names="">name</text:span><text:span text:style-name="a856" text:class-names="">="</text:span><text:span text:style-name="a857" text:class-names="">mailg</text:span><text:span text:style-name="a858" text:class-names="">"&gt;&lt;/p&gt;</text:span></text:p>
              </text:list-item>
            </text:list>
            <text:list text:style-name="a867">
              <text:list-item>
                <text:p text:style-name="a866" text:class-names="" text:cond-style-name=""><text:span text:style-name="a861" text:class-names="">Rock &lt;INPUT type="</text:span><text:span text:style-name="a862" text:class-names="">checkbox</text:span><text:span text:style-name="a863" text:class-names="">"<text:s text:c="1"/></text:span><text:span text:style-name="a864" text:class-names="">name</text:span><text:span text:style-name="a865" text:class-names="">="rock"&gt;</text:span></text:p>
              </text:list-item>
            </text:list>
            <text:list text:style-name="a880">
              <text:list-item>
                <text:p text:style-name="a879" text:class-names="" text:cond-style-name=""><text:span text:style-name="a868" text:class-names="">&lt;p&gt;Description du groupe:&lt;</text:span><text:span text:style-name="a869" text:class-names="">br</text:span><text:span text:style-name="a870" text:class-names="">&gt;&lt;</text:span><text:span text:style-name="a871" text:class-names="">TEXTAREA</text:span><text:span text:style-name="a872" text:class-names=""><text:s text:c="1"/></text:span><text:span text:style-name="a873" text:class-names="">name</text:span><text:span text:style-name="a874" text:class-names="">="</text:span><text:span text:style-name="a875" text:class-names="">descriptiongroupe</text:span><text:span text:style-name="a876" text:class-names="">"<text:s text:c="1"/></text:span><text:span text:style-name="a877" text:class-names="">rows</text:span><text:span text:style-name="a878" text:class-names="">="8" cols="20"&gt;</text:span></text:p>
              </text:list-item>
            </text:list>
            <text:list text:style-name="a885">
              <text:list-item>
                <text:p text:style-name="a884" text:class-names="" text:cond-style-name=""><text:span text:style-name="a881" text:class-names="">&lt;p&gt;&lt;input type="</text:span><text:span text:style-name="a882" text:class-names="">submit</text:span><text:span text:style-name="a883" text:class-names="">" value="Ajouter"/&gt;&lt;/p&gt;</text:span></text:p>
              </text:list-item>
            </text:list>
            <text:list text:style-name="a890">
              <text:list-item>
                <text:p text:style-name="a889" text:class-names="" text:cond-style-name=""><text:span text:style-name="a886" text:class-names="">&lt;p&gt;&lt;/p&gt; &lt;input type="</text:span><text:span text:style-name="a887" text:class-names="">reset</text:span><text:span text:style-name="a888" text:class-names="">" value="Annuler" /&gt;&lt;/p&gt;</text:span></text:p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1" draw:style-name="a898" draw:name="Espace réservé du pied de page 5" svg:x="0.82682in" svg:y="7.56188in" svg:width="5.72161in" svg:height="0.44016in">
          <draw:text-box>
            <text:p text:style-name="a897" text:class-names="" text:cond-style-name=""><text:span text:style-name="a895" text:class-names="">CADIOT – OSHIRO M2CCI Projet PHP</text:span><text:span text:style-name="a896" text:class-names=""/></text:p>
          </draw:text-box>
          <svg:title/>
          <svg:desc/>
        </draw:frame>
        <draw:frame draw:id="id142" draw:style-name="a902" draw:name="Espace réservé du numéro de diapositive 6" svg:x="10.2278in" svg:y="7.56188in" svg:width="0.57878in" svg:height="0.44016in">
          <draw:text-box>
            <text:p text:style-name="a901" text:class-names="" text:cond-style-name=""><text:span text:style-name="a899" text:class-names=""><text:page-number style:num-format="1" text:fixed="false"/></text:span><text:span text:style-name="a900" text:class-names=""/></text:p>
          </draw:text-box>
          <svg:title/>
          <svg:desc/>
        </draw:frame>
        <presentation:notes draw:style-name="a908">
          <draw:frame draw:id="id143" draw:style-name="a905" draw:name="Espace réservé du numéro de diapositive 6" svg:x="4.67953in" svg:y="11.10827in" svg:width="3.5878in" svg:height="0.58425in">
            <draw:text-box>
              <text:p text:style-name="a904" text:class-names="" text:cond-style-name=""><text:span text:style-name="a90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44" presentation:style-name="a906" draw:name="Espace réservé de l'image des diapositives 1">
            <svg:title/>
            <svg:desc/>
          </draw:page-thumbnail>
          <draw:frame draw:id="id145" presentation:style-name="a907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909" draw:master-page-name="Master1-Layout7-blank-Vide" presentation:presentation-page-layout-name="Master1-PPL7" draw:id="Slide-260">
        <draw:frame draw:id="id146" presentation:style-name="a912" draw:name="Titre 1" svg:x="0in" svg:y="0.32986in" svg:width="9.92188in" svg:height="1.38021in" presentation:class="title" presentation:placeholder="false">
          <draw:text-box>
            <text:p text:style-name="a911" text:class-names="" text:cond-style-name=""><text:span text:style-name="a910" text:class-names="">Remplissage base donnée</text:span></text:p>
          </draw:text-box>
          <svg:title/>
          <svg:desc/>
        </draw:frame>
        <draw:frame draw:id="id147" presentation:style-name="a971" draw:name="Espace réservé du texte 2" svg:x="0in" svg:y="1.93403in" svg:width="9.92188in" svg:height="4.79514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3" text:class-names=""><text:s text:c="1"/></text:span><text:span text:style-name="a914" text:class-names="">Connexion à la base :</text:span></text:p>
              </text:list-item>
            </text:list>
            <text:list text:style-name="a925">
              <text:list-item>
                <text:list text:style-name="a925">
                  <text:list-item>
                    <text:list text:style-name="a925">
                      <text:list-item>
                        <text:p text:style-name="a924" text:class-names="" text:cond-style-name=""><text:span text:style-name="a917" text:class-names="">$</text:span><text:span text:style-name="a918" text:class-names="">mysqli</text:span><text:span text:style-name="a919" text:class-names=""><text:s text:c="1"/>= new<text:s text:c="1"/></text:span><text:span text:style-name="a920" text:class-names="">mysqli</text:span><text:span text:style-name="a921" text:class-names="">("</text:span><text:span text:style-name="a922" text:class-names="">mysql</text:span><text:span text:style-name="a923" text:class-names="">", "E102952E","WKXM9C9F", "E102952E");</text:span></text:p>
                      </text:list-item>
                    </text:list>
                  </text:list-item>
                </text:list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Récupération variables :</text:span></text:p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p text:style-name="a933" text:class-names="" text:cond-style-name=""><text:span text:style-name="a929" text:class-names=""><text:s text:c="1"/>$a = $_POST['</text:span><text:span text:style-name="a930" text:class-names="">nomgroupe</text:span><text:span text:style-name="a931" text:class-names="">']; …</text:span><text:span text:style-name="a932" text:class-names=""/></text:p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p text:style-name="a937" text:class-names="" text:cond-style-name=""><text:span text:style-name="a935" text:class-names="">SQL</text:span><text:span text:style-name="a936" text:class-names=""> :</text:span></text:p>
              </text:list-item>
            </text:list>
            <text:list text:style-name="a961">
              <text:list-item>
                <text:list text:style-name="a961">
                  <text:list-item>
                    <text:list text:style-name="a961">
                      <text:list-item>
                        <text:p text:style-name="a960" text:class-names="" text:cond-style-name=""><text:span text:style-name="a939" text:class-names="">$</text:span><text:span text:style-name="a940" text:class-names="">sql</text:span><text:span text:style-name="a941" text:class-names=""><text:s text:c="1"/>= "INSERT INTO Groupe (</text:span><text:span text:style-name="a942" text:class-names="">nomg</text:span><text:span text:style-name="a943" text:class-names="">,<text:s text:c="1"/></text:span><text:span text:style-name="a944" text:class-names="">villeg</text:span><text:span text:style-name="a945" text:class-names="">,<text:s text:c="1"/></text:span><text:span text:style-name="a946" text:class-names="">telephoneg</text:span><text:span text:style-name="a947" text:class-names="">,<text:s text:c="1"/></text:span><text:span text:style-name="a948" text:class-names="">adressemailg</text:span><text:span text:style-name="a949" text:class-names="">,<text:s text:c="1"/></text:span><text:span text:style-name="a950" text:class-names="">siteg</text:span><text:span text:style-name="a951" text:class-names="">,<text:s text:c="1"/></text:span><text:span text:style-name="a952" text:class-names="">descriptiong,styleg</text:span><text:span text:style-name="a953" text:class-names="">,<text:s text:c="1"/></text:span><text:span text:style-name="a954" text:class-names="">grecherchem</text:span><text:span text:style-name="a955" text:class-names="">) <text:s text:c="1"/>VALUES ('$a', '$b', '$c', '$d', '$e', '$description','$</text:span><text:span text:style-name="a956" text:class-names="">styleg</text:span><text:span text:style-name="a957" text:class-names="">','$</text:span><text:span text:style-name="a958" text:class-names="">chercheg</text:span><text:span text:style-name="a959" text:class-names="">')";</text:span></text:p>
                      </text:list-item>
                    </text:list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list text:style-name="a970">
                      <text:list-item>
                        <text:p text:style-name="a969" text:class-names="" text:cond-style-name=""><text:span text:style-name="a962" text:class-names="">$</text:span><text:span text:style-name="a963" text:class-names="">mysqli</text:span><text:span text:style-name="a964" text:class-names="">-&gt;</text:span><text:span text:style-name="a965" text:class-names="">query</text:span><text:span text:style-name="a966" text:class-names="">($</text:span><text:span text:style-name="a967" text:class-names="">sql</text:span><text:span text:style-name="a968" text:class-names="">);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8" draw:style-name="a975" draw:name="Espace réservé du pied de page 5" svg:x="0.82682in" svg:y="7.56188in" svg:width="5.72161in" svg:height="0.44016in">
          <draw:text-box>
            <text:p text:style-name="a974" text:class-names="" text:cond-style-name=""><text:span text:style-name="a972" text:class-names="">CADIOT – OSHIRO M2CCI Projet PHP</text:span><text:span text:style-name="a973" text:class-names=""/></text:p>
          </draw:text-box>
          <svg:title/>
          <svg:desc/>
        </draw:frame>
        <draw:frame draw:id="id149" draw:style-name="a979" draw:name="Espace réservé du numéro de diapositive 6" svg:x="10.2278in" svg:y="7.56188in" svg:width="0.57878in" svg:height="0.44016in">
          <draw:text-box>
            <text:p text:style-name="a978" text:class-names="" text:cond-style-name=""><text:span text:style-name="a976" text:class-names=""><text:page-number style:num-format="1" text:fixed="false"/></text:span><text:span text:style-name="a977" text:class-names=""/></text:p>
          </draw:text-box>
          <svg:title/>
          <svg:desc/>
        </draw:frame>
        <presentation:notes draw:style-name="a985">
          <draw:frame draw:id="id150" draw:style-name="a982" draw:name="Espace réservé du numéro de diapositive 6" svg:x="4.67953in" svg:y="11.10827in" svg:width="3.5878in" svg:height="0.58425in">
            <draw:text-box>
              <text:p text:style-name="a981" text:class-names="" text:cond-style-name=""><text:span text:style-name="a98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51" presentation:style-name="a983" draw:name="Espace réservé de l'image des diapositives 1">
            <svg:title/>
            <svg:desc/>
          </draw:page-thumbnail>
          <draw:frame draw:id="id152" presentation:style-name="a984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986" draw:master-page-name="Master1-Layout7-blank-Vide" presentation:presentation-page-layout-name="Master1-PPL7" draw:id="Slide-261">
        <draw:frame draw:id="id153" presentation:style-name="a989" draw:name="Titre 1" svg:x="0in" svg:y="0.32986in" svg:width="9.92188in" svg:height="1.38021in" presentation:class="title" presentation:placeholder="false">
          <draw:text-box>
            <text:p text:style-name="a988" text:class-names="" text:cond-style-name=""><text:span text:style-name="a987" text:class-names="">Requêtes</text:span></text:p>
          </draw:text-box>
          <svg:title/>
          <svg:desc/>
        </draw:frame>
        <draw:frame draw:id="id159" presentation:style-name="a1013" draw:name="Espace réservé du texte 2" svg:x="0.14773in" svg:y="2.91747in" svg:width="9.92188in" svg:height="2.86143in" presentation:class="outline" presentation:placeholder="false">
          <draw:text-box>
            <text:list text:style-name="a992">
              <text:list-item>
                <text:p text:style-name="a991" text:class-names="" text:cond-style-name="" text:id="id154"><text:span text:style-name="a990" text:class-names="">Récupération variables de la requête :</text:span></text:p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 text:id="id155"><text:span text:style-name="a993" text:class-names="">if (</text:span><text:span text:style-name="a994" text:class-names="">isset</text:span><text:span text:style-name="a995" text:class-names="">( $_POST['</text:span><text:span text:style-name="a996" text:class-names="">nomMusicien</text:span><text:span text:style-name="a997" text:class-names="">'])){</text:span></text:p>
                      </text:list-item>
                    </text:list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p text:style-name="a1005" text:class-names="" text:cond-style-name="" text:id="id156"><text:span text:style-name="a1000" text:class-names=""><text:s text:c="1"/>$</text:span><text:span text:style-name="a1001" text:class-names="">nomm</text:span><text:span text:style-name="a1002" text:class-names=""><text:s text:c="1"/>= $_POST['</text:span><text:span text:style-name="a1003" text:class-names="">nomMusicien</text:span><text:span text:style-name="a1004" text:class-names="">'];</text:span></text:p>
                      </text:list-item>
                    </text:list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list text:style-name="a1009">
                      <text:list-item>
                        <text:p text:style-name="a1008" text:class-names="" text:cond-style-name="" text:id="id157"><text:span text:style-name="a1007" text:class-names="">}</text:span></text:p>
                      </text:list-item>
                    </text:list>
                  </text:list-item>
                </text:list>
              </text:list-item>
            </text:list>
            <text:list text:style-name="a1012">
              <text:list-item>
                <text:list text:style-name="a1012">
                  <text:list-item>
                    <text:list text:style-name="a1012">
                      <text:list-item>
                        <text:p text:style-name="a1011" text:class-names="" text:cond-style-name="" text:id="id158"><text:span text:style-name="a1010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0" draw:style-name="a1017" draw:name="Espace réservé du pied de page 5" svg:x="0.82682in" svg:y="7.56188in" svg:width="5.72161in" svg:height="0.44016in">
          <draw:text-box>
            <text:p text:style-name="a1016" text:class-names="" text:cond-style-name=""><text:span text:style-name="a1014" text:class-names="">CADIOT – OSHIRO M2CCI Projet PHP</text:span><text:span text:style-name="a1015" text:class-names=""/></text:p>
          </draw:text-box>
          <svg:title/>
          <svg:desc/>
        </draw:frame>
        <draw:frame draw:id="id161" draw:style-name="a1021" draw:name="Espace réservé du numéro de diapositive 6" svg:x="10.2278in" svg:y="7.56188in" svg:width="0.57878in" svg:height="0.44016in">
          <draw:text-box>
            <text:p text:style-name="a1020" text:class-names="" text:cond-style-name=""><text:span text:style-name="a1018" text:class-names=""><text:page-number style:num-format="1" text:fixed="false"/></text:span><text:span text:style-name="a1019" text:class-names=""/></text:p>
          </draw:text-box>
          <svg:title/>
          <svg:desc/>
        </draw:frame>
        <draw:frame draw:id="id175" draw:style-name="a1135" draw:name="ZoneTexte 8" svg:x="0in" svg:y="1.71007in" svg:width="10.80658in" svg:height="5.75566in">
          <draw:text-box>
            <text:list text:style-name="a1024">
              <text:list-item>
                <text:p text:style-name="a1023" text:class-names="" text:cond-style-name="" text:id="id162"><text:span text:style-name="a1022" text:class-names="">Différentes requêtes en fonction du nombre de champs remplis :</text:span></text:p>
              </text:list-item>
            </text:list>
            <text:list text:style-name="a1027">
              <text:list-item>
                <text:list text:style-name="a1027">
                  <text:list-item>
                    <text:list text:style-name="a1027">
                      <text:list-item>
                        <text:p text:style-name="a1026" text:class-names="" text:cond-style-name="" text:id="id163"><text:span text:style-name="a1025" text:class-names="">//seul le premier champ du formulaire est rempli</text:span></text:p>
                      </text:list-item>
                    </text:list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p text:style-name="a1045" text:class-names="" text:cond-style-name="" text:id="id164"><text:span text:style-name="a1028" text:class-names="">if (</text:span><text:span text:style-name="a1029" text:class-names="">isset</text:span><text:span text:style-name="a1030" text:class-names="">( $_POST['</text:span><text:span text:style-name="a1031" text:class-names="">nomMusicien</text:span><text:span text:style-name="a1032" text:class-names="">']) &amp;&amp;<text:s text:c="1"/></text:span><text:span text:style-name="a1033" text:class-names="">empty</text:span><text:span text:style-name="a1034" text:class-names="">($</text:span><text:span text:style-name="a1035" text:class-names="">villem</text:span><text:span text:style-name="a1036" text:class-names="">) &amp;&amp;<text:s text:c="1"/></text:span><text:span text:style-name="a1037" text:class-names="">empty</text:span><text:span text:style-name="a1038" text:class-names="">($</text:span><text:span text:style-name="a1039" text:class-names="">instru</text:span><text:span text:style-name="a1040" text:class-names="">) &amp;&amp;<text:s text:c="1"/></text:span><text:span text:style-name="a1041" text:class-names="">empty</text:span><text:span text:style-name="a1042" text:class-names="">($</text:span><text:span text:style-name="a1043" text:class-names="">stylem</text:span><text:span text:style-name="a1044" text:class-names="">)){</text:span></text:p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p text:style-name="a1058" text:class-names="" text:cond-style-name="" text:id="id165"><text:span text:style-name="a1047" text:class-names="">$</text:span><text:span text:style-name="a1048" text:class-names="">req</text:span><text:span text:style-name="a1049" text:class-names=""><text:s text:c="1"/>= "SELECT<text:s text:c="1"/></text:span><text:span text:style-name="a1050" text:class-names="">nomm</text:span><text:span text:style-name="a1051" text:class-names="">,<text:s text:c="1"/></text:span><text:span text:style-name="a1052" text:class-names="">villem</text:span><text:span text:style-name="a1053" text:class-names="">, ... FROM Musicien WHERE<text:s text:c="1"/></text:span><text:span text:style-name="a1054" text:class-names="">nomm</text:span><text:span text:style-name="a1055" text:class-names="">='$</text:span><text:span text:style-name="a1056" text:class-names="">nomm</text:span><text:span text:style-name="a1057" text:class-names="">'";</text:span></text:p>
                      </text:list-item>
                    </text:list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list text:style-name="a1070">
                      <text:list-item>
                        <text:p text:style-name="a1069" text:class-names="" text:cond-style-name="" text:id="id166"><text:span text:style-name="a1060" text:class-names="">$</text:span><text:span text:style-name="a1061" text:class-names="">stmt</text:span><text:span text:style-name="a1062" text:class-names=""><text:s text:c="1"/>=<text:s text:c="1"/></text:span><text:span text:style-name="a1063" text:class-names="">mysqli_prepare</text:span><text:span text:style-name="a1064" text:class-names="">($</text:span><text:span text:style-name="a1065" text:class-names="">mysqli</text:span><text:span text:style-name="a1066" text:class-names="">,$</text:span><text:span text:style-name="a1067" text:class-names="">req</text:span><text:span text:style-name="a1068" text:class-names="">);</text:span></text:p>
                      </text:list-item>
                    </text:list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list text:style-name="a1076">
                      <text:list-item>
                        <text:p text:style-name="a1075" text:class-names="" text:cond-style-name="" text:id="id167"><text:span text:style-name="a1071" text:class-names="">mysqli_stmt_execute</text:span><text:span text:style-name="a1072" text:class-names="">($</text:span><text:span text:style-name="a1073" text:class-names="">stmt</text:span><text:span text:style-name="a1074" text:class-names="">);</text:span></text:p>
                      </text:list-item>
                    </text:list>
                  </text:list-item>
                </text:list>
              </text:list-item>
            </text:list>
            <text:list text:style-name="a1100">
              <text:list-item>
                <text:list text:style-name="a1100">
                  <text:list-item>
                    <text:list text:style-name="a1100">
                      <text:list-item>
                        <text:p text:style-name="a1099" text:class-names="" text:cond-style-name="" text:id="id168"><text:span text:style-name="a1077" text:class-names="">mysqli_stmt_bind_result</text:span><text:span text:style-name="a1078" text:class-names="">($</text:span><text:span text:style-name="a1079" text:class-names="">stmt</text:span><text:span text:style-name="a1080" text:class-names="">, $</text:span><text:span text:style-name="a1081" text:class-names="">nomm</text:span><text:span text:style-name="a1082" text:class-names="">, $</text:span><text:span text:style-name="a1083" text:class-names="">villem</text:span><text:span text:style-name="a1084" text:class-names="">, $</text:span><text:span text:style-name="a1085" text:class-names="">stylem</text:span><text:span text:style-name="a1086" text:class-names="">, $</text:span><text:span text:style-name="a1087" text:class-names="">telephonem</text:span><text:span text:style-name="a1088" text:class-names="">, $</text:span><text:span text:style-name="a1089" text:class-names="">instrumentm</text:span><text:span text:style-name="a1090" text:class-names="">, $</text:span><text:span text:style-name="a1091" text:class-names="">agem</text:span><text:span text:style-name="a1092" text:class-names="">, $</text:span><text:span text:style-name="a1093" text:class-names="">adressemailm</text:span><text:span text:style-name="a1094" text:class-names="">, $</text:span><text:span text:style-name="a1095" text:class-names="">sitem</text:span><text:span text:style-name="a1096" text:class-names="">, $</text:span><text:span text:style-name="a1097" text:class-names="">descriptionm</text:span><text:span text:style-name="a1098" text:class-names="">);</text:span></text:p>
                      </text:list-item>
                    </text:list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list text:style-name="a1108">
                      <text:list-item>
                        <text:p text:style-name="a1107" text:class-names="" text:cond-style-name="" text:id="id169"><text:span text:style-name="a1101" text:class-names="">while</text:span><text:span text:style-name="a1102" text:class-names=""><text:s text:c="1"/>(</text:span><text:span text:style-name="a1103" text:class-names="">mysqli_stmt_fetch</text:span><text:span text:style-name="a1104" text:class-names="">($</text:span><text:span text:style-name="a1105" text:class-names="">stmt</text:span><text:span text:style-name="a1106" text:class-names="">)) {</text:span></text:p>
                      </text:list-item>
                    </text:list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p text:style-name="a1115" text:class-names="" text:cond-style-name="" text:id="id170"><text:span text:style-name="a1109" text:class-names="">printf</text:span><text:span text:style-name="a1110" text:class-names=""><text:s text:c="1"/>("Nom du Musicien: %s &lt;</text:span><text:span text:style-name="a1111" text:class-names="">br</text:span><text:span text:style-name="a1112" text:class-names="">&gt;...",$</text:span><text:span text:style-name="a1113" text:class-names="">nomm</text:span><text:span text:style-name="a1114" text:class-names="">,...);</text:span></text:p>
                      </text:list-item>
                    </text:list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p text:style-name="a1118" text:class-names="" text:cond-style-name="" text:id="id171"><text:span text:style-name="a1117" text:class-names="">}</text:span></text:p>
                      </text:list-item>
                    </text:list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list text:style-name="a1125">
                      <text:list-item>
                        <text:p text:style-name="a1124" text:class-names="" text:cond-style-name="" text:id="id172"><text:span text:style-name="a1120" text:class-names="">mysqli_stmt_close</text:span><text:span text:style-name="a1121" text:class-names="">($</text:span><text:span text:style-name="a1122" text:class-names="">stmt</text:span><text:span text:style-name="a1123" text:class-names="">);</text:span></text:p>
                      </text:list-item>
                    </text:list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list text:style-name="a1130">
                      <text:list-item>
                        <text:p text:style-name="a1129" text:class-names="" text:cond-style-name="" text:id="id173"><text:span text:style-name="a1126" text:class-names="">$</text:span><text:span text:style-name="a1127" text:class-names="">nbrequete</text:span><text:span text:style-name="a1128" text:class-names=""><text:s text:c="1"/>+= 1;</text:span></text:p>
                      </text:list-item>
                    </text:list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list text:style-name="a1134">
                      <text:list-item>
                        <text:p text:style-name="a1133" text:class-names="" text:cond-style-name="" text:id="id174"><text:span text:style-name="a1131" text:class-names="">}</text:span><text:span text:style-name="a1132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xit" presentation:group-id="0" smil:begin="0.0s" smil:fill="hold">
                  <anim:animate smil:targetElement="id154" smil:attributeName="x" smil:values="x;x" smil:keyTimes="0.0;1.0" smil:dur="0.5s"/>
                  <anim:animate smil:targetElement="id154" smil:attributeName="y" smil:values="y;1+height/2" smil:keyTimes="0.0;1.0" smil:dur="0.5s"/>
                  <anim:set smil:targetElement="id154" smil:attributeName="visibility" smil:to="hidden" smil:begin="0.499s" smil:dur="0.001s" smil:fill="hold"/>
                </anim:par>
                <anim:par presentation:node-type="with-previous" presentation:preset-id="2" presentation:preset-sub-type="4" presentation:preset-class="exit" presentation:group-id="0" smil:begin="0.0s" smil:fill="hold">
                  <anim:animate smil:targetElement="id155" smil:attributeName="x" smil:values="x;x" smil:keyTimes="0.0;1.0" smil:dur="0.5s"/>
                  <anim:animate smil:targetElement="id155" smil:attributeName="y" smil:values="y;1+height/2" smil:keyTimes="0.0;1.0" smil:dur="0.5s"/>
                  <anim:set smil:targetElement="id155" smil:attributeName="visibility" smil:to="hidden" smil:begin="0.499s" smil:dur="0.001s" smil:fill="hold"/>
                </anim:par>
                <anim:par presentation:node-type="with-previous" presentation:preset-id="2" presentation:preset-sub-type="4" presentation:preset-class="exit" presentation:group-id="0" smil:begin="0.0s" smil:fill="hold">
                  <anim:animate smil:targetElement="id156" smil:attributeName="x" smil:values="x;x" smil:keyTimes="0.0;1.0" smil:dur="0.5s"/>
                  <anim:animate smil:targetElement="id156" smil:attributeName="y" smil:values="y;1+height/2" smil:keyTimes="0.0;1.0" smil:dur="0.5s"/>
                  <anim:set smil:targetElement="id156" smil:attributeName="visibility" smil:to="hidden" smil:begin="0.499s" smil:dur="0.001s" smil:fill="hold"/>
                </anim:par>
                <anim:par presentation:node-type="with-previous" presentation:preset-id="2" presentation:preset-sub-type="4" presentation:preset-class="exit" presentation:group-id="0" smil:begin="0.0s" smil:fill="hold">
                  <anim:animate smil:targetElement="id157" smil:attributeName="x" smil:values="x;x" smil:keyTimes="0.0;1.0" smil:dur="0.5s"/>
                  <anim:animate smil:targetElement="id157" smil:attributeName="y" smil:values="y;1+height/2" smil:keyTimes="0.0;1.0" smil:dur="0.5s"/>
                  <anim:set smil:targetElement="id157" smil:attributeName="visibility" smil:to="hidden" smil:begin="0.499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75" smil:attributeName="visibility" smil:to="visible" smil:begin="0.0s" smil:dur="0.001s" smil:fill="hold"/>
                  <anim:animate smil:targetElement="id175" smil:attributeName="x" smil:values="x;x" smil:keyTimes="0.0;1.0" smil:dur="0.5s" smil:fill="hold"/>
                  <anim:animate smil:targetElement="id175" smil:attributeName="y" smil:values="1+height/2;y" smil:keyTimes="0.0;1.0" smil:dur="0.5s" smil:fill="hold"/>
                </anim:par>
              </anim:par>
            </anim:par>
          </anim:seq>
        </anim:par>
        <presentation:notes draw:style-name="a1141">
          <draw:frame draw:id="id176" draw:style-name="a1138" draw:name="Espace réservé du numéro de diapositive 6" svg:x="4.67953in" svg:y="11.10827in" svg:width="3.5878in" svg:height="0.58425in">
            <draw:text-box>
              <text:p text:style-name="a1137" text:class-names="" text:cond-style-name=""><text:span text:style-name="a113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77" presentation:style-name="a1139" draw:name="Espace réservé de l'image des diapositives 1">
            <svg:title/>
            <svg:desc/>
          </draw:page-thumbnail>
          <draw:frame draw:id="id178" presentation:style-name="a1140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142" draw:master-page-name="Master1-Layout7-blank-Vide" presentation:presentation-page-layout-name="Master1-PPL7" draw:id="Slide-262">
        <draw:frame draw:id="id179" presentation:style-name="a1145" draw:name="Titre 1" svg:x="0in" svg:y="0.32986in" svg:width="9.92188in" svg:height="1.38021in" presentation:class="title" presentation:placeholder="false">
          <draw:text-box>
            <text:p text:style-name="a1144" text:class-names="" text:cond-style-name=""><text:span text:style-name="a1143" text:class-names="">Esthétique du site</text:span></text:p>
          </draw:text-box>
          <svg:title/>
          <svg:desc/>
        </draw:frame>
        <draw:frame draw:id="id180" presentation:style-name="a1193" draw:name="Espace réservé du texte 2" svg:x="0in" svg:y="1.93403in" svg:width="9.92188in" svg:height="4.79514in" presentation:class="outline" presentation:placeholder="false">
          <draw:text-box>
            <text:list text:style-name="a1148">
              <text:list-item>
                <text:p text:style-name="a1147" text:class-names="" text:cond-style-name=""><text:span text:style-name="a1146" text:class-names="">Ergonomie générale:</text:span></text:p>
              </text:list-item>
            </text:list>
            <text:list text:style-name="a1151">
              <text:list-item>
                <text:list text:style-name="a1151">
                  <text:list-item>
                    <text:p text:style-name="a1150" text:class-names="" text:cond-style-name=""><text:span text:style-name="a1149" text:class-names="">Plusieurs pages en fonction des besoins</text:span></text:p>
                  </text:list-item>
                </text:list>
              </text:list-item>
            </text:list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2" text:class-names="">Barre de navigation rapide</text:span></text:p>
                  </text:list-item>
                </text:list>
              </text:list-item>
            </text:list>
            <text:list text:style-name="a1158">
              <text:list-item>
                <text:p text:style-name="a1157" text:class-names="" text:cond-style-name=""><text:span text:style-name="a1155" text:class-names="">Javascript</text:span><text:span text:style-name="a1156" text:class-names="">:</text:span></text:p>
              </text:list-item>
            </text:list>
            <text:list text:style-name="a1164">
              <text:list-item>
                <text:list text:style-name="a1164">
                  <text:list-item>
                    <text:p text:style-name="a1163" text:class-names="" text:cond-style-name=""><text:span text:style-name="a1159" text:class-names="">function</text:span><text:span text:style-name="a1160" text:class-names=""><text:s text:c="1"/></text:span><text:span text:style-name="a1161" text:class-names="">hidelogin</text:span><text:span text:style-name="a1162" text:class-names="">() {</text:span></text:p>
                  </text:list-item>
                </text:list>
              </text:list-item>
            </text:list>
            <text:list text:style-name="a1172">
              <text:list-item>
                <text:list text:style-name="a1172">
                  <text:list-item>
                    <text:p text:style-name="a1171" text:class-names="" text:cond-style-name=""><text:span text:style-name="a1165" text:class-names="">document.getElementById</text:span><text:span text:style-name="a1166" text:class-names="">("</text:span><text:span text:style-name="a1167" text:class-names="">formulogin</text:span><text:span text:style-name="a1168" text:class-names="">").</text:span><text:span text:style-name="a1169" text:class-names="">style.display</text:span><text:span text:style-name="a1170" text:class-names=""><text:s text:c="1"/>= "none"; … }</text:span></text:p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p text:style-name="a1188" text:class-names="" text:cond-style-name=""><text:span text:style-name="a1173" text:class-names="">&lt;</text:span><text:span text:style-name="a1174" text:class-names="">button</text:span><text:span text:style-name="a1175" text:class-names=""><text:s text:c="1"/>id="</text:span><text:span text:style-name="a1176" text:class-names="">buttonregister</text:span><text:span text:style-name="a1177" text:class-names="">" class="</text:span><text:span text:style-name="a1178" text:class-names="">buttonregister</text:span><text:span text:style-name="a1179" text:class-names="">" type="</text:span><text:span text:style-name="a1180" text:class-names="">button</text:span><text:span text:style-name="a1181" text:class-names="">"<text:s text:c="1"/></text:span><text:span text:style-name="a1182" text:class-names="">onclick</text:span><text:span text:style-name="a1183" text:class-names="">="</text:span><text:span text:style-name="a1184" text:class-names="">hidelogin</text:span><text:span text:style-name="a1185" text:class-names="">()"&gt;S'enregistrer&lt;/</text:span><text:span text:style-name="a1186" text:class-names="">button</text:span><text:span text:style-name="a1187" text:class-names="">&gt;</text:span></text:p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p text:style-name="a1191" text:class-names="" text:cond-style-name=""><text:span text:style-name="a119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1" draw:style-name="a1197" draw:name="Espace réservé du pied de page 5" svg:x="0.82682in" svg:y="7.56188in" svg:width="5.72161in" svg:height="0.44016in">
          <draw:text-box>
            <text:p text:style-name="a1196" text:class-names="" text:cond-style-name=""><text:span text:style-name="a1194" text:class-names="">CADIOT – OSHIRO M2CCI Projet PHP</text:span><text:span text:style-name="a1195" text:class-names=""/></text:p>
          </draw:text-box>
          <svg:title/>
          <svg:desc/>
        </draw:frame>
        <draw:frame draw:id="id182" draw:style-name="a1201" draw:name="Espace réservé du numéro de diapositive 6" svg:x="10.2278in" svg:y="7.56188in" svg:width="0.57878in" svg:height="0.44016in">
          <draw:text-box>
            <text:p text:style-name="a1200" text:class-names="" text:cond-style-name=""><text:span text:style-name="a1198" text:class-names=""><text:page-number style:num-format="1" text:fixed="false"/></text:span><text:span text:style-name="a1199" text:class-names=""/></text:p>
          </draw:text-box>
          <svg:title/>
          <svg:desc/>
        </draw:frame>
        <presentation:notes draw:style-name="a1207">
          <draw:frame draw:id="id183" draw:style-name="a1204" draw:name="Espace réservé du numéro de diapositive 6" svg:x="4.67953in" svg:y="11.10827in" svg:width="3.5878in" svg:height="0.58425in">
            <draw:text-box>
              <text:p text:style-name="a1203" text:class-names="" text:cond-style-name=""><text:span text:style-name="a1202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84" presentation:style-name="a1205" draw:name="Espace réservé de l'image des diapositives 1">
            <svg:title/>
            <svg:desc/>
          </draw:page-thumbnail>
          <draw:frame draw:id="id185" presentation:style-name="a1206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208" draw:master-page-name="Master1-Layout7-blank-Vide" presentation:presentation-page-layout-name="Master1-PPL7" draw:id="Slide-263">
        <draw:frame draw:id="id186" presentation:style-name="a1211" draw:name="Titre 1" svg:x="0in" svg:y="0.32986in" svg:width="9.92188in" svg:height="1.38021in" presentation:class="title" presentation:placeholder="false">
          <draw:text-box>
            <text:p text:style-name="a1210" text:class-names="" text:cond-style-name=""><text:span text:style-name="a1209" text:class-names="">Esthétique du site</text:span></text:p>
          </draw:text-box>
          <svg:title/>
          <svg:desc/>
        </draw:frame>
        <draw:frame draw:id="id187" presentation:style-name="a1265" draw:name="Espace réservé du texte 2" svg:x="0in" svg:y="1.93403in" svg:width="9.92188in" svg:height="5.62785in" presentation:class="outline" presentation:placeholder="false">
          <draw:text-box>
            <text:list text:style-name="a1214">
              <text:list-item>
                <text:p text:style-name="a1213" text:class-names="" text:cond-style-name=""><text:span text:style-name="a1212" text:class-names="">CSS:</text:span></text:p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5" text:class-names="">Différents format (barre de navigation, titre page, formulaire ...)</text:span></text:p>
                  </text:list-item>
                </text:list>
              </text:list-item>
            </text:list>
            <text:list text:style-name="a1220">
              <text:list-item>
                <text:list text:style-name="a1220">
                  <text:list-item>
                    <text:p text:style-name="a1219" text:class-names="" text:cond-style-name=""><text:span text:style-name="a1218" text:class-names="">Format par « block »</text:span></text:p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21" text:class-names=""><text:s text:c="1"/></text:span><text:span text:style-name="a1222" text:class-names="">exemple :</text:span></text:p>
                  </text:list-item>
                </text:list>
              </text:list-item>
            </text:list>
            <text:list text:style-name="a1228">
              <text:list-item>
                <text:list text:style-name="a1228">
                  <text:list-item>
                    <text:list text:style-name="a1228">
                      <text:list-item>
                        <text:p text:style-name="a1227" text:class-names="" text:cond-style-name=""><text:span text:style-name="a1225" text:class-names="">div#formulaire</text:span><text:span text:style-name="a1226" text:class-names=""><text:s text:c="1"/>{</text:span></text:p>
                      </text:list-item>
                    </text:list>
                  </text:list-item>
                </text:list>
              </text:list-item>
            </text:list>
            <text:list text:style-name="a1231">
              <text:list-item>
                <text:list text:style-name="a1231">
                  <text:list-item>
                    <text:list text:style-name="a1231">
                      <text:list-item>
                        <text:p text:style-name="a1230" text:class-names="" text:cond-style-name=""><text:span text:style-name="a1229" text:class-names="">width:50%;</text:span></text:p>
                      </text:list-item>
                    </text:list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list text:style-name="a1234">
                      <text:list-item>
                        <text:p text:style-name="a1233" text:class-names="" text:cond-style-name=""><text:span text:style-name="a1232" text:class-names="">height:75%;</text:span></text:p>
                      </text:list-item>
                    </text:list>
                  </text:list-item>
                </text:list>
              </text:list-item>
            </text:list>
            <text:list text:style-name="a1239">
              <text:list-item>
                <text:list text:style-name="a1239">
                  <text:list-item>
                    <text:list text:style-name="a1239">
                      <text:list-item>
                        <text:p text:style-name="a1238" text:class-names="" text:cond-style-name=""><text:span text:style-name="a1235" text:class-names="">background-</text:span><text:span text:style-name="a1236" text:class-names="">color</text:span><text:span text:style-name="a1237" text:class-names="">:#555;</text:span></text:p>
                      </text:list-item>
                    </text:list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list text:style-name="a1243">
                      <text:list-item>
                        <text:p text:style-name="a1242" text:class-names="" text:cond-style-name=""><text:span text:style-name="a1240" text:class-names="">opacity</text:span><text:span text:style-name="a1241" text:class-names=""><text:s text:c="1"/>: 0.9;</text:span></text:p>
                      </text:list-item>
                    </text:list>
                  </text:list-item>
                </text:list>
              </text:list-item>
            </text:list>
            <text:list text:style-name="a1247">
              <text:list-item>
                <text:list text:style-name="a1247">
                  <text:list-item>
                    <text:list text:style-name="a1247">
                      <text:list-item>
                        <text:p text:style-name="a1246" text:class-names="" text:cond-style-name=""><text:span text:style-name="a1244" text:class-names="">text-align:center</text:span><text:span text:style-name="a1245" text:class-names="">;</text:span></text:p>
                      </text:list-item>
                    </text:list>
                  </text:list-item>
                </text:list>
              </text:list-item>
            </text:list>
            <text:list text:style-name="a1251">
              <text:list-item>
                <text:list text:style-name="a1251">
                  <text:list-item>
                    <text:list text:style-name="a1251">
                      <text:list-item>
                        <text:p text:style-name="a1250" text:class-names="" text:cond-style-name=""><text:span text:style-name="a1248" text:class-names="">margin-left</text:span><text:span text:style-name="a1249" text:class-names="">: auto;</text:span></text:p>
                      </text:list-item>
                    </text:list>
                  </text:list-item>
                </text:list>
              </text:list-item>
            </text:list>
            <text:list text:style-name="a1255">
              <text:list-item>
                <text:list text:style-name="a1255">
                  <text:list-item>
                    <text:list text:style-name="a1255">
                      <text:list-item>
                        <text:p text:style-name="a1254" text:class-names="" text:cond-style-name=""><text:span text:style-name="a1252" text:class-names="">margin</text:span><text:span text:style-name="a1253" text:class-names="">-right: auto;</text:span></text:p>
                      </text:list-item>
                    </text:list>
                  </text:list-item>
                </text:list>
              </text:list-item>
            </text:list>
            <text:list text:style-name="a1258">
              <text:list-item>
                <text:list text:style-name="a1258">
                  <text:list-item>
                    <text:list text:style-name="a1258">
                      <text:list-item>
                        <text:p text:style-name="a1257" text:class-names="" text:cond-style-name=""><text:span text:style-name="a1256" text:class-names="">display: block;}</text:span></text:p>
                      </text:list-item>
                    </text:list>
                  </text:list-item>
                </text:list>
              </text:list-item>
            </text:list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9" text:class-names=""/></text:p>
                  </text:list-item>
                </text:list>
              </text:list-item>
            </text:list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8" draw:style-name="a1269" draw:name="Espace réservé du pied de page 5" svg:x="0.82682in" svg:y="7.56188in" svg:width="5.72161in" svg:height="0.44016in">
          <draw:text-box>
            <text:p text:style-name="a1268" text:class-names="" text:cond-style-name=""><text:span text:style-name="a1266" text:class-names="">CADIOT – OSHIRO M2CCI Projet PHP</text:span><text:span text:style-name="a1267" text:class-names=""/></text:p>
          </draw:text-box>
          <svg:title/>
          <svg:desc/>
        </draw:frame>
        <draw:frame draw:id="id189" draw:style-name="a1273" draw:name="Espace réservé du numéro de diapositive 6" svg:x="10.2278in" svg:y="7.56188in" svg:width="0.57878in" svg:height="0.44016in">
          <draw:text-box>
            <text:p text:style-name="a1272" text:class-names="" text:cond-style-name=""><text:span text:style-name="a1270" text:class-names=""><text:page-number style:num-format="1" text:fixed="false"/></text:span><text:span text:style-name="a1271" text:class-names=""/></text:p>
          </draw:text-box>
          <svg:title/>
          <svg:desc/>
        </draw:frame>
        <presentation:notes draw:style-name="a1279">
          <draw:frame draw:id="id190" draw:style-name="a1276" draw:name="Espace réservé du numéro de diapositive 6" svg:x="4.67953in" svg:y="11.10827in" svg:width="3.5878in" svg:height="0.58425in">
            <draw:text-box>
              <text:p text:style-name="a1275" text:class-names="" text:cond-style-name=""><text:span text:style-name="a1274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91" presentation:style-name="a1277" draw:name="Espace réservé de l'image des diapositives 1">
            <svg:title/>
            <svg:desc/>
          </draw:page-thumbnail>
          <draw:frame draw:id="id192" presentation:style-name="a1278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95085in" svg:y="1.72655in" svg:width="9.15477in" svg:height="3.65969in"/>
      <presentation:placeholder presentation:object="subtitle" svg:x="0.96738in" svg:y="5.29111in" svg:width="7.13548in" svg:height="1.28971in"/>
      <presentation:placeholder presentation:object="date-time" svg:x="7.22459in" svg:y="7.56188in" svg:width="2.96003in" svg:height="0.44016in"/>
      <presentation:placeholder presentation:object="footer" svg:x="0.97994in" svg:y="7.56188in" svg:width="5.72161in" svg:height="0.44016in"/>
      <presentation:placeholder presentation:object="page-number" svg:x="8.73394in" svg:y="5.09591in" svg:width="1.07952in" svg:height="0.77162in"/>
    </style:presentation-page-layout>
    <style:presentation-page-layout style:name="Master1-PPL2" style:display-name="Titre et contenu">
      <presentation:placeholder presentation:object="title" svg:x="0.82682in" svg:y="0.58423in" svg:width="9.37066in" svg:height="1.94007in"/>
      <presentation:placeholder presentation:object="object" svg:x="0.82682in" svg:y="2.55737in" svg:width="9.37066in" svg:height="4.88325in"/>
      <presentation:placeholder presentation:object="date-time" svg:x="7.22459in" svg:y="7.56188in" svg:width="2.96003in" svg:height="0.44016in"/>
      <presentation:placeholder presentation:object="footer" svg:x="0.82682in" svg:y="7.56188in" svg:width="5.72161in" svg:height="0.44016in"/>
      <presentation:placeholder presentation:object="page-number" svg:x="10.2278in" svg:y="7.56188in" svg:width="0.57878in" svg:height="0.44016in"/>
    </style:presentation-page-layout>
    <style:presentation-page-layout style:name="Master1-PPL3" style:display-name="Titre de section">
      <presentation:placeholder presentation:object="title" svg:x="1.95957in" svg:y="1.4771in" svg:width="8.39225in" svg:height="4.24391in"/>
      <presentation:placeholder presentation:object="outline" svg:x="1.95835in" svg:y="6.05171in" svg:width="8.18555in" svg:height="1.28603in"/>
      <presentation:placeholder presentation:object="date-time" svg:x="7.7706in" svg:y="7.56188in" svg:width="2.39105in" svg:height="0.44016in"/>
      <presentation:placeholder presentation:object="footer" svg:x="1.97253in" svg:y="7.56188in" svg:width="5.72161in" svg:height="0.44016in"/>
      <presentation:placeholder presentation:object="page-number" svg:x="0.77818in" svg:y="3.02414in" svg:width="1.07449in" svg:height="0.86837in"/>
    </style:presentation-page-layout>
    <style:presentation-page-layout style:name="Master1-PPL4" style:display-name="Deux contenus">
      <presentation:placeholder presentation:object="title" svg:x="0.82682in" svg:y="0.58423in" svg:width="9.37066in" svg:height="1.94007in"/>
      <presentation:placeholder presentation:object="object" svg:x="0.82682in" svg:y="2.64556in" svg:width="4.40972in" svg:height="4.79507in"/>
      <presentation:placeholder presentation:object="object" svg:x="5.77766in" svg:y="2.64556in" svg:width="4.40972in" svg:height="4.79507in"/>
      <presentation:placeholder presentation:object="date-time" svg:x="7.22459in" svg:y="7.56188in" svg:width="2.96003in" svg:height="0.44016in"/>
      <presentation:placeholder presentation:object="footer" svg:x="0.82682in" svg:y="7.56188in" svg:width="5.72161in" svg:height="0.44016in"/>
      <presentation:placeholder presentation:object="page-number" svg:x="10.2278in" svg:y="7.56188in" svg:width="0.57878in" svg:height="0.44016in"/>
    </style:presentation-page-layout>
    <style:presentation-page-layout style:name="Master1-PPL5" style:display-name="Comparaison">
      <presentation:placeholder presentation:object="title" svg:x="0.82682in" svg:y="0.58423in" svg:width="9.37066in" svg:height="1.94007in"/>
      <presentation:placeholder presentation:object="outline" svg:x="0.82682in" svg:y="2.46919in" svg:width="4.40972in" svg:height="0.77162in"/>
      <presentation:placeholder presentation:object="object" svg:x="0.82682in" svg:y="3.30694in" svg:width="4.40972in" svg:height="3.96833in"/>
      <presentation:placeholder presentation:object="outline" svg:x="5.81211in" svg:y="2.46919in" svg:width="4.40972in" svg:height="0.77162in"/>
      <presentation:placeholder presentation:object="object" svg:x="5.81211in" svg:y="3.30694in" svg:width="4.40972in" svg:height="3.96833in"/>
      <presentation:placeholder presentation:object="date-time" svg:x="7.22459in" svg:y="7.56188in" svg:width="2.96003in" svg:height="0.44016in"/>
      <presentation:placeholder presentation:object="footer" svg:x="0.82682in" svg:y="7.56188in" svg:width="5.72161in" svg:height="0.44016in"/>
      <presentation:placeholder presentation:object="page-number" svg:x="10.2278in" svg:y="7.56188in" svg:width="0.57878in" svg:height="0.44016in"/>
    </style:presentation-page-layout>
    <style:presentation-page-layout style:name="Master1-PPL6" style:display-name="Titre seul">
      <presentation:placeholder presentation:object="title" svg:x="0.82682in" svg:y="0.58423in" svg:width="9.37066in" svg:height="1.94007in"/>
      <presentation:placeholder presentation:object="date-time" svg:x="7.22459in" svg:y="7.56188in" svg:width="2.96003in" svg:height="0.44016in"/>
      <presentation:placeholder presentation:object="footer" svg:x="0.82682in" svg:y="7.56188in" svg:width="5.72161in" svg:height="0.44016in"/>
      <presentation:placeholder presentation:object="page-number" svg:x="10.2278in" svg:y="7.56188in" svg:width="0.57878in" svg:height="0.44016in"/>
    </style:presentation-page-layout>
    <style:presentation-page-layout style:name="Master1-PPL7" style:display-name="Vide">
      <presentation:placeholder presentation:object="date-time" svg:x="7.22459in" svg:y="7.56188in" svg:width="2.96003in" svg:height="0.44016in"/>
      <presentation:placeholder presentation:object="footer" svg:x="0.82682in" svg:y="7.56188in" svg:width="5.72161in" svg:height="0.44016in"/>
      <presentation:placeholder presentation:object="page-number" svg:x="10.2278in" svg:y="7.56188in" svg:width="0.57878in" svg:height="0.44016in"/>
    </style:presentation-page-layout>
    <style:presentation-page-layout style:name="Master1-PPL8" style:display-name="Contenu avec légende">
      <presentation:placeholder presentation:object="title" svg:x="7.73079in" svg:y="0.82674in" svg:width="2.89388in" svg:height="2.0944in"/>
      <presentation:placeholder presentation:object="object" svg:x="0.75792in" svg:y="0.82674in" svg:width="6.06888in" svg:height="6.05171in"/>
      <presentation:placeholder presentation:object="outline" svg:x="7.73079in" svg:y="2.92113in" svg:width="2.89388in" svg:height="3.96833in"/>
      <presentation:placeholder presentation:object="date-time" svg:x="7.22459in" svg:y="7.56188in" svg:width="2.96003in" svg:height="0.44016in"/>
      <presentation:placeholder presentation:object="footer" svg:x="0.82682in" svg:y="7.56188in" svg:width="5.72161in" svg:height="0.44016in"/>
      <presentation:placeholder presentation:object="page-number" svg:x="10.2278in" svg:y="7.56188in" svg:width="0.57878in" svg:height="0.44016in"/>
    </style:presentation-page-layout>
    <style:presentation-page-layout style:name="Master1-PPL9" style:display-name="Image avec légende">
      <presentation:placeholder presentation:object="title" svg:x="7.73079in" svg:y="0.82674in" svg:width="2.89388in" svg:height="2.0944in"/>
      <presentation:placeholder presentation:object="graphic" svg:x="0in" svg:y="0in" svg:width="7.50845in" svg:height="8.26736in"/>
      <presentation:placeholder presentation:object="outline" svg:x="7.73079in" svg:y="2.92113in" svg:width="2.89388in" svg:height="3.96833in"/>
      <presentation:placeholder presentation:object="date-time" svg:x="7.22459in" svg:y="7.56188in" svg:width="2.96003in" svg:height="0.44016in"/>
      <presentation:placeholder presentation:object="page-number" svg:x="10.2278in" svg:y="7.56188in" svg:width="0.57878in" svg:height="0.44016in"/>
    </style:presentation-page-layout>
    <style:presentation-page-layout style:name="Master1-PPL10" style:display-name="Titre et texte vertical">
      <presentation:placeholder presentation:object="title" svg:x="0.82682in" svg:y="0.58423in" svg:width="9.37066in" svg:height="1.94007in"/>
      <presentation:placeholder presentation:object="outline" svg:x="0.82682in" svg:y="2.55737in" svg:width="9.37066in" svg:height="4.88325in"/>
      <presentation:placeholder presentation:object="date-time" svg:x="7.22459in" svg:y="7.56188in" svg:width="2.96003in" svg:height="0.44016in"/>
      <presentation:placeholder presentation:object="footer" svg:x="0.82682in" svg:y="7.56188in" svg:width="5.72161in" svg:height="0.44016in"/>
      <presentation:placeholder presentation:object="page-number" svg:x="10.2278in" svg:y="7.56188in" svg:width="0.57878in" svg:height="0.44016in"/>
    </style:presentation-page-layout>
    <style:presentation-page-layout style:name="Master1-PPL11" style:display-name="Titre vertical et texte">
      <presentation:placeholder presentation:object="title" svg:x="7.88927in" svg:y="0.64302in" svg:width="2.30821in" svg:height="6.79761in"/>
      <presentation:placeholder presentation:object="outline" svg:x="0.96463in" svg:y="0.64302in" svg:width="6.78684in" svg:height="6.79761in"/>
      <presentation:placeholder presentation:object="date-time" svg:x="7.22459in" svg:y="7.56188in" svg:width="2.96003in" svg:height="0.44016in"/>
      <presentation:placeholder presentation:object="footer" svg:x="0.82682in" svg:y="7.56188in" svg:width="5.72161in" svg:height="0.44016in"/>
      <presentation:placeholder presentation:object="page-number" svg:x="10.2278in" svg:y="7.56188in" svg:width="0.57878in" svg:height="0.44016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470" xlink:href="media/image1.png" xlink:show="embed" xlink:actuate="onLoad"/>
    <draw:fill-image draw:name="a79" xlink:href="media/image2.png" xlink:show="embed" xlink:actuate="onLoad"/>
    <draw:fill-image draw:name="a597" xlink:href="media/image3.png" xlink:show="embed" xlink:actuate="onLoad"/>
    <draw:fill-image draw:name="a153" xlink:href="media/image1.png" xlink:show="embed" xlink:actuate="onLoad"/>
    <draw:fill-image draw:name="a411" xlink:href="media/image1.png" xlink:show="embed" xlink:actuate="onLoad"/>
    <draw:fill-image draw:name="a544" xlink:href="media/image3.png" xlink:show="embed" xlink:actuate="onLoad"/>
    <draw:fill-image draw:name="a33" xlink:href="media/image3.png" xlink:show="embed" xlink:actuate="onLoad"/>
    <draw:fill-image draw:name="a491" xlink:href="media/image3.png" xlink:show="embed" xlink:actuate="onLoad"/>
    <draw:fill-image draw:name="a358" xlink:href="media/image3.png" xlink:show="embed" xlink:actuate="onLoad"/>
    <draw:fill-image draw:name="a174" xlink:href="media/image2.png" xlink:show="embed" xlink:actuate="onLoad"/>
    <draw:fill-image draw:name="a244" xlink:href="media/image3.png" xlink:show="embed" xlink:actuate="onLoad"/>
    <draw:fill-image draw:name="a54" xlink:href="media/image1.png" xlink:show="embed" xlink:actuate="onLoad"/>
    <draw:fill-image draw:name="a56" xlink:href="media/image1.png" xlink:show="embed" xlink:actuate="onLoad"/>
    <draw:fill-image draw:name="a390" xlink:href="media/image3.png" xlink:show="embed" xlink:actuate="onLoad"/>
    <draw:fill-image draw:name="a58" xlink:href="media/image1.png" xlink:show="embed" xlink:actuate="onLoad"/>
    <draw:fill-image draw:name="a322" xlink:href="media/image3.png" xlink:show="embed" xlink:actuate="onLoad"/>
    <draw:fill-image draw:name="a132" xlink:href="media/image3.png" xlink:show="embed" xlink:actuate="onLoad"/>
    <draw:fill-image draw:name="a449" xlink:href="media/image3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2861in" style:font-size-asian="0.42861in" style:font-size-complex="0.42861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2861in" style:font-size-asian="0.42861in" style:font-size-complex="0.42861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0%" fo:text-align="left" style:tab-stop-distance="1.1023in" fo:margin-left="0.88184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.1023in" fo:margin-left="1.21253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9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.1023in" fo:margin-left="0.55115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.1023in" fo:margin-left="0.88184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9">
      <style:paragraph-properties fo:line-height="90%" fo:text-align="left" style:tab-stop-distance="1.1023in" fo:margin-left="1.21253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90%" fo:text-align="left" style:tab-stop-distance="1.1023in" fo:margin-left="0.55115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draw:fill="bitmap" draw:fill-image-name="a79" style:repeat="repeat" draw:fill-image-width="3.1171in" draw:fill-image-height="1.84192in" draw:fill-image-ref-point="top-left" draw:stroke="none"/>
    </style:style>
    <style:style style:family="paragraph" style:name="a424">
      <style:paragraph-properties fo:line-height="90%" fo:text-align="left" style:tab-stop-distance="1.1023in" fo:margin-left="0.88184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draw:fill="none" draw:stroke="solid" svg:stroke-width="0.02778in" svg:stroke-color="#ffffff" svg:stroke-opacity="100%" svg:stroke-linecap="butt"/>
    </style:style>
    <style:style style:family="presentation" style:name="a82">
      <style:graphic-properties draw:fill="none" draw:stroke="non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7">
      <style:paragraph-properties fo:line-height="90%" fo:text-align="left" style:tab-stop-distance="1.1023in" fo:margin-left="1.21253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.1023in" fo:margin-left="1.54322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.1023in" fo:margin-left="0.55115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.1023in" fo:margin-left="1.54322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23">
      <style:graphic-properties draw:fill="bitmap" draw:fill-image-name="a322" style:repeat="repeat" draw:fill-image-width="3.1171in" draw:fill-image-height="1.84192in" draw:fill-image-ref-point="top-left" draw:stroke="none"/>
    </style:style>
    <style:style style:family="graphic" style:name="a324">
      <style:graphic-properties draw:fill="none" draw:stroke="solid" svg:stroke-width="0.01389in" svg:stroke-color="#ffffff" svg:stroke-opacity="100%" svg:stroke-linecap="butt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.1023in" fo:margin-left="1.54322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.1023in" fo:margin-left="0.88184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5">
      <style:graphic-properties draw:fill="bitmap" draw:fill-image-name="a544" style:repeat="repeat" draw:fill-image-width="3.1171in" draw:fill-image-height="1.84192in" draw:fill-image-ref-point="top-left" draw:stroke="none"/>
    </style:style>
    <style:style style:family="paragraph" style:name="a114">
      <style:paragraph-properties fo:line-height="90%" fo:text-align="left" style:tab-stop-distance="1.1023in" fo:margin-left="1.21253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draw:fill="none" draw:stroke="solid" svg:stroke-width="0.01389in" svg:stroke-color="#ffffff" svg:stroke-opacity="100%" svg:stroke-linecap="butt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draw:fill="none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">
      <style:paragraph-properties fo:line-height="90%" fo:text-align="left" style:tab-stop-distance="1.1023in" fo:margin-left="0.55115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.1023in" fo:margin-left="1.54322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.1023in" fo:margin-left="0.88184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.1023in" fo:margin-left="1.21253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.1023in" fo:margin-left="1.54322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draw:fill="bitmap" draw:fill-image-name="a449" style:repeat="repeat" draw:fill-image-width="3.1171in" draw:fill-image-height="1.84192in" draw:fill-image-ref-point="top-left" draw:stroke="non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1">
      <style:graphic-properties draw:fill="none" draw:stroke="solid" svg:stroke-width="0.01389in" svg:stroke-color="#ffffff" svg:stroke-opacity="100%" svg:stroke-linecap="butt"/>
    </style:style>
    <style:style style:family="presentation" style:name="a452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33">
      <style:graphic-properties draw:fill="bitmap" draw:fill-image-name="a132" style:repeat="repeat" draw:fill-image-width="3.1171in" draw:fill-image-height="1.84192in" draw:fill-image-ref-point="top-left" draw:stroke="non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">
      <style:graphic-properties draw:fill="none" draw:stroke="solid" svg:stroke-width="0.01389in" svg:stroke-color="#ffffff" svg:stroke-opacity="100%" svg:stroke-linecap="butt"/>
    </style:style>
    <style:style style:family="text" style:name="a565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draw:fill="none" draw:stroke="none"/>
    </style:style>
    <style:style style:family="text" style:name="a566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">
      <style:graphic-properties draw:fill="bitmap" draw:fill-image-name="a244" style:repeat="repeat" draw:fill-image-width="3.1171in" draw:fill-image-height="1.84192in" draw:fill-image-ref-point="top-left" draw:stroke="none"/>
    </style:style>
    <style:style style:family="graphic" style:name="a246">
      <style:graphic-properties draw:fill="none" draw:stroke="solid" svg:stroke-width="0.01389in" svg:stroke-color="#ffffff" svg:stroke-opacity="100%" svg:stroke-linecap="butt"/>
    </style:style>
    <style:style style:family="presentation" style:name="a247">
      <style:graphic-properties draw:fill="none" draw:stroke="none"/>
    </style:style>
    <style:style style:family="text" style:name="a35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draw:fill="bitmap" draw:fill-image-name="a358" style:repeat="repeat" draw:fill-image-width="3.1171in" draw:fill-image-height="1.84192in" draw:fill-image-ref-point="top-left" draw:stroke="non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.1023in" fo:margin-left="0.55115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.1023in" fo:margin-left="0.88184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90%" fo:text-align="left" style:tab-stop-distance="1.1023in" fo:margin-left="1.21253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draw:fill="none" draw:stroke="solid" svg:stroke-width="0.01389in" svg:stroke-color="#ffffff" svg:stroke-opacity="100%" svg:stroke-linecap="butt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draw:fill="none" draw:stroke="none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draw:fill="bitmap" draw:fill-image-name="a470" style:repeat="repeat" draw:fill-image-width="3.3738in" draw:fill-image-height="1.9286in" draw:fill-image-ref-point="center" draw:opacity="60%" draw:stroke="none"/>
    </style:style>
    <style:style style:family="text" style:name="a472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42861in" style:font-size-asian="0.42861in" style:font-size-complex="0.428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8986in" style:font-size-asian="0.48986in" style:font-size-complex="0.489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.1023in" fo:margin-left="0in" fo:margin-right="0in" fo:text-indent="0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solid" draw:fill-color="#e1e0e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90%" fo:text-align="left" style:tab-stop-distance="1.1023in" fo:margin-left="1.54322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draw:fill="bitmap" draw:fill-image-name="a153" style:repeat="repeat" draw:fill-image-width="3.3738in" draw:fill-image-height="1.9286in" draw:fill-image-ref-point="center" draw:opacity="80%" draw:stroke="non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97986in" style:font-size-asian="0.97986in" style:font-size-complex="0.979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97986in" style:font-size-asian="0.97986in" style:font-size-complex="0.97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8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9e3611" style:text-line-through-type="none" style:text-line-through-style="none" style:text-line-through-width="auto" style:text-line-through-color="font-color" style:text-position="0% 100%" fo:font-family="Rockwel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.1023in" fo:margin-left="0in" fo:margin-right="0in" fo:text-indent="0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draw:fill="bitmap" draw:fill-image-name="a597" style:repeat="repeat" draw:fill-image-width="3.1171in" draw:fill-image-height="1.84192in" draw:fill-image-ref-point="top-left" draw:stroke="none"/>
    </style:style>
    <style:style style:family="paragraph" style:name="a270">
      <style:paragraph-properties fo:line-height="90%" fo:text-align="left" style:tab-stop-distance="1.1023in" fo:margin-left="0in" fo:margin-right="0in" fo:text-indent="0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draw:fill="none" draw:stroke="solid" svg:stroke-width="0.01389in" svg:stroke-color="#ffffff" svg:stroke-opacity="100%" svg:stroke-linecap="butt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.1023in" fo:margin-left="0.55115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2">
      <style:graphic-properties draw:fill="bitmap" draw:fill-image-name="a491" style:repeat="repeat" draw:fill-image-width="3.1171in" draw:fill-image-height="1.84192in" draw:fill-image-ref-point="top-left" draw:stroke="none"/>
    </style:style>
    <style:style style:family="graphic" style:name="a493">
      <style:graphic-properties draw:fill="none" draw:stroke="solid" svg:stroke-width="0.01389in" svg:stroke-color="#ffffff" svg:stroke-opacity="100%" svg:stroke-linecap="butt"/>
    </style:style>
    <style:style style:family="presentation" style:name="a494">
      <style:graphic-properties draw:fill="none" draw:stroke="non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2861in" style:font-size-asian="0.42861in" style:font-size-complex="0.42861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2861in" style:font-size-asian="0.42861in" style:font-size-complex="0.42861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">
      <style:graphic-properties draw:fill="bitmap" draw:fill-image-name="a174" style:repeat="repeat" draw:fill-image-width="3.1171in" draw:fill-image-height="1.84192in" draw:fill-image-ref-point="top-left" draw:stroke="none"/>
    </style:style>
    <style:style style:family="graphic" style:name="a176">
      <style:graphic-properties draw:fill="none" draw:stroke="solid" svg:stroke-width="0.02778in" svg:stroke-color="#ffffff" svg:stroke-opacity="100%" svg:stroke-linecap="butt"/>
    </style:style>
    <style:style style:family="presentation" style:name="a177">
      <style:graphic-properties draw:fill="none" draw:stroke="none"/>
    </style:style>
    <style:style style:family="paragraph" style:name="a280">
      <style:paragraph-properties fo:line-height="90%" fo:text-align="left" style:tab-stop-distance="1.1023in" fo:margin-left="0.88184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.1023in" fo:margin-left="1.21253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.1023in" fo:margin-left="1.54322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draw:fill="bitmap" draw:fill-image-name="a390" style:repeat="repeat" draw:fill-image-width="3.1171in" draw:fill-image-height="1.84192in" draw:fill-image-ref-point="top-left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2">
      <style:graphic-properties draw:fill="none" draw:stroke="solid" svg:stroke-width="0.01389in" svg:stroke-color="#ffffff" svg:stroke-opacity="100%" svg:stroke-linecap="butt"/>
    </style:style>
    <style:style style:family="presentation" style:name="a393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9e3611" style:text-line-through-type="none" style:text-line-through-style="none" style:text-line-through-width="auto" style:text-line-through-color="font-color" style:text-position="0% 100%" fo:font-family="Rockwel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90%" fo:text-align="left" style:tab-stop-distance="1.1023in" fo:margin-left="0in" fo:margin-right="0in" fo:text-indent="0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.1023in" fo:margin-left="0.55115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1023in" fo:margin-left="0.88184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.1023in" fo:margin-left="1.21253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.1023in" fo:margin-left="1.54322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847in" style:font-size-asian="0.16847in" style:font-size-complex="0.16847in" fo:letter-spacing="-0.0106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bitmap" draw:fill-image-name="a33" style:repeat="repeat" draw:fill-image-width="3.1171in" draw:fill-image-height="1.84192in" draw:fill-image-ref-point="top-left" draw:stroke="none"/>
    </style:style>
    <style:style style:family="graphic" style:name="a35">
      <style:graphic-properties draw:fill="none" draw:stroke="solid" svg:stroke-width="0.01389in" svg:stroke-color="#ffffff" svg:stroke-opacity="100%" svg:stroke-linecap="butt"/>
    </style:style>
    <style:style style:family="presentation" style:name="a36">
      <style:graphic-properties draw:fill="none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draw:fill="none" draw:stroke="none"/>
    </style:style>
    <style:style style:family="text" style:name="a2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1023in" fo:margin-left="0.55115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">
      <style:graphic-properties draw:fill="bitmap" draw:fill-image-name="a54" style:repeat="repeat" draw:fill-image-width="3.3738in" draw:fill-image-height="1.9286in" draw:fill-image-ref-point="center" draw:opacity="80%" draw:stroke="non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draw:fill="bitmap" draw:fill-image-name="a56" style:repeat="repeat" draw:fill-image-width="3.3738in" draw:fill-image-height="1.9286in" draw:fill-image-ref-point="center" draw:opacity="80%" draw:stroke="non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bitmap" draw:fill-image-name="a58" style:repeat="repeat" draw:fill-image-width="3.3738in" draw:fill-image-height="1.9286in" draw:fill-image-ref-point="center" draw:opacity="80%" draw:stroke="non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97986in" style:font-size-asian="0.97986in" style:font-size-complex="0.979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97986in" style:font-size-asian="0.97986in" style:font-size-complex="0.97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8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">
      <style:paragraph-properties fo:line-height="90%" fo:text-align="left" style:tab-stop-distance="1.1023in" fo:margin-left="0in" fo:margin-right="0in" fo:text-indent="0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01">
      <style:paragraph-properties fo:line-height="90%" fo:text-align="left" style:tab-stop-distance="1.1023in" fo:margin-left="0.88184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.1023in" fo:margin-left="1.21253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.1023in" fo:margin-left="1.54322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12">
      <style:graphic-properties draw:fill="bitmap" draw:fill-image-name="a411" style:repeat="repeat" draw:fill-image-width="3.3738in" draw:fill-image-height="1.9286in" draw:fill-image-ref-point="center" draw:opacity="60%" draw:stroke="none"/>
    </style:style>
    <style:style style:family="text" style:name="a413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42861in" style:font-size-asian="0.42861in" style:font-size-complex="0.428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5306in" style:font-size-asian="0.15306in" style:font-size-complex="0.1530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625in" style:font-size-asian="0.30625in" style:font-size-complex="0.30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90%" fo:text-align="left" style:tab-stop-distance="1.1023in" fo:margin-left="0.55115in" fo:margin-right="0in" fo:text-indent="-0.22046in" fo:margin-top="0.06111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90%" fo:text-align="left" style:tab-stop-distance="1.1023in" fo:margin-left="0.22046in" fo:margin-right="0in" fo:text-indent="-0.22046in" fo:margin-top="0.18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2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207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112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15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19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419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96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571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299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10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574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275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13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577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278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302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16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305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231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531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210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309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14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218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518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422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425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428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281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580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106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284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20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584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109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288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7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221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521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224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524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201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227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527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  <text:list-style style:name="a204">
      <text:list-level-style-bullet text:level="1" text:bullet-char="§">
        <style:list-level-properties text:space-before="0in" text:min-label-width="0.22046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069in" text:min-label-width="0.22046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6138in" text:min-label-width="0.22046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9207in" text:min-label-width="0.22046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32276in" text:min-label-width="0.22046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70832in" text:min-label-width="0.22046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2.06997in" text:min-label-width="0.22046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43162in" text:min-label-width="0.22046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79326in" text:min-label-width="0.22046in"/>
        <style:text-properties fo:color="#9e3611" fo:font-family="Wingdings" style:font-pitch="variable" fo:font-size="85%"/>
      </text:list-level-style-bullet>
    </text:list-style>
  </office:automatic-styles>
  <office:master-styles>
    <draw:layer-set>
      <draw:layer draw:name="Master1-bg" draw:protected="true"/>
    </draw:layer-set>
    <style:master-page style:name="Master1-Type-de-bois" style:page-layout-name="pageLayout1" draw:style-name="a0">
      <draw:g draw:name="Group 11" draw:id="id0">
        <svg:title/>
        <svg:desc/>
        <draw:custom-shape svg:x="10.2752in" svg:y="7.54075in" svg:width="0.47405in" svg:height="0.47399in" draw:id="id6" draw:style-name="a34" draw:name="Oval 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3193in" svg:y="7.58484in" svg:width="0.38585in" svg:height="0.38581in" draw:id="id7" draw:style-name="a35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" presentation:style-name="a4" draw:name="Title Placeholder 1" svg:x="0.82682in" svg:y="0.58423in" svg:width="9.37066in" svg:height="1.94007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82682in" svg:y="2.55737in" svg:width="9.37066in" svg:height="4.8832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7.22459in" svg:y="7.56188in" svg:width="2.96003in" svg:height="0.44016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8" draw:name="Footer Placeholder 4" svg:x="0.82682in" svg:y="7.56188in" svg:width="5.72161in" svg:height="0.44016in" presentation:class="footer" presentation:placeholder="false">
        <draw:text-box>
          <text:p text:style-name="a27" text:class-names="" text:cond-style-name=""><text:span text:style-name="a25" text:class-names="">CADIOT – OSHIRO M2CCI Projet PHP</text:span><text:span text:style-name="a26" text:class-names=""/></text:p>
        </draw:text-box>
        <svg:title/>
        <svg:desc/>
      </draw:frame>
      <draw:frame draw:id="id5" presentation:style-name="a32" draw:name="Slide Number Placeholder 5" svg:x="10.2278in" svg:y="7.56188in" svg:width="0.57878in" svg:height="0.44016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/></text:span><text:span text:style-name="a30" text:class-names=""/></text:p>
        </draw:text-box>
        <svg:title/>
        <svg:desc/>
      </draw:frame>
      <presentation:notes style:page-layout-name="pageLayout2" draw:style-name="a52">
        <draw:page-thumbnail svg:x="1.21063in" svg:y="0.88858in" svg:width="5.84567in" svg:height="4.38425in" presentation:class="page" draw:id="id8" presentation:style-name="a36" draw:name="Espace réservé de l'image des diapositives 1">
          <svg:title/>
          <svg:desc/>
        </draw:page-thumbnail>
        <draw:frame draw:id="id9" presentation:style-name="a39" draw:name="Espace réservé des commentaires 2" svg:x="0.82677in" svg:y="5.55394in" svg:width="6.61378in" svg:height="5.26142in" presentation:class="notes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0" presentation:style-name="a42" draw:name="Espace réservé de l'en-tête 3" svg:x="0in" svg:y="0in" svg:width="3.5878in" svg:height="0.5842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1" presentation:style-name="a45" draw:name="Espace réservé de la date 4" svg:x="4.67953in" svg:y="0in" svg:width="3.5878in" svg:height="0.58425in" presentation:class="date-time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2" presentation:style-name="a48" draw:name="Espace réservé du pied de page 5" svg:x="0in" svg:y="11.10827in" svg:width="3.5878in" svg:height="0.58425in" presentation:class="foot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3" presentation:style-name="a51" draw:name="Espace réservé du numéro de diapositive 6" svg:x="4.67953in" svg:y="11.10827in" svg:width="3.5878in" svg:height="0.58425in" presentation:class="page-number" presentation:placeholder="false">
          <draw:text-box>
            <text:p text:style-name="a50" text:class-names="" text:cond-style-name=""><text:span text:style-name="a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3">
      <draw:custom-shape svg:x="0.82682in" svg:y="1.62375in" svg:width="9.37066in" svg:height="0.09726in" draw:id="id14" draw:style-name="a5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82682in" svg:y="5.1629in" svg:width="9.37066in" svg:height="0.09726in" draw:id="id15" draw:style-name="a5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82682in" svg:y="1.78991in" svg:width="9.37066in" svg:height="3.30694in" draw:id="id16" draw:style-name="a5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g draw:name="Group 9" draw:id="id17">
        <svg:title/>
        <svg:desc/>
        <draw:custom-shape svg:x="8.72249in" svg:y="4.95104in" svg:width="1.10243in" svg:height="1.10232in" draw:id="id23" draw:style-name="a80" draw:name="Oval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83273in" svg:y="5.06127in" svg:width="0.88194in" svg:height="0.88185in" draw:id="id24" draw:style-name="a81" draw:name="Oval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8" presentation:style-name="a63" draw:name="Title 1" svg:x="0.95085in" svg:y="1.72655in" svg:width="9.15477in" svg:height="3.65969in" presentation:class="title" presentation:placeholder="false">
        <draw:text-box>
          <text:p text:style-name="a62" text:class-names="" text:cond-style-name=""><text:span text:style-name="a60" text:class-names="">Modifiez le style du titre</text:span><text:span text:style-name="a61" text:class-names=""/></text:p>
        </draw:text-box>
        <svg:title/>
        <svg:desc/>
      </draw:frame>
      <draw:frame draw:id="id19" presentation:style-name="a67" draw:name="Subtitle 2" svg:x="0.96738in" svg:y="5.29111in" svg:width="7.13548in" svg:height="1.28971in" presentation:class="subtitle" presentation:placeholder="false">
        <draw:text-box>
          <text:p text:style-name="a66" text:class-names="" text:cond-style-name=""><text:span text:style-name="a64" text:class-names="">Modifiez le style des sous-titres du masque</text:span><text:span text:style-name="a65" text:class-names=""/></text:p>
        </draw:text-box>
        <svg:title/>
        <svg:desc/>
      </draw:frame>
      <draw:frame draw:id="id20" presentation:style-name="a70" draw:name="Date Placeholder 3" svg:x="7.22459in" svg:y="7.56188in" svg:width="2.96003in" svg:height="0.44016in" presentation:class="date-time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21" presentation:style-name="a74" draw:name="Footer Placeholder 4" svg:x="0.97994in" svg:y="7.56188in" svg:width="5.72161in" svg:height="0.44016in" presentation:class="footer" presentation:placeholder="false">
        <draw:text-box>
          <text:p text:style-name="a73" text:class-names="" text:cond-style-name=""><text:span text:style-name="a71" text:class-names="">CADIOT – OSHIRO M2CCI Projet PHP</text:span><text:span text:style-name="a72" text:class-names=""/></text:p>
        </draw:text-box>
        <svg:title/>
        <svg:desc/>
      </draw:frame>
      <draw:frame draw:id="id22" presentation:style-name="a78" draw:name="Slide Number Placeholder 5" svg:x="8.73394in" svg:y="5.09591in" svg:width="1.07952in" svg:height="0.77162in" presentation:class="page-number" presentation:placeholder="false">
        <draw:text-box>
          <text:p text:style-name="a77" text:class-names="" text:cond-style-name=""><text:span text:style-name="a75" text:class-names=""><text:page-number style:num-format="1" text:fixed="false"/></text:span><text:span text:style-name="a76" text:class-names=""/></text:p>
        </draw:text-box>
        <svg:title/>
        <svg:desc/>
      </draw:frame>
      <presentation:notes style:page-layout-name="pageLayout2" draw:style-name="a98">
        <draw:page-thumbnail svg:x="1.21063in" svg:y="0.88858in" svg:width="5.84567in" svg:height="4.38425in" presentation:class="page" draw:id="id8" presentation:style-name="a82" draw:name="Espace réservé de l'image des diapositives 1">
          <svg:title/>
          <svg:desc/>
        </draw:page-thumbnail>
        <draw:frame draw:id="id9" presentation:style-name="a85" draw:name="Espace réservé des commentaires 2" svg:x="0.82677in" svg:y="5.55394in" svg:width="6.61378in" svg:height="5.26142in" presentation:class="notes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0" presentation:style-name="a88" draw:name="Espace réservé de l'en-tête 3" svg:x="0in" svg:y="0in" svg:width="3.5878in" svg:height="0.58425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1" presentation:style-name="a91" draw:name="Espace réservé de la date 4" svg:x="4.67953in" svg:y="0in" svg:width="3.5878in" svg:height="0.58425in" presentation:class="date-time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2" presentation:style-name="a94" draw:name="Espace réservé du pied de page 5" svg:x="0in" svg:y="11.10827in" svg:width="3.5878in" svg:height="0.58425in" presentation:class="foot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3" presentation:style-name="a97" draw:name="Espace réservé du numéro de diapositive 6" svg:x="4.67953in" svg:y="11.10827in" svg:width="3.5878in" svg:height="0.58425in" presentation:class="page-number" presentation:placeholder="false">
          <draw:text-box>
            <text:p text:style-name="a96" text:class-names="" text:cond-style-name=""><text:span text:style-name="a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99">
      <draw:g draw:name="Group 11" draw:id="id25">
        <svg:title/>
        <svg:desc/>
        <draw:custom-shape svg:x="10.2752in" svg:y="7.54075in" svg:width="0.47405in" svg:height="0.47399in" draw:id="id31" draw:layer="Master1-bg" draw:style-name="a133" draw:name="Oval 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3193in" svg:y="7.58484in" svg:width="0.38585in" svg:height="0.38581in" draw:id="id32" draw:layer="Master1-bg" draw:style-name="a134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26" presentation:style-name="a103" draw:name="Title 1" svg:x="0.82682in" svg:y="0.58423in" svg:width="9.37066in" svg:height="1.94007in" presentation:class="title" presentation:placeholder="false">
        <draw:text-box>
          <text:p text:style-name="a102" text:class-names="" text:cond-style-name=""><text:span text:style-name="a100" text:class-names="">Modifiez le style du titre</text:span><text:span text:style-name="a101" text:class-names=""/></text:p>
        </draw:text-box>
        <svg:title/>
        <svg:desc/>
      </draw:frame>
      <draw:frame draw:id="id27" presentation:style-name="a120" draw:name="Content Placeholder 2" svg:x="0.82682in" svg:y="2.55737in" svg:width="9.37066in" svg:height="4.88325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Modifiez les styles du texte du masque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Deuxième niveau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list text:style-name="a119">
                            <text:list-item>
                              <text:p text:style-name="a118" text:class-names="" text:cond-style-name=""><text:span text:style-name="a116" text:class-names="">Cinquième niveau</text:span><text:span text:style-name="a1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23" draw:name="Date Placeholder 6" svg:x="7.22459in" svg:y="7.56188in" svg:width="2.96003in" svg:height="0.44016in" presentation:class="date-time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9" presentation:style-name="a127" draw:name="Footer Placeholder 7" svg:x="0.82682in" svg:y="7.56188in" svg:width="5.72161in" svg:height="0.44016in" presentation:class="footer" presentation:placeholder="false">
        <draw:text-box>
          <text:p text:style-name="a126" text:class-names="" text:cond-style-name=""><text:span text:style-name="a124" text:class-names="">CADIOT – OSHIRO M2CCI Projet PHP</text:span><text:span text:style-name="a125" text:class-names=""/></text:p>
        </draw:text-box>
        <svg:title/>
        <svg:desc/>
      </draw:frame>
      <draw:frame draw:id="id30" presentation:style-name="a131" draw:name="Slide Number Placeholder 8" svg:x="10.2278in" svg:y="7.56188in" svg:width="0.57878in" svg:height="0.44016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</draw:text-box>
        <svg:title/>
        <svg:desc/>
      </draw:frame>
      <presentation:notes style:page-layout-name="pageLayout2" draw:style-name="a151">
        <draw:page-thumbnail svg:x="1.21063in" svg:y="0.88858in" svg:width="5.84567in" svg:height="4.38425in" presentation:class="page" draw:id="id8" presentation:style-name="a135" draw:name="Espace réservé de l'image des diapositives 1">
          <svg:title/>
          <svg:desc/>
        </draw:page-thumbnail>
        <draw:frame draw:id="id9" presentation:style-name="a138" draw:name="Espace réservé des commentaires 2" svg:x="0.82677in" svg:y="5.55394in" svg:width="6.61378in" svg:height="5.26142in" presentation:class="notes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0" presentation:style-name="a141" draw:name="Espace réservé de l'en-tête 3" svg:x="0in" svg:y="0in" svg:width="3.5878in" svg:height="0.58425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1" presentation:style-name="a144" draw:name="Espace réservé de la date 4" svg:x="4.67953in" svg:y="0in" svg:width="3.5878in" svg:height="0.58425in" presentation:class="date-time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2" presentation:style-name="a147" draw:name="Espace réservé du pied de page 5" svg:x="0in" svg:y="11.10827in" svg:width="3.5878in" svg:height="0.58425in" presentation:class="foot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3" presentation:style-name="a150" draw:name="Espace réservé du numéro de diapositive 6" svg:x="4.67953in" svg:y="11.10827in" svg:width="3.5878in" svg:height="0.58425in" presentation:class="page-number" presentation:placeholder="false">
          <draw:text-box>
            <text:p text:style-name="a149" text:class-names="" text:cond-style-name=""><text:span text:style-name="a1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52">
      <draw:custom-shape svg:x="0in" svg:y="5.92867in" svg:width="11.02431in" svg:height="2.33869in" draw:id="id33" draw:style-name="a15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58" draw:name="Title 1" svg:x="1.95957in" svg:y="1.4771in" svg:width="8.39225in" svg:height="4.24391in" presentation:class="title" presentation:placeholder="false">
        <draw:text-box>
          <text:p text:style-name="a157" text:class-names="" text:cond-style-name=""><text:span text:style-name="a155" text:class-names="">Modifiez le style du titre</text:span><text:span text:style-name="a156" text:class-names=""/></text:p>
        </draw:text-box>
        <svg:title/>
        <svg:desc/>
      </draw:frame>
      <draw:frame draw:id="id35" presentation:style-name="a162" draw:name="Text Placeholder 2" svg:x="1.95835in" svg:y="6.05171in" svg:width="8.18555in" svg:height="1.28603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165" draw:name="Date Placeholder 3" svg:x="7.7706in" svg:y="7.56188in" svg:width="2.39105in" svg:height="0.44016in" presentation:class="date-tim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7" presentation:style-name="a169" draw:name="Footer Placeholder 4" svg:x="1.97253in" svg:y="7.56188in" svg:width="5.72161in" svg:height="0.44016in" presentation:class="footer" presentation:placeholder="false">
        <draw:text-box>
          <text:p text:style-name="a168" text:class-names="" text:cond-style-name=""><text:span text:style-name="a166" text:class-names="">CADIOT – OSHIRO M2CCI Projet PHP</text:span><text:span text:style-name="a167" text:class-names=""/></text:p>
        </draw:text-box>
        <svg:title/>
        <svg:desc/>
      </draw:frame>
      <draw:g draw:name="Group 7" draw:id="id38">
        <svg:title/>
        <svg:desc/>
        <draw:custom-shape svg:x="0.7642in" svg:y="2.93013in" svg:width="1.10243in" svg:height="1.10232in" draw:id="id40" draw:style-name="a175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87445in" svg:y="3.04036in" svg:width="0.88194in" svg:height="0.88185in" draw:id="id41" draw:style-name="a176" draw:name="Oval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39" presentation:style-name="a173" draw:name="Slide Number Placeholder 5" svg:x="0.77818in" svg:y="3.02414in" svg:width="1.07449in" svg:height="0.86837in" presentation:class="page-number" presentation:placeholder="false">
        <draw:text-box>
          <text:p text:style-name="a172" text:class-names="" text:cond-style-name=""><text:span text:style-name="a170" text:class-names=""><text:page-number style:num-format="1" text:fixed="false"/></text:span><text:span text:style-name="a171" text:class-names=""/></text:p>
        </draw:text-box>
        <svg:title/>
        <svg:desc/>
      </draw:frame>
      <presentation:notes style:page-layout-name="pageLayout2" draw:style-name="a193">
        <draw:page-thumbnail svg:x="1.21063in" svg:y="0.88858in" svg:width="5.84567in" svg:height="4.38425in" presentation:class="page" draw:id="id8" presentation:style-name="a177" draw:name="Espace réservé de l'image des diapositives 1">
          <svg:title/>
          <svg:desc/>
        </draw:page-thumbnail>
        <draw:frame draw:id="id9" presentation:style-name="a180" draw:name="Espace réservé des commentaires 2" svg:x="0.82677in" svg:y="5.55394in" svg:width="6.61378in" svg:height="5.26142in" presentation:class="notes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0" presentation:style-name="a183" draw:name="Espace réservé de l'en-tête 3" svg:x="0in" svg:y="0in" svg:width="3.5878in" svg:height="0.58425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1" presentation:style-name="a186" draw:name="Espace réservé de la date 4" svg:x="4.67953in" svg:y="0in" svg:width="3.5878in" svg:height="0.58425in" presentation:class="date-time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2" presentation:style-name="a189" draw:name="Espace réservé du pied de page 5" svg:x="0in" svg:y="11.10827in" svg:width="3.5878in" svg:height="0.58425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3" presentation:style-name="a192" draw:name="Espace réservé du numéro de diapositive 6" svg:x="4.67953in" svg:y="11.10827in" svg:width="3.5878in" svg:height="0.58425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94">
      <draw:g draw:name="Group 11" draw:id="id42">
        <svg:title/>
        <svg:desc/>
        <draw:custom-shape svg:x="10.2752in" svg:y="7.54075in" svg:width="0.47405in" svg:height="0.47399in" draw:id="id49" draw:layer="Master1-bg" draw:style-name="a245" draw:name="Oval 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3193in" svg:y="7.58484in" svg:width="0.38585in" svg:height="0.38581in" draw:id="id50" draw:layer="Master1-bg" draw:style-name="a246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43" presentation:style-name="a198" draw:name="Title 1" svg:x="0.82682in" svg:y="0.58423in" svg:width="9.37066in" svg:height="1.94007in" presentation:class="title" presentation:placeholder="false">
        <draw:text-box>
          <text:p text:style-name="a197" text:class-names="" text:cond-style-name=""><text:span text:style-name="a195" text:class-names="">Modifiez le style du titre</text:span><text:span text:style-name="a196" text:class-names=""/></text:p>
        </draw:text-box>
        <svg:title/>
        <svg:desc/>
      </draw:frame>
      <draw:frame draw:id="id44" presentation:style-name="a215" draw:name="Content Placeholder 2" svg:x="0.82682in" svg:y="2.64556in" svg:width="4.40972in" svg:height="4.79507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Modifiez les styles du texte du masque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Deuxième niveau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Cinquième niveau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32" draw:name="Content Placeholder 3" svg:x="5.77766in" svg:y="2.64556in" svg:width="4.40972in" svg:height="4.79507in" presentation:class="object" presentation:placeholder="false">
        <draw:text-box>
          <text:list text:style-name="a218">
            <text:list-item>
              <text:p text:style-name="a217" text:class-names="" text:cond-style-name=""><text:span text:style-name="a216" text:class-names="">Modifiez les styles du texte du masque</text:span></text:p>
            </text:list-item>
          </text:list>
          <text:list text:style-name="a221">
            <text:list-item>
              <text:list text:style-name="a221">
                <text:list-item>
                  <text:p text:style-name="a220" text:class-names="" text:cond-style-name=""><text:span text:style-name="a219" text:class-names="">Deuxième niveau</text:span></text:p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p text:style-name="a223" text:class-names="" text:cond-style-name=""><text:span text:style-name="a2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p text:style-name="a226" text:class-names="" text:cond-style-name=""><text:span text:style-name="a2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8" text:class-names="">Cinquième niveau</text:span><text:span text:style-name="a2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35" draw:name="Date Placeholder 4" svg:x="7.22459in" svg:y="7.56188in" svg:width="2.96003in" svg:height="0.44016in" presentation:class="date-time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7" presentation:style-name="a239" draw:name="Footer Placeholder 5" svg:x="0.82682in" svg:y="7.56188in" svg:width="5.72161in" svg:height="0.44016in" presentation:class="footer" presentation:placeholder="false">
        <draw:text-box>
          <text:p text:style-name="a238" text:class-names="" text:cond-style-name=""><text:span text:style-name="a236" text:class-names="">CADIOT – OSHIRO M2CCI Projet PHP</text:span><text:span text:style-name="a237" text:class-names=""/></text:p>
        </draw:text-box>
        <svg:title/>
        <svg:desc/>
      </draw:frame>
      <draw:frame draw:id="id48" presentation:style-name="a243" draw:name="Slide Number Placeholder 6" svg:x="10.2278in" svg:y="7.56188in" svg:width="0.57878in" svg:height="0.44016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  <presentation:notes style:page-layout-name="pageLayout2" draw:style-name="a263">
        <draw:page-thumbnail svg:x="1.21063in" svg:y="0.88858in" svg:width="5.84567in" svg:height="4.38425in" presentation:class="page" draw:id="id8" presentation:style-name="a247" draw:name="Espace réservé de l'image des diapositives 1">
          <svg:title/>
          <svg:desc/>
        </draw:page-thumbnail>
        <draw:frame draw:id="id9" presentation:style-name="a250" draw:name="Espace réservé des commentaires 2" svg:x="0.82677in" svg:y="5.55394in" svg:width="6.61378in" svg:height="5.26142in" presentation:class="notes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10" presentation:style-name="a253" draw:name="Espace réservé de l'en-tête 3" svg:x="0in" svg:y="0in" svg:width="3.5878in" svg:height="0.58425in" presentation:class="header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  <draw:frame draw:id="id11" presentation:style-name="a256" draw:name="Espace réservé de la date 4" svg:x="4.67953in" svg:y="0in" svg:width="3.5878in" svg:height="0.58425in" presentation:class="date-time" presentation:placeholder="false">
          <draw:text-box>
            <text:p text:style-name="a255" text:class-names="" text:cond-style-name=""><text:span text:style-name="a254" text:class-names=""/></text:p>
          </draw:text-box>
          <svg:title/>
          <svg:desc/>
        </draw:frame>
        <draw:frame draw:id="id12" presentation:style-name="a259" draw:name="Espace réservé du pied de page 5" svg:x="0in" svg:y="11.10827in" svg:width="3.5878in" svg:height="0.58425in" presentation:class="foot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13" presentation:style-name="a262" draw:name="Espace réservé du numéro de diapositive 6" svg:x="4.67953in" svg:y="11.10827in" svg:width="3.5878in" svg:height="0.58425in" presentation:class="page-number" presentation:placeholder="false">
          <draw:text-box>
            <text:p text:style-name="a261" text:class-names="" text:cond-style-name=""><text:span text:style-name="a2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64">
      <draw:g draw:name="Group 11" draw:id="id51">
        <svg:title/>
        <svg:desc/>
        <draw:custom-shape svg:x="10.2752in" svg:y="7.54075in" svg:width="0.47405in" svg:height="0.47399in" draw:id="id60" draw:layer="Master1-bg" draw:style-name="a323" draw:name="Oval 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3193in" svg:y="7.58484in" svg:width="0.38585in" svg:height="0.38581in" draw:id="id61" draw:layer="Master1-bg" draw:style-name="a324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52" presentation:style-name="a268" draw:name="Title 9" svg:x="0.82682in" svg:y="0.58423in" svg:width="9.37066in" svg:height="1.94007in" presentation:class="title" presentation:placeholder="false">
        <draw:text-box>
          <text:p text:style-name="a267" text:class-names="" text:cond-style-name=""><text:span text:style-name="a265" text:class-names="">Modifiez le style du titre</text:span><text:span text:style-name="a266" text:class-names=""/></text:p>
        </draw:text-box>
        <svg:title/>
        <svg:desc/>
      </draw:frame>
      <draw:frame draw:id="id53" presentation:style-name="a272" draw:name="Text Placeholder 2" svg:x="0.82682in" svg:y="2.46919in" svg:width="4.40972in" svg:height="0.77162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>Modifiez les styles du texte du masque</text:span></text:p>
            </text:list-item>
          </text:list>
        </draw:text-box>
        <svg:title/>
        <svg:desc/>
      </draw:frame>
      <draw:frame draw:id="id54" presentation:style-name="a289" draw:name="Content Placeholder 3" svg:x="0.82682in" svg:y="3.30694in" svg:width="4.40972in" svg:height="3.96833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Modifiez les styles du texte du masque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Deuxième niveau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5" text:class-names="">Cinquième niveau</text:span><text:span text:style-name="a2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3" draw:name="Text Placeholder 4" svg:x="5.81211in" svg:y="2.46919in" svg:width="4.40972in" svg:height="0.77162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Modifiez les styles du texte du masque</text:span></text:p>
            </text:list-item>
          </text:list>
        </draw:text-box>
        <svg:title/>
        <svg:desc/>
      </draw:frame>
      <draw:frame draw:id="id56" presentation:style-name="a310" draw:name="Content Placeholder 5" svg:x="5.81211in" svg:y="3.30694in" svg:width="4.40972in" svg:height="3.96833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Modifiez les styles du texte du masque</text:span></text:p>
            </text:list-item>
          </text:list>
          <text:list text:style-name="a299">
            <text:list-item>
              <text:list text:style-name="a299">
                <text:list-item>
                  <text:p text:style-name="a298" text:class-names="" text:cond-style-name=""><text:span text:style-name="a297" text:class-names="">Deuxième niveau</text:span></text:p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p text:style-name="a301" text:class-names="" text:cond-style-name=""><text:span text:style-name="a30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6" text:class-names="">Cinquième niveau</text:span><text:span text:style-name="a3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3" draw:name="Date Placeholder 6" svg:x="7.22459in" svg:y="7.56188in" svg:width="2.96003in" svg:height="0.44016in" presentation:class="date-time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58" presentation:style-name="a317" draw:name="Footer Placeholder 7" svg:x="0.82682in" svg:y="7.56188in" svg:width="5.72161in" svg:height="0.44016in" presentation:class="footer" presentation:placeholder="false">
        <draw:text-box>
          <text:p text:style-name="a316" text:class-names="" text:cond-style-name=""><text:span text:style-name="a314" text:class-names="">CADIOT – OSHIRO M2CCI Projet PHP</text:span><text:span text:style-name="a315" text:class-names=""/></text:p>
        </draw:text-box>
        <svg:title/>
        <svg:desc/>
      </draw:frame>
      <draw:frame draw:id="id59" presentation:style-name="a321" draw:name="Slide Number Placeholder 8" svg:x="10.2278in" svg:y="7.56188in" svg:width="0.57878in" svg:height="0.44016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8" presentation:style-name="a325" draw:name="Espace réservé de l'image des diapositives 1">
          <svg:title/>
          <svg:desc/>
        </draw:page-thumbnail>
        <draw:frame draw:id="id9" presentation:style-name="a328" draw:name="Espace réservé des commentaire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1" draw:name="Espace réservé de l'en-tête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1" presentation:style-name="a334" draw:name="Espace réservé de la date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2" presentation:style-name="a337" draw:name="Espace réservé du pied de page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3" presentation:style-name="a340" draw:name="Espace réservé du numéro de diapositive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42">
      <draw:g draw:name="Group 11" draw:id="id62">
        <svg:title/>
        <svg:desc/>
        <draw:custom-shape svg:x="10.2752in" svg:y="7.54075in" svg:width="0.47405in" svg:height="0.47399in" draw:id="id67" draw:layer="Master1-bg" draw:style-name="a359" draw:name="Oval 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3193in" svg:y="7.58484in" svg:width="0.38585in" svg:height="0.38581in" draw:id="id68" draw:layer="Master1-bg" draw:style-name="a360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63" presentation:style-name="a346" draw:name="Title 5" svg:x="0.82682in" svg:y="0.58423in" svg:width="9.37066in" svg:height="1.94007in" presentation:class="title" presentation:placeholder="false">
        <draw:text-box>
          <text:p text:style-name="a345" text:class-names="" text:cond-style-name=""><text:span text:style-name="a343" text:class-names="">Modifiez le style du titre</text:span><text:span text:style-name="a344" text:class-names=""/></text:p>
        </draw:text-box>
        <svg:title/>
        <svg:desc/>
      </draw:frame>
      <draw:frame draw:id="id64" presentation:style-name="a349" draw:name="Date Placeholder 2" svg:x="7.22459in" svg:y="7.56188in" svg:width="2.96003in" svg:height="0.44016in" presentation:class="date-time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65" presentation:style-name="a353" draw:name="Footer Placeholder 3" svg:x="0.82682in" svg:y="7.56188in" svg:width="5.72161in" svg:height="0.44016in" presentation:class="footer" presentation:placeholder="false">
        <draw:text-box>
          <text:p text:style-name="a352" text:class-names="" text:cond-style-name=""><text:span text:style-name="a350" text:class-names="">CADIOT – OSHIRO M2CCI Projet PHP</text:span><text:span text:style-name="a351" text:class-names=""/></text:p>
        </draw:text-box>
        <svg:title/>
        <svg:desc/>
      </draw:frame>
      <draw:frame draw:id="id66" presentation:style-name="a357" draw:name="Slide Number Placeholder 4" svg:x="10.2278in" svg:y="7.56188in" svg:width="0.57878in" svg:height="0.44016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presentation:notes style:page-layout-name="pageLayout2" draw:style-name="a377">
        <draw:page-thumbnail svg:x="1.21063in" svg:y="0.88858in" svg:width="5.84567in" svg:height="4.38425in" presentation:class="page" draw:id="id8" presentation:style-name="a361" draw:name="Espace réservé de l'image des diapositives 1">
          <svg:title/>
          <svg:desc/>
        </draw:page-thumbnail>
        <draw:frame draw:id="id9" presentation:style-name="a364" draw:name="Espace réservé des commentaires 2" svg:x="0.82677in" svg:y="5.55394in" svg:width="6.61378in" svg:height="5.26142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0" presentation:style-name="a367" draw:name="Espace réservé de l'en-tête 3" svg:x="0in" svg:y="0in" svg:width="3.5878in" svg:height="0.58425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1" presentation:style-name="a370" draw:name="Espace réservé de la date 4" svg:x="4.67953in" svg:y="0in" svg:width="3.5878in" svg:height="0.58425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2" presentation:style-name="a373" draw:name="Espace réservé du pied de page 5" svg:x="0in" svg:y="11.10827in" svg:width="3.5878in" svg:height="0.58425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3" presentation:style-name="a376" draw:name="Espace réservé du numéro de diapositive 6" svg:x="4.67953in" svg:y="11.10827in" svg:width="3.5878in" svg:height="0.58425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78">
      <draw:g draw:name="Group 11" draw:id="id69">
        <svg:title/>
        <svg:desc/>
        <draw:custom-shape svg:x="10.2752in" svg:y="7.54075in" svg:width="0.47405in" svg:height="0.47399in" draw:id="id73" draw:layer="Master1-bg" draw:style-name="a391" draw:name="Oval 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3193in" svg:y="7.58484in" svg:width="0.38585in" svg:height="0.38581in" draw:id="id74" draw:layer="Master1-bg" draw:style-name="a392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70" presentation:style-name="a381" draw:name="Date Placeholder 1" svg:x="7.22459in" svg:y="7.56188in" svg:width="2.96003in" svg:height="0.44016in" presentation:class="date-time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71" presentation:style-name="a385" draw:name="Footer Placeholder 2" svg:x="0.82682in" svg:y="7.56188in" svg:width="5.72161in" svg:height="0.44016in" presentation:class="footer" presentation:placeholder="false">
        <draw:text-box>
          <text:p text:style-name="a384" text:class-names="" text:cond-style-name=""><text:span text:style-name="a382" text:class-names="">CADIOT – OSHIRO M2CCI Projet PHP</text:span><text:span text:style-name="a383" text:class-names=""/></text:p>
        </draw:text-box>
        <svg:title/>
        <svg:desc/>
      </draw:frame>
      <draw:frame draw:id="id72" presentation:style-name="a389" draw:name="Slide Number Placeholder 3" svg:x="10.2278in" svg:y="7.56188in" svg:width="0.57878in" svg:height="0.44016in" presentation:class="page-number" presentation:placeholder="false">
        <draw:text-box>
          <text:p text:style-name="a388" text:class-names="" text:cond-style-name=""><text:span text:style-name="a386" text:class-names=""><text:page-number style:num-format="1" text:fixed="false"/></text:span><text:span text:style-name="a387" text:class-names=""/></text:p>
        </draw:text-box>
        <svg:title/>
        <svg:desc/>
      </draw:frame>
      <presentation:notes style:page-layout-name="pageLayout2" draw:style-name="a409">
        <draw:page-thumbnail svg:x="1.21063in" svg:y="0.88858in" svg:width="5.84567in" svg:height="4.38425in" presentation:class="page" draw:id="id8" presentation:style-name="a393" draw:name="Espace réservé de l'image des diapositives 1">
          <svg:title/>
          <svg:desc/>
        </draw:page-thumbnail>
        <draw:frame draw:id="id9" presentation:style-name="a396" draw:name="Espace réservé des commentaires 2" svg:x="0.82677in" svg:y="5.55394in" svg:width="6.61378in" svg:height="5.26142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Espace réservé de l'en-tête 3" svg:x="0in" svg:y="0in" svg:width="3.5878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1" presentation:style-name="a402" draw:name="Espace réservé de la date 4" svg:x="4.67953in" svg:y="0in" svg:width="3.5878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2" presentation:style-name="a405" draw:name="Espace réservé du pied de page 5" svg:x="0in" svg:y="11.10827in" svg:width="3.5878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3" presentation:style-name="a408" draw:name="Espace réservé du numéro de diapositive 6" svg:x="4.67953in" svg:y="11.10827in" svg:width="3.5878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10">
      <draw:custom-shape svg:x="7.50845in" svg:y="0in" svg:width="3.51586in" svg:height="8.26736in" draw:id="id75" draw:style-name="a41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416" draw:name="Title 1" svg:x="7.73079in" svg:y="0.82674in" svg:width="2.89388in" svg:height="2.0944in" presentation:class="title" presentation:placeholder="false">
        <draw:text-box>
          <text:p text:style-name="a415" text:class-names="" text:cond-style-name=""><text:span text:style-name="a413" text:class-names="">Modifiez le style du titre</text:span><text:span text:style-name="a414" text:class-names=""/></text:p>
        </draw:text-box>
        <svg:title/>
        <svg:desc/>
      </draw:frame>
      <draw:frame draw:id="id77" presentation:style-name="a433" draw:name="Content Placeholder 2" svg:x="0.75792in" svg:y="0.82674in" svg:width="6.06888in" svg:height="6.05171in" presentation:class="object" presentation:placeholder="false">
        <draw:text-box>
          <text:list text:style-name="a419">
            <text:list-item>
              <text:p text:style-name="a418" text:class-names="" text:cond-style-name=""><text:span text:style-name="a417" text:class-names="">Modifiez les styles du texte du masque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Deuxième niveau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29" text:class-names="">Cinquième niveau</text:span><text:span text:style-name="a4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437" draw:name="Text Placeholder 3" svg:x="7.73079in" svg:y="2.92113in" svg:width="2.89388in" svg:height="3.9683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Modifiez les styles du texte du masque</text:span></text:p>
            </text:list-item>
          </text:list>
        </draw:text-box>
        <svg:title/>
        <svg:desc/>
      </draw:frame>
      <draw:g draw:name="Group 11" draw:id="id79">
        <svg:title/>
        <svg:desc/>
        <draw:custom-shape svg:x="10.2752in" svg:y="7.54075in" svg:width="0.47405in" svg:height="0.47399in" draw:id="id83" draw:style-name="a450" draw:name="Oval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3193in" svg:y="7.58484in" svg:width="0.38585in" svg:height="0.38581in" draw:id="id84" draw:style-name="a451" draw:name="Oval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80" presentation:style-name="a440" draw:name="Date Placeholder 8" svg:x="7.22459in" svg:y="7.56188in" svg:width="2.96003in" svg:height="0.44016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81" presentation:style-name="a444" draw:name="Footer Placeholder 9" svg:x="0.82682in" svg:y="7.56188in" svg:width="5.72161in" svg:height="0.44016in" presentation:class="footer" presentation:placeholder="false">
        <draw:text-box>
          <text:p text:style-name="a443" text:class-names="" text:cond-style-name=""><text:span text:style-name="a441" text:class-names="">CADIOT – OSHIRO M2CCI Projet PHP</text:span><text:span text:style-name="a442" text:class-names=""/></text:p>
        </draw:text-box>
        <svg:title/>
        <svg:desc/>
      </draw:frame>
      <draw:frame draw:id="id82" presentation:style-name="a448" draw:name="Slide Number Placeholder 10" svg:x="10.2278in" svg:y="7.56188in" svg:width="0.57878in" svg:height="0.44016in" presentation:class="page-number" presentation:placeholder="false">
        <draw:text-box>
          <text:p text:style-name="a447" text:class-names="" text:cond-style-name=""><text:span text:style-name="a445" text:class-names=""><text:page-number style:num-format="1" text:fixed="false"/></text:span><text:span text:style-name="a446" text:class-names=""/></text:p>
        </draw:text-box>
        <svg:title/>
        <svg:desc/>
      </draw:frame>
      <presentation:notes style:page-layout-name="pageLayout2" draw:style-name="a468">
        <draw:page-thumbnail svg:x="1.21063in" svg:y="0.88858in" svg:width="5.84567in" svg:height="4.38425in" presentation:class="page" draw:id="id8" presentation:style-name="a452" draw:name="Espace réservé de l'image des diapositives 1">
          <svg:title/>
          <svg:desc/>
        </draw:page-thumbnail>
        <draw:frame draw:id="id9" presentation:style-name="a455" draw:name="Espace réservé des commentaires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e l'en-tête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1" presentation:style-name="a461" draw:name="Espace réservé de la date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2" presentation:style-name="a464" draw:name="Espace réservé du pied de page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3" presentation:style-name="a467" draw:name="Espace réservé du numéro de diapositive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69">
      <draw:custom-shape svg:x="7.50845in" svg:y="0in" svg:width="3.51586in" svg:height="8.26736in" draw:id="id85" draw:style-name="a471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475" draw:name="Title 1" svg:x="7.73079in" svg:y="0.82674in" svg:width="2.89388in" svg:height="2.0944in" presentation:class="title" presentation:placeholder="false">
        <draw:text-box>
          <text:p text:style-name="a474" text:class-names="" text:cond-style-name=""><text:span text:style-name="a472" text:class-names="">Modifiez le style du titre</text:span><text:span text:style-name="a473" text:class-names=""/></text:p>
        </draw:text-box>
        <svg:title/>
        <svg:desc/>
      </draw:frame>
      <draw:frame draw:id="id87" presentation:style-name="a479" draw:name="Picture Placeholder 2" svg:x="0in" svg:y="0in" svg:width="7.50845in" svg:height="8.26736in" presentation:class="graphic" presentation:placeholder="false">
        <draw:text-box>
          <text:p text:style-name="a478" text:class-names="" text:cond-style-name=""><text:span text:style-name="a476" text:class-names="">Cliquez sur l'icône pour ajouter une image</text:span><text:span text:style-name="a477" text:class-names=""/></text:p>
        </draw:text-box>
        <svg:title/>
        <svg:desc/>
      </draw:frame>
      <draw:frame draw:id="id88" presentation:style-name="a483" draw:name="Text Placeholder 3" svg:x="7.73079in" svg:y="2.92113in" svg:width="2.89388in" svg:height="3.96833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odifiez les styles du texte du masque</text:span></text:p>
            </text:list-item>
          </text:list>
        </draw:text-box>
        <svg:title/>
        <svg:desc/>
      </draw:frame>
      <draw:g draw:name="Group 11" draw:id="id89">
        <svg:title/>
        <svg:desc/>
        <draw:custom-shape svg:x="10.2752in" svg:y="7.54075in" svg:width="0.47405in" svg:height="0.47399in" draw:id="id92" draw:style-name="a492" draw:name="Oval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3193in" svg:y="7.58484in" svg:width="0.38585in" svg:height="0.38581in" draw:id="id93" draw:style-name="a493" draw:name="Oval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90" presentation:style-name="a486" draw:name="Date Placeholder 7" svg:x="7.22459in" svg:y="7.56188in" svg:width="2.96003in" svg:height="0.44016in" presentation:class="date-time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91" presentation:style-name="a490" draw:name="Slide Number Placeholder 9" svg:x="10.2278in" svg:y="7.56188in" svg:width="0.57878in" svg:height="0.44016in" presentation:class="page-number" presentation:placeholder="false">
        <draw:text-box>
          <text:p text:style-name="a489" text:class-names="" text:cond-style-name=""><text:span text:style-name="a487" text:class-names=""><text:page-number style:num-format="1" text:fixed="false"/></text:span><text:span text:style-name="a488" text:class-names=""/></text:p>
        </draw:text-box>
        <svg:title/>
        <svg:desc/>
      </draw:frame>
      <presentation:notes style:page-layout-name="pageLayout2" draw:style-name="a510">
        <draw:page-thumbnail svg:x="1.21063in" svg:y="0.88858in" svg:width="5.84567in" svg:height="4.38425in" presentation:class="page" draw:id="id8" presentation:style-name="a494" draw:name="Espace réservé de l'image des diapositives 1">
          <svg:title/>
          <svg:desc/>
        </draw:page-thumbnail>
        <draw:frame draw:id="id9" presentation:style-name="a497" draw:name="Espace réservé des commentaires 2" svg:x="0.82677in" svg:y="5.55394in" svg:width="6.61378in" svg:height="5.26142in" presentation:class="notes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0" presentation:style-name="a500" draw:name="Espace réservé de l'en-tête 3" svg:x="0in" svg:y="0in" svg:width="3.5878in" svg:height="0.58425in" presentation:class="head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1" presentation:style-name="a503" draw:name="Espace réservé de la date 4" svg:x="4.67953in" svg:y="0in" svg:width="3.5878in" svg:height="0.58425in" presentation:class="date-time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12" presentation:style-name="a506" draw:name="Espace réservé du pied de page 5" svg:x="0in" svg:y="11.10827in" svg:width="3.5878in" svg:height="0.58425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3" presentation:style-name="a509" draw:name="Espace réservé du numéro de diapositive 6" svg:x="4.67953in" svg:y="11.10827in" svg:width="3.5878in" svg:height="0.58425in" presentation:class="page-number" presentation:placeholder="false">
          <draw:text-box>
            <text:p text:style-name="a508" text:class-names="" text:cond-style-name=""><text:span text:style-name="a5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11">
      <draw:g draw:name="Group 11" draw:id="id94">
        <svg:title/>
        <svg:desc/>
        <draw:custom-shape svg:x="10.2752in" svg:y="7.54075in" svg:width="0.47405in" svg:height="0.47399in" draw:id="id100" draw:layer="Master1-bg" draw:style-name="a545" draw:name="Oval 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3193in" svg:y="7.58484in" svg:width="0.38585in" svg:height="0.38581in" draw:id="id101" draw:layer="Master1-bg" draw:style-name="a546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95" presentation:style-name="a515" draw:name="Title 1" svg:x="0.82682in" svg:y="0.58423in" svg:width="9.37066in" svg:height="1.94007in" presentation:class="title" presentation:placeholder="false">
        <draw:text-box>
          <text:p text:style-name="a514" text:class-names="" text:cond-style-name=""><text:span text:style-name="a512" text:class-names="">Modifiez le style du titre</text:span><text:span text:style-name="a513" text:class-names=""/></text:p>
        </draw:text-box>
        <svg:title/>
        <svg:desc/>
      </draw:frame>
      <draw:frame draw:id="id96" presentation:style-name="a532" draw:name="Vertical Text Placeholder 2" svg:x="0.82682in" svg:y="2.55737in" svg:width="9.37066in" svg:height="4.88325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Modifiez les styles du texte du masque</text:span></text:p>
            </text:list-item>
          </text:list>
          <text:list text:style-name="a521">
            <text:list-item>
              <text:list text:style-name="a521">
                <text:list-item>
                  <text:p text:style-name="a520" text:class-names="" text:cond-style-name=""><text:span text:style-name="a519" text:class-names="">Deuxième niveau</text:span></text:p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p text:style-name="a523" text:class-names="" text:cond-style-name=""><text:span text:style-name="a5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list text:style-name="a527">
                        <text:list-item>
                          <text:p text:style-name="a526" text:class-names="" text:cond-style-name=""><text:span text:style-name="a5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list text:style-name="a531">
                            <text:list-item>
                              <text:p text:style-name="a530" text:class-names="" text:cond-style-name=""><text:span text:style-name="a528" text:class-names="">Cinquième niveau</text:span><text:span text:style-name="a5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535" draw:name="Date Placeholder 6" svg:x="7.22459in" svg:y="7.56188in" svg:width="2.96003in" svg:height="0.44016in" presentation:class="date-time" presentation:placeholder="false">
        <draw:text-box>
          <text:p text:style-name="a534" text:class-names="" text:cond-style-name=""><text:span text:style-name="a533" text:class-names=""/></text:p>
        </draw:text-box>
        <svg:title/>
        <svg:desc/>
      </draw:frame>
      <draw:frame draw:id="id98" presentation:style-name="a539" draw:name="Footer Placeholder 7" svg:x="0.82682in" svg:y="7.56188in" svg:width="5.72161in" svg:height="0.44016in" presentation:class="footer" presentation:placeholder="false">
        <draw:text-box>
          <text:p text:style-name="a538" text:class-names="" text:cond-style-name=""><text:span text:style-name="a536" text:class-names="">CADIOT – OSHIRO M2CCI Projet PHP</text:span><text:span text:style-name="a537" text:class-names=""/></text:p>
        </draw:text-box>
        <svg:title/>
        <svg:desc/>
      </draw:frame>
      <draw:frame draw:id="id99" presentation:style-name="a543" draw:name="Slide Number Placeholder 8" svg:x="10.2278in" svg:y="7.56188in" svg:width="0.57878in" svg:height="0.44016in" presentation:class="page-number" presentation:placeholder="false">
        <draw:text-box>
          <text:p text:style-name="a542" text:class-names="" text:cond-style-name=""><text:span text:style-name="a540" text:class-names=""><text:page-number style:num-format="1" text:fixed="false"/></text:span><text:span text:style-name="a541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8" presentation:style-name="a547" draw:name="Espace réservé de l'image des diapositives 1">
          <svg:title/>
          <svg:desc/>
        </draw:page-thumbnail>
        <draw:frame draw:id="id9" presentation:style-name="a550" draw:name="Espace réservé des commentaires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0" presentation:style-name="a553" draw:name="Espace réservé de l'en-tête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1" presentation:style-name="a556" draw:name="Espace réservé de la date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2" presentation:style-name="a559" draw:name="Espace réservé du pied de page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3" presentation:style-name="a562" draw:name="Espace réservé du numéro de diapositive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64">
      <draw:g draw:name="Group 11" draw:id="id102">
        <svg:title/>
        <svg:desc/>
        <draw:custom-shape svg:x="10.2752in" svg:y="7.54075in" svg:width="0.47405in" svg:height="0.47399in" draw:id="id108" draw:layer="Master1-bg" draw:style-name="a598" draw:name="Oval 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3193in" svg:y="7.58484in" svg:width="0.38585in" svg:height="0.38581in" draw:id="id109" draw:layer="Master1-bg" draw:style-name="a599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03" presentation:style-name="a568" draw:name="Vertical Title 1" svg:x="7.88927in" svg:y="0.64302in" svg:width="2.30821in" svg:height="6.79761in" presentation:class="title" presentation:placeholder="false">
        <draw:text-box>
          <text:p text:style-name="a567" text:class-names="" text:cond-style-name=""><text:span text:style-name="a565" text:class-names="">Modifiez le style du titre</text:span><text:span text:style-name="a566" text:class-names=""/></text:p>
        </draw:text-box>
        <svg:title/>
        <svg:desc/>
      </draw:frame>
      <draw:frame draw:id="id104" presentation:style-name="a585" draw:name="Vertical Text Placeholder 2" svg:x="0.96463in" svg:y="0.64302in" svg:width="6.78684in" svg:height="6.79761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Modifiez les styles du texte du masque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Deuxième niveau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Cinquième niveau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88" draw:name="Date Placeholder 6" svg:x="7.22459in" svg:y="7.56188in" svg:width="2.96003in" svg:height="0.44016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106" presentation:style-name="a592" draw:name="Footer Placeholder 7" svg:x="0.82682in" svg:y="7.56188in" svg:width="5.72161in" svg:height="0.44016in" presentation:class="footer" presentation:placeholder="false">
        <draw:text-box>
          <text:p text:style-name="a591" text:class-names="" text:cond-style-name=""><text:span text:style-name="a589" text:class-names="">CADIOT – OSHIRO M2CCI Projet PHP</text:span><text:span text:style-name="a590" text:class-names=""/></text:p>
        </draw:text-box>
        <svg:title/>
        <svg:desc/>
      </draw:frame>
      <draw:frame draw:id="id107" presentation:style-name="a596" draw:name="Slide Number Placeholder 8" svg:x="10.2278in" svg:y="7.56188in" svg:width="0.57878in" svg:height="0.44016in" presentation:class="page-number" presentation:placeholder="false">
        <draw:text-box>
          <text:p text:style-name="a595" text:class-names="" text:cond-style-name=""><text:span text:style-name="a593" text:class-names=""><text:page-number style:num-format="1" text:fixed="false"/></text:span><text:span text:style-name="a594" text:class-names=""/></text:p>
        </draw:text-box>
        <svg:title/>
        <svg:desc/>
      </draw:frame>
      <presentation:notes style:page-layout-name="pageLayout2" draw:style-name="a616">
        <draw:page-thumbnail svg:x="1.21063in" svg:y="0.88858in" svg:width="5.84567in" svg:height="4.38425in" presentation:class="page" draw:id="id8" presentation:style-name="a600" draw:name="Espace réservé de l'image des diapositives 1">
          <svg:title/>
          <svg:desc/>
        </draw:page-thumbnail>
        <draw:frame draw:id="id9" presentation:style-name="a603" draw:name="Espace réservé des commentaires 2" svg:x="0.82677in" svg:y="5.55394in" svg:width="6.61378in" svg:height="5.26142in" presentation:class="notes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0" presentation:style-name="a606" draw:name="Espace réservé de l'en-tête 3" svg:x="0in" svg:y="0in" svg:width="3.5878in" svg:height="0.58425in" presentation:class="head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1" presentation:style-name="a609" draw:name="Espace réservé de la date 4" svg:x="4.67953in" svg:y="0in" svg:width="3.5878in" svg:height="0.58425in" presentation:class="date-time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2" presentation:style-name="a612" draw:name="Espace réservé du pied de page 5" svg:x="0in" svg:y="11.10827in" svg:width="3.5878in" svg:height="0.58425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3" presentation:style-name="a615" draw:name="Espace réservé du numéro de diapositive 6" svg:x="4.67953in" svg:y="11.10827in" svg:width="3.5878in" svg:height="0.58425in" presentation:class="page-number" presentation:placeholder="false">
          <draw:text-box>
            <text:p text:style-name="a614" text:class-names="" text:cond-style-name=""><text:span text:style-name="a61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17">
      <draw:frame draw:id="id110" presentation:style-name="a620" draw:name="Espace réservé de l'en-tête 1" svg:x="0in" svg:y="0in" svg:width="3.5878in" svg:height="0.58425in" presentation:class="header" presentation:placeholder="false">
        <draw:text-box>
          <text:p text:style-name="a619" text:class-names="" text:cond-style-name=""><text:span text:style-name="a618" text:class-names=""/></text:p>
        </draw:text-box>
        <svg:title/>
        <svg:desc/>
      </draw:frame>
      <draw:frame draw:id="id111" presentation:style-name="a623" draw:name="Espace réservé de la date 2" svg:x="4.67953in" svg:y="0in" svg:width="3.5878in" svg:height="0.58425in" presentation:class="date-time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112" presentation:style-name="a626" draw:name="Espace réservé du pied de page 3" svg:x="0in" svg:y="11.10827in" svg:width="3.5878in" svg:height="0.58425in" presentation:class="footer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113" presentation:style-name="a629" draw:name="Espace réservé du numéro de diapositive 4" svg:x="4.67953in" svg:y="11.10827in" svg:width="3.5878in" svg:height="0.58425in" presentation:class="page-number" presentation:placeholder="false">
        <draw:text-box>
          <text:p text:style-name="a628" text:class-names="" text:cond-style-name=""><text:span text:style-name="a627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PHP</dc:title>
    <meta:initial-creator>Vince</meta:initial-creator>
    <dc:creator>Vince</dc:creator>
    <meta:creation-date>2017-01-18T10:11:40Z</meta:creation-date>
    <dc:date>2017-01-18T19:17:31Z</dc:date>
    <meta:template xlink:href="TM03090434%5b%5bfn=Type%20de%20bois%5d%5d" xlink:type="simple"/>
    <meta:editing-cycles>4</meta:editing-cycles>
    <meta:editing-duration>PT1282S</meta:editing-duration>
    <meta:document-statistic meta:paragraph-count="107" meta:word-count="140"/>
  </office:meta>
</office:document-meta>
</file>